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251.26pt"/>
    </style:style>
    <style:style style:name="co7" style:family="table-column">
      <style:table-column-properties fo:break-before="auto" style:column-width="76.51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18pt"/>
    </style:style>
    <style:style style:name="co12" style:family="table-column">
      <style:table-column-properties fo:break-before="auto" style:column-width="218.24pt"/>
    </style:style>
    <style:style style:name="co13" style:family="table-column">
      <style:table-column-properties fo:break-before="auto" style:column-width="60.01pt"/>
    </style:style>
    <style:style style:name="co14" style:family="table-column">
      <style:table-column-properties fo:break-before="auto" style:column-width="84.76pt"/>
    </style:style>
    <style:style style:name="co15" style:family="table-column">
      <style:table-column-properties fo:break-before="auto" style:column-width="69pt"/>
    </style:style>
    <style:style style:name="co16" style:family="table-column">
      <style:table-column-properties fo:break-before="auto" style:column-width="39pt"/>
    </style:style>
    <style:style style:name="co17" style:family="table-column">
      <style:table-column-properties fo:break-before="auto" style:column-width="72pt"/>
    </style:style>
    <style:style style:name="co18" style:family="table-column">
      <style:table-column-properties fo:break-before="auto" style:column-width="61.51pt"/>
    </style:style>
    <style:style style:name="co19" style:family="table-column">
      <style:table-column-properties fo:break-before="auto" style:column-width="16.5pt"/>
    </style:style>
    <style:style style:name="co20" style:family="table-column">
      <style:table-column-properties fo:break-before="auto" style:column-width="64.49pt"/>
    </style:style>
    <style:style style:name="co21" style:family="table-column">
      <style:table-column-properties fo:break-before="auto" style:column-width="74.24pt"/>
    </style:style>
    <style:style style:name="co22" style:family="table-column">
      <style:table-column-properties fo:break-before="auto" style:column-width="44.25pt"/>
    </style:style>
    <style:style style:name="co23" style:family="table-column">
      <style:table-column-properties fo:break-before="auto" style:column-width="137.25pt"/>
    </style:style>
    <style:style style:name="co24" style:family="table-column">
      <style:table-column-properties fo:break-before="auto" style:column-width="78.75pt"/>
    </style:style>
    <style:style style:name="co25" style:family="table-column">
      <style:table-column-properties fo:break-before="auto" style:column-width="54.74pt"/>
    </style:style>
    <style:style style:name="co26" style:family="table-column">
      <style:table-column-properties fo:break-before="auto" style:column-width="59.24pt"/>
    </style:style>
    <style:style style:name="co27" style:family="table-column">
      <style:table-column-properties fo:break-before="auto" style:column-width="73.5pt"/>
    </style:style>
    <style:style style:name="co28" style:family="table-column">
      <style:table-column-properties fo:break-before="auto" style:column-width="75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22.51pt"/>
    </style:style>
    <style:style style:name="co31" style:family="table-column">
      <style:table-column-properties fo:break-before="auto" style:column-width="48.76pt"/>
    </style:style>
    <style:style style:name="co32" style:family="table-column">
      <style:table-column-properties fo:break-before="auto" style:column-width="249pt"/>
    </style:style>
    <style:style style:name="co33" style:family="table-column">
      <style:table-column-properties fo:break-before="auto" style:column-width="152.25pt"/>
    </style:style>
    <style:style style:name="co34" style:family="table-column">
      <style:table-column-properties fo:break-before="auto" style:column-width="132.01pt"/>
    </style:style>
    <style:style style:name="co35" style:family="table-column">
      <style:table-column-properties fo:break-before="auto" style:column-width="26.25pt"/>
    </style:style>
    <style:style style:name="co36" style:family="table-column">
      <style:table-column-properties fo:break-before="auto" style:column-width="262.49pt"/>
    </style:style>
    <style:style style:name="co37" style:family="table-column">
      <style:table-column-properties fo:break-before="auto" style:column-width="153.01pt"/>
    </style:style>
    <style:style style:name="co38" style:family="table-column">
      <style:table-column-properties fo:break-before="auto" style:column-width="81.01pt"/>
    </style:style>
    <style:style style:name="co39" style:family="table-column">
      <style:table-column-properties fo:break-before="auto" style:column-width="82.49pt"/>
    </style:style>
    <style:style style:name="co40" style:family="table-column">
      <style:table-column-properties fo:break-before="auto" style:column-width="63.75pt"/>
    </style:style>
    <style:style style:name="co41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23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 style:data-style-name="N0">
      <style:table-cell-properties style:cell-protect="protected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8" style:family="table-cell" style:parent-style-name="Default" style:data-style-name="N121">
      <style:table-cell-properties style:cell-protect="none" style:print-content="true"/>
    </style:style>
    <style:style style:name="ce32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00" style:cell-protect="protected" style:print-content="true"/>
    </style:style>
    <style:style style:name="ce41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/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ce53" style:family="table-cell" style:parent-style-name="Default" style:data-style-name="N43">
      <style:table-cell-properties style:cell-protect="none" style:print-content="true"/>
    </style:style>
    <style:style style:name="gr1" style:family="graphic">
      <style:graphic-properties draw:marker-start-width="5.67pt" draw:marker-start-center="false" draw:fill="solid" draw:fill-color="#ffffff" draw:auto-grow-height="true" draw:auto-grow-width="false" fo:min-height="60.01pt" draw:shadow="hidden" draw:shadow-offset-x="2.83pt" draw:shadow-offset-y="2.83pt"/>
    </style:style>
    <style:style style:name="gr2" style:family="graphic">
      <style:graphic-properties draw:marker-start-width="5.67pt" draw:marker-start-center="false" draw:fill="solid" draw:fill-color="#ffffff" draw:auto-grow-height="true" draw:auto-grow-width="false" fo:min-height="255.74pt" draw:shadow="hidden" draw:shadow-offset-x="2.83pt" draw:shadow-offset-y="2.83pt"/>
    </style:style>
    <style:style style:name="gr3" style:family="graphic">
      <style:graphic-properties draw:marker-start-width="5.67pt" draw:marker-start-center="false" draw:fill="solid" draw:fill-color="#ffffff" draw:auto-grow-height="true" draw:auto-grow-width="false" fo:min-height="181.5pt" draw:shadow="hidden" draw:shadow-offset-x="2.83pt" draw:shadow-offset-y="2.83pt"/>
    </style:style>
    <style:style style:name="gr4" style:family="graphic">
      <style:graphic-properties draw:marker-start-width="5.67pt" draw:marker-start-center="false" draw:fill="solid" draw:fill-color="#ffffff" draw:auto-grow-height="true" draw:auto-grow-width="false" fo:min-height="182.24pt" draw:shadow="hidden" draw:shadow-offset-x="2.83pt" draw:shadow-offset-y="2.83pt"/>
    </style:style>
    <style:style style:name="P1" style:family="paragraph"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tracked-changes>
        <table:cell-content-change table:id="ct1">
          <table:cell-address table:column="0" table:row="1" table:table="0"/>
          <office:change-info>
            <dc:creator> </dc:creator>
            <dc:date>2020-02-03T17:03:47.664000000</dc:date>
          </office:change-info>
          <table:previous>
            <table:change-track-table-cell office:value-type="string">
              <text:p>Ethics and Engineering for Aerospace Engineering</text:p>
            </table:change-track-table-cell>
          </table:previous>
        </table:cell-content-change>
        <table:cell-content-change table:id="ct2">
          <table:cell-address table:column="1" table:row="1" table:table="0"/>
          <office:change-info>
            <dc:creator> </dc:creator>
            <dc:date>2020-02-03T17:04:02.224000000</dc:date>
          </office:change-info>
          <table:previous>
            <table:change-track-table-cell office:value-type="string">
              <text:p>WM0324LR</text:p>
            </table:change-track-table-cell>
          </table:previous>
        </table:cell-content-change>
        <table:cell-content-change table:id="ct3">
          <table:cell-address table:column="2" table:row="1" table:table="0"/>
          <office:change-info>
            <dc:creator> </dc:creator>
            <dc:date>2020-02-03T17:04:06.513000000</dc:date>
          </office:change-info>
          <table:previous>
            <table:change-track-table-cell office:value-type="string">
              <text:p>uni.eth</text:p>
            </table:change-track-table-cell>
          </table:previous>
        </table:cell-content-change>
        <table:cell-content-change table:id="ct4">
          <table:cell-address table:column="3" table:row="1" table:table="2"/>
          <office:change-info>
            <dc:creator> </dc:creator>
            <dc:date>2020-02-07T15:44:53.596000000</dc:date>
          </office:change-info>
          <table:previous>
            <table:change-track-table-cell/>
          </table:previous>
        </table:cell-content-change>
        <table:cell-content-change table:id="ct5">
          <table:cell-address table:column="7" table:row="1" table:table="2"/>
          <office:change-info>
            <dc:creator> </dc:creator>
            <dc:date>2020-02-07T15:44:58.180000000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2" table:table="2"/>
          <office:change-info>
            <dc:creator> </dc:creator>
            <dc:date>2020-02-07T15:45:05.917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7" table:row="2" table:table="2"/>
          <office:change-info>
            <dc:creator> </dc:creator>
            <dc:date>2020-02-07T15:45:08.280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3" table:table="2"/>
          <office:change-info>
            <dc:creator> </dc:creator>
            <dc:date>2020-02-07T15:45:27.404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7" table:row="3" table:table="2"/>
          <office:change-info>
            <dc:creator> </dc:creator>
            <dc:date>2020-02-07T15:45:29.767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1" table:table="3"/>
          <office:change-info>
            <dc:creator> </dc:creator>
            <dc:date>2020-02-07T15:52:24.201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">
          <table:cell-address table:column="1" table:row="2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">
          <table:cell-address table:column="1" table:row="3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3">
          <table:cell-address table:column="1" table:row="4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">
          <table:cell-address table:column="1" table:row="5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5">
          <table:cell-address table:column="1" table:row="6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6">
          <table:cell-address table:column="1" table:row="7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7">
          <table:cell-address table:column="1" table:row="8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8">
          <table:cell-address table:column="1" table:row="9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9">
          <table:cell-address table:column="1" table:row="10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0">
          <table:cell-address table:column="1" table:row="11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1">
          <table:cell-address table:column="1" table:row="12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2">
          <table:cell-address table:column="1" table:row="13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3">
          <table:cell-address table:column="1" table:row="14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4">
          <table:cell-address table:column="1" table:row="15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5">
          <table:cell-address table:column="1" table:row="16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6">
          <table:cell-address table:column="1" table:row="17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7">
          <table:cell-address table:column="1" table:row="18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8">
          <table:cell-address table:column="1" table:row="19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29">
          <table:cell-address table:column="1" table:row="20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0">
          <table:cell-address table:column="1" table:row="21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1">
          <table:cell-address table:column="1" table:row="22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2">
          <table:cell-address table:column="1" table:row="23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3">
          <table:cell-address table:column="1" table:row="24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4">
          <table:cell-address table:column="1" table:row="25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5">
          <table:cell-address table:column="1" table:row="26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6">
          <table:cell-address table:column="1" table:row="27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7">
          <table:cell-address table:column="1" table:row="28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8">
          <table:cell-address table:column="1" table:row="29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39">
          <table:cell-address table:column="1" table:row="30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40">
          <table:cell-address table:column="1" table:row="31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41">
          <table:cell-address table:column="1" table:row="32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42">
          <table:cell-address table:column="1" table:row="33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43">
          <table:cell-address table:column="1" table:row="34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44">
          <table:cell-address table:column="1" table:row="35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45">
          <table:cell-address table:column="1" table:row="36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46">
          <table:cell-address table:column="1" table:row="37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47">
          <table:cell-address table:column="1" table:row="38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48">
          <table:cell-address table:column="1" table:row="39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49">
          <table:cell-address table:column="1" table:row="40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50">
          <table:cell-address table:column="1" table:row="41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51">
          <table:cell-address table:column="1" table:row="42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52">
          <table:cell-address table:column="1" table:row="43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53">
          <table:cell-address table:column="1" table:row="44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54">
          <table:cell-address table:column="1" table:row="45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55">
          <table:cell-address table:column="1" table:row="46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56">
          <table:cell-address table:column="1" table:row="47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57">
          <table:cell-address table:column="1" table:row="48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58">
          <table:cell-address table:column="1" table:row="49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59">
          <table:cell-address table:column="1" table:row="50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60">
          <table:cell-address table:column="1" table:row="51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61">
          <table:cell-address table:column="1" table:row="52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62">
          <table:cell-address table:column="1" table:row="53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63">
          <table:cell-address table:column="1" table:row="54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64">
          <table:cell-address table:column="1" table:row="55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65">
          <table:cell-address table:column="1" table:row="56" table:table="3"/>
          <office:change-info>
            <dc:creator> </dc:creator>
            <dc:date>2020-02-07T15:52:24.202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66">
          <table:cell-address table:column="2" table:row="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"/>
          </table:previous>
        </table:cell-content-change>
        <table:cell-content-change table:id="ct67">
          <table:cell-address table:column="2" table:row="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"/>
          </table:previous>
        </table:cell-content-change>
        <table:cell-content-change table:id="ct68">
          <table:cell-address table:column="2" table:row="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"/>
          </table:previous>
        </table:cell-content-change>
        <table:cell-content-change table:id="ct69">
          <table:cell-address table:column="2" table:row="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"/>
          </table:previous>
        </table:cell-content-change>
        <table:cell-content-change table:id="ct70">
          <table:cell-address table:column="2" table:row="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2"/>
          </table:previous>
        </table:cell-content-change>
        <table:cell-content-change table:id="ct71">
          <table:cell-address table:column="2" table:row="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2"/>
          </table:previous>
        </table:cell-content-change>
        <table:cell-content-change table:id="ct72">
          <table:cell-address table:column="2" table:row="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2"/>
          </table:previous>
        </table:cell-content-change>
        <table:cell-content-change table:id="ct73">
          <table:cell-address table:column="2" table:row="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2"/>
          </table:previous>
        </table:cell-content-change>
        <table:cell-content-change table:id="ct74">
          <table:cell-address table:column="2" table:row="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"/>
          </table:previous>
        </table:cell-content-change>
        <table:cell-content-change table:id="ct75">
          <table:cell-address table:column="2" table:row="1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"/>
          </table:previous>
        </table:cell-content-change>
        <table:cell-content-change table:id="ct76">
          <table:cell-address table:column="2" table:row="1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"/>
          </table:previous>
        </table:cell-content-change>
        <table:cell-content-change table:id="ct77">
          <table:cell-address table:column="2" table:row="1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"/>
          </table:previous>
        </table:cell-content-change>
        <table:cell-content-change table:id="ct78">
          <table:cell-address table:column="2" table:row="1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79">
          <table:cell-address table:column="2" table:row="1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80">
          <table:cell-address table:column="2" table:row="1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81">
          <table:cell-address table:column="2" table:row="1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82">
          <table:cell-address table:column="2" table:row="1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83">
          <table:cell-address table:column="2" table:row="1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84">
          <table:cell-address table:column="2" table:row="1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85">
          <table:cell-address table:column="2" table:row="2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86">
          <table:cell-address table:column="2" table:row="2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6"/>
          </table:previous>
        </table:cell-content-change>
        <table:cell-content-change table:id="ct87">
          <table:cell-address table:column="2" table:row="2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6"/>
          </table:previous>
        </table:cell-content-change>
        <table:cell-content-change table:id="ct88">
          <table:cell-address table:column="2" table:row="2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6"/>
          </table:previous>
        </table:cell-content-change>
        <table:cell-content-change table:id="ct89">
          <table:cell-address table:column="2" table:row="2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6"/>
          </table:previous>
        </table:cell-content-change>
        <table:cell-content-change table:id="ct90">
          <table:cell-address table:column="2" table:row="2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6"/>
          </table:previous>
        </table:cell-content-change>
        <table:cell-content-change table:id="ct91">
          <table:cell-address table:column="2" table:row="2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7"/>
          </table:previous>
        </table:cell-content-change>
        <table:cell-content-change table:id="ct92">
          <table:cell-address table:column="2" table:row="2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7"/>
          </table:previous>
        </table:cell-content-change>
        <table:cell-content-change table:id="ct93">
          <table:cell-address table:column="2" table:row="2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7"/>
          </table:previous>
        </table:cell-content-change>
        <table:cell-content-change table:id="ct94">
          <table:cell-address table:column="2" table:row="2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7"/>
          </table:previous>
        </table:cell-content-change>
        <table:cell-content-change table:id="ct95">
          <table:cell-address table:column="2" table:row="3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7"/>
          </table:previous>
        </table:cell-content-change>
        <table:cell-content-change table:id="ct96">
          <table:cell-address table:column="2" table:row="3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8"/>
          </table:previous>
        </table:cell-content-change>
        <table:cell-content-change table:id="ct97">
          <table:cell-address table:column="2" table:row="3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8"/>
          </table:previous>
        </table:cell-content-change>
        <table:cell-content-change table:id="ct98">
          <table:cell-address table:column="2" table:row="3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8"/>
          </table:previous>
        </table:cell-content-change>
        <table:cell-content-change table:id="ct99">
          <table:cell-address table:column="2" table:row="3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8"/>
          </table:previous>
        </table:cell-content-change>
        <table:cell-content-change table:id="ct100">
          <table:cell-address table:column="2" table:row="3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8"/>
          </table:previous>
        </table:cell-content-change>
        <table:cell-content-change table:id="ct101">
          <table:cell-address table:column="2" table:row="3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9"/>
          </table:previous>
        </table:cell-content-change>
        <table:cell-content-change table:id="ct102">
          <table:cell-address table:column="2" table:row="3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9"/>
          </table:previous>
        </table:cell-content-change>
        <table:cell-content-change table:id="ct103">
          <table:cell-address table:column="2" table:row="3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9"/>
          </table:previous>
        </table:cell-content-change>
        <table:cell-content-change table:id="ct104">
          <table:cell-address table:column="2" table:row="3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9"/>
          </table:previous>
        </table:cell-content-change>
        <table:cell-content-change table:id="ct105">
          <table:cell-address table:column="2" table:row="4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9"/>
          </table:previous>
        </table:cell-content-change>
        <table:cell-content-change table:id="ct106">
          <table:cell-address table:column="2" table:row="4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0"/>
          </table:previous>
        </table:cell-content-change>
        <table:cell-content-change table:id="ct107">
          <table:cell-address table:column="2" table:row="4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0"/>
          </table:previous>
        </table:cell-content-change>
        <table:cell-content-change table:id="ct108">
          <table:cell-address table:column="2" table:row="4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0"/>
          </table:previous>
        </table:cell-content-change>
        <table:cell-content-change table:id="ct109">
          <table:cell-address table:column="2" table:row="4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0"/>
          </table:previous>
        </table:cell-content-change>
        <table:cell-content-change table:id="ct110">
          <table:cell-address table:column="2" table:row="4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0"/>
          </table:previous>
        </table:cell-content-change>
        <table:cell-content-change table:id="ct111">
          <table:cell-address table:column="2" table:row="4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9"/>
          </table:previous>
        </table:cell-content-change>
        <table:cell-content-change table:id="ct112">
          <table:cell-address table:column="2" table:row="4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9"/>
          </table:previous>
        </table:cell-content-change>
        <table:cell-content-change table:id="ct113">
          <table:cell-address table:column="2" table:row="4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9"/>
          </table:previous>
        </table:cell-content-change>
        <table:cell-content-change table:id="ct114">
          <table:cell-address table:column="2" table:row="4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9"/>
          </table:previous>
        </table:cell-content-change>
        <table:cell-content-change table:id="ct115">
          <table:cell-address table:column="2" table:row="5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9"/>
          </table:previous>
        </table:cell-content-change>
        <table:cell-content-change table:id="ct116">
          <table:cell-address table:column="2" table:row="5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9"/>
          </table:previous>
        </table:cell-content-change>
        <table:cell-content-change table:id="ct117">
          <table:cell-address table:column="2" table:row="5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0"/>
          </table:previous>
        </table:cell-content-change>
        <table:cell-content-change table:id="ct118">
          <table:cell-address table:column="2" table:row="5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0"/>
          </table:previous>
        </table:cell-content-change>
        <table:cell-content-change table:id="ct119">
          <table:cell-address table:column="2" table:row="5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0"/>
          </table:previous>
        </table:cell-content-change>
        <table:cell-content-change table:id="ct120">
          <table:cell-address table:column="2" table:row="5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0"/>
          </table:previous>
        </table:cell-content-change>
        <table:cell-content-change table:id="ct121">
          <table:cell-address table:column="2" table:row="5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0"/>
          </table:previous>
        </table:cell-content-change>
        <table:cell-content-change table:id="ct122">
          <table:cell-address table:column="3" table:row="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123">
          <table:cell-address table:column="3" table:row="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124">
          <table:cell-address table:column="3" table:row="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125">
          <table:cell-address table:column="3" table:row="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126">
          <table:cell-address table:column="3" table:row="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127">
          <table:cell-address table:column="3" table:row="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128">
          <table:cell-address table:column="3" table:row="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129">
          <table:cell-address table:column="3" table:row="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130">
          <table:cell-address table:column="3" table:row="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131">
          <table:cell-address table:column="3" table:row="1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132">
          <table:cell-address table:column="3" table:row="1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133">
          <table:cell-address table:column="3" table:row="1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134">
          <table:cell-address table:column="3" table:row="1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135">
          <table:cell-address table:column="3" table:row="1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136">
          <table:cell-address table:column="3" table:row="1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137">
          <table:cell-address table:column="3" table:row="1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138">
          <table:cell-address table:column="3" table:row="1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139">
          <table:cell-address table:column="3" table:row="1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140">
          <table:cell-address table:column="3" table:row="1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141">
          <table:cell-address table:column="3" table:row="2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142">
          <table:cell-address table:column="3" table:row="2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143">
          <table:cell-address table:column="3" table:row="2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144">
          <table:cell-address table:column="3" table:row="2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145">
          <table:cell-address table:column="3" table:row="2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146">
          <table:cell-address table:column="3" table:row="2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147">
          <table:cell-address table:column="3" table:row="2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148">
          <table:cell-address table:column="3" table:row="2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149">
          <table:cell-address table:column="3" table:row="2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150">
          <table:cell-address table:column="3" table:row="2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151">
          <table:cell-address table:column="3" table:row="3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152">
          <table:cell-address table:column="3" table:row="3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153">
          <table:cell-address table:column="3" table:row="3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154">
          <table:cell-address table:column="3" table:row="3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155">
          <table:cell-address table:column="3" table:row="3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156">
          <table:cell-address table:column="3" table:row="3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157">
          <table:cell-address table:column="3" table:row="36" table:table="3"/>
          <office:change-info>
            <dc:creator> </dc:creator>
            <dc:date>2020-02-07T15:52:24.203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158">
          <table:cell-address table:column="3" table:row="37" table:table="3"/>
          <office:change-info>
            <dc:creator> </dc:creator>
            <dc:date>2020-02-07T15:52:24.203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159">
          <table:cell-address table:column="3" table:row="38" table:table="3"/>
          <office:change-info>
            <dc:creator> </dc:creator>
            <dc:date>2020-02-07T15:52:24.203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160">
          <table:cell-address table:column="3" table:row="39" table:table="3"/>
          <office:change-info>
            <dc:creator> </dc:creator>
            <dc:date>2020-02-07T15:52:24.203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161">
          <table:cell-address table:column="3" table:row="40" table:table="3"/>
          <office:change-info>
            <dc:creator> </dc:creator>
            <dc:date>2020-02-07T15:52:24.203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162">
          <table:cell-address table:column="3" table:row="41" table:table="3"/>
          <office:change-info>
            <dc:creator> </dc:creator>
            <dc:date>2020-02-07T15:52:24.203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163">
          <table:cell-address table:column="3" table:row="42" table:table="3"/>
          <office:change-info>
            <dc:creator> </dc:creator>
            <dc:date>2020-02-07T15:52:24.203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164">
          <table:cell-address table:column="3" table:row="43" table:table="3"/>
          <office:change-info>
            <dc:creator> </dc:creator>
            <dc:date>2020-02-07T15:52:24.203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165">
          <table:cell-address table:column="3" table:row="44" table:table="3"/>
          <office:change-info>
            <dc:creator> </dc:creator>
            <dc:date>2020-02-07T15:52:24.203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166">
          <table:cell-address table:column="3" table:row="45" table:table="3"/>
          <office:change-info>
            <dc:creator> </dc:creator>
            <dc:date>2020-02-07T15:52:24.203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167">
          <table:cell-address table:column="3" table:row="4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168">
          <table:cell-address table:column="3" table:row="4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169">
          <table:cell-address table:column="3" table:row="4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170">
          <table:cell-address table:column="3" table:row="4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171">
          <table:cell-address table:column="3" table:row="5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172">
          <table:cell-address table:column="3" table:row="5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173">
          <table:cell-address table:column="3" table:row="5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174">
          <table:cell-address table:column="3" table:row="5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175">
          <table:cell-address table:column="3" table:row="5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176">
          <table:cell-address table:column="3" table:row="5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177">
          <table:cell-address table:column="3" table:row="5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178">
          <table:cell-address table:column="4" table:row="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79">
          <table:cell-address table:column="4" table:row="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80">
          <table:cell-address table:column="4" table:row="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81">
          <table:cell-address table:column="4" table:row="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82">
          <table:cell-address table:column="4" table:row="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83">
          <table:cell-address table:column="4" table:row="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84">
          <table:cell-address table:column="4" table:row="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85">
          <table:cell-address table:column="4" table:row="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86">
          <table:cell-address table:column="4" table:row="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87">
          <table:cell-address table:column="4" table:row="1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88">
          <table:cell-address table:column="4" table:row="1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89">
          <table:cell-address table:column="4" table:row="1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90">
          <table:cell-address table:column="4" table:row="1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91">
          <table:cell-address table:column="4" table:row="1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92">
          <table:cell-address table:column="4" table:row="1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93">
          <table:cell-address table:column="4" table:row="1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94">
          <table:cell-address table:column="4" table:row="1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95">
          <table:cell-address table:column="4" table:row="1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96">
          <table:cell-address table:column="4" table:row="1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97">
          <table:cell-address table:column="4" table:row="2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198">
          <table:cell-address table:column="4" table:row="2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199">
          <table:cell-address table:column="4" table:row="2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00">
          <table:cell-address table:column="4" table:row="2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01">
          <table:cell-address table:column="4" table:row="2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02">
          <table:cell-address table:column="4" table:row="2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03">
          <table:cell-address table:column="4" table:row="2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04">
          <table:cell-address table:column="4" table:row="2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05">
          <table:cell-address table:column="4" table:row="2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06">
          <table:cell-address table:column="4" table:row="2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07">
          <table:cell-address table:column="4" table:row="3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08">
          <table:cell-address table:column="4" table:row="3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09">
          <table:cell-address table:column="4" table:row="3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10">
          <table:cell-address table:column="4" table:row="3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11">
          <table:cell-address table:column="4" table:row="3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12">
          <table:cell-address table:column="4" table:row="3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13">
          <table:cell-address table:column="4" table:row="3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14">
          <table:cell-address table:column="4" table:row="3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15">
          <table:cell-address table:column="4" table:row="3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16">
          <table:cell-address table:column="4" table:row="3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17">
          <table:cell-address table:column="4" table:row="4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18">
          <table:cell-address table:column="4" table:row="4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19">
          <table:cell-address table:column="4" table:row="4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20">
          <table:cell-address table:column="4" table:row="4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21">
          <table:cell-address table:column="4" table:row="4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22">
          <table:cell-address table:column="4" table:row="4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23">
          <table:cell-address table:column="4" table:row="4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6"/>
          </table:previous>
        </table:cell-content-change>
        <table:cell-content-change table:id="ct224">
          <table:cell-address table:column="4" table:row="4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6"/>
          </table:previous>
        </table:cell-content-change>
        <table:cell-content-change table:id="ct225">
          <table:cell-address table:column="4" table:row="4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6"/>
          </table:previous>
        </table:cell-content-change>
        <table:cell-content-change table:id="ct226">
          <table:cell-address table:column="4" table:row="4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6"/>
          </table:previous>
        </table:cell-content-change>
        <table:cell-content-change table:id="ct227">
          <table:cell-address table:column="4" table:row="5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6"/>
          </table:previous>
        </table:cell-content-change>
        <table:cell-content-change table:id="ct228">
          <table:cell-address table:column="4" table:row="5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6"/>
          </table:previous>
        </table:cell-content-change>
        <table:cell-content-change table:id="ct229">
          <table:cell-address table:column="4" table:row="5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30">
          <table:cell-address table:column="4" table:row="5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31">
          <table:cell-address table:column="4" table:row="5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32">
          <table:cell-address table:column="4" table:row="5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33">
          <table:cell-address table:column="4" table:row="5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5"/>
          </table:previous>
        </table:cell-content-change>
        <table:cell-content-change table:id="ct234">
          <table:cell-address table:column="5" table:row="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"/>
          </table:previous>
        </table:cell-content-change>
        <table:cell-content-change table:id="ct235">
          <table:cell-address table:column="5" table:row="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2"/>
          </table:previous>
        </table:cell-content-change>
        <table:cell-content-change table:id="ct236">
          <table:cell-address table:column="5" table:row="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"/>
          </table:previous>
        </table:cell-content-change>
        <table:cell-content-change table:id="ct237">
          <table:cell-address table:column="5" table:row="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238">
          <table:cell-address table:column="5" table:row="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"/>
          </table:previous>
        </table:cell-content-change>
        <table:cell-content-change table:id="ct239">
          <table:cell-address table:column="5" table:row="6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2"/>
          </table:previous>
        </table:cell-content-change>
        <table:cell-content-change table:id="ct240">
          <table:cell-address table:column="5" table:row="7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"/>
          </table:previous>
        </table:cell-content-change>
        <table:cell-content-change table:id="ct241">
          <table:cell-address table:column="5" table:row="8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242">
          <table:cell-address table:column="5" table:row="9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"/>
          </table:previous>
        </table:cell-content-change>
        <table:cell-content-change table:id="ct243">
          <table:cell-address table:column="5" table:row="10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2"/>
          </table:previous>
        </table:cell-content-change>
        <table:cell-content-change table:id="ct244">
          <table:cell-address table:column="5" table:row="11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"/>
          </table:previous>
        </table:cell-content-change>
        <table:cell-content-change table:id="ct245">
          <table:cell-address table:column="5" table:row="12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4"/>
          </table:previous>
        </table:cell-content-change>
        <table:cell-content-change table:id="ct246">
          <table:cell-address table:column="5" table:row="13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1"/>
          </table:previous>
        </table:cell-content-change>
        <table:cell-content-change table:id="ct247">
          <table:cell-address table:column="5" table:row="14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2"/>
          </table:previous>
        </table:cell-content-change>
        <table:cell-content-change table:id="ct248">
          <table:cell-address table:column="5" table:row="15" table:table="3"/>
          <office:change-info>
            <dc:creator> </dc:creator>
            <dc:date>2020-02-07T15:52:24.203000000</dc:date>
          </office:change-info>
          <table:previous>
            <table:change-track-table-cell office:value-type="float" office:value="3"/>
          </table:previous>
        </table:cell-content-change>
        <table:cell-content-change table:id="ct249">
          <table:cell-address table:column="5" table:row="16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4"/>
          </table:previous>
        </table:cell-content-change>
        <table:cell-content-change table:id="ct250">
          <table:cell-address table:column="5" table:row="17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"/>
          </table:previous>
        </table:cell-content-change>
        <table:cell-content-change table:id="ct251">
          <table:cell-address table:column="5" table:row="18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"/>
          </table:previous>
        </table:cell-content-change>
        <table:cell-content-change table:id="ct252">
          <table:cell-address table:column="5" table:row="19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3"/>
          </table:previous>
        </table:cell-content-change>
        <table:cell-content-change table:id="ct253">
          <table:cell-address table:column="5" table:row="20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4"/>
          </table:previous>
        </table:cell-content-change>
        <table:cell-content-change table:id="ct254">
          <table:cell-address table:column="5" table:row="21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"/>
          </table:previous>
        </table:cell-content-change>
        <table:cell-content-change table:id="ct255">
          <table:cell-address table:column="5" table:row="22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"/>
          </table:previous>
        </table:cell-content-change>
        <table:cell-content-change table:id="ct256">
          <table:cell-address table:column="5" table:row="23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3"/>
          </table:previous>
        </table:cell-content-change>
        <table:cell-content-change table:id="ct257">
          <table:cell-address table:column="5" table:row="24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4"/>
          </table:previous>
        </table:cell-content-change>
        <table:cell-content-change table:id="ct258">
          <table:cell-address table:column="5" table:row="25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5"/>
          </table:previous>
        </table:cell-content-change>
        <table:cell-content-change table:id="ct259">
          <table:cell-address table:column="5" table:row="26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"/>
          </table:previous>
        </table:cell-content-change>
        <table:cell-content-change table:id="ct260">
          <table:cell-address table:column="5" table:row="27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"/>
          </table:previous>
        </table:cell-content-change>
        <table:cell-content-change table:id="ct261">
          <table:cell-address table:column="5" table:row="28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3"/>
          </table:previous>
        </table:cell-content-change>
        <table:cell-content-change table:id="ct262">
          <table:cell-address table:column="5" table:row="29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4"/>
          </table:previous>
        </table:cell-content-change>
        <table:cell-content-change table:id="ct263">
          <table:cell-address table:column="5" table:row="30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5"/>
          </table:previous>
        </table:cell-content-change>
        <table:cell-content-change table:id="ct264">
          <table:cell-address table:column="5" table:row="31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"/>
          </table:previous>
        </table:cell-content-change>
        <table:cell-content-change table:id="ct265">
          <table:cell-address table:column="5" table:row="32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"/>
          </table:previous>
        </table:cell-content-change>
        <table:cell-content-change table:id="ct266">
          <table:cell-address table:column="5" table:row="33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3"/>
          </table:previous>
        </table:cell-content-change>
        <table:cell-content-change table:id="ct267">
          <table:cell-address table:column="5" table:row="34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4"/>
          </table:previous>
        </table:cell-content-change>
        <table:cell-content-change table:id="ct268">
          <table:cell-address table:column="5" table:row="35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5"/>
          </table:previous>
        </table:cell-content-change>
        <table:cell-content-change table:id="ct269">
          <table:cell-address table:column="5" table:row="36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"/>
          </table:previous>
        </table:cell-content-change>
        <table:cell-content-change table:id="ct270">
          <table:cell-address table:column="5" table:row="37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"/>
          </table:previous>
        </table:cell-content-change>
        <table:cell-content-change table:id="ct271">
          <table:cell-address table:column="5" table:row="38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3"/>
          </table:previous>
        </table:cell-content-change>
        <table:cell-content-change table:id="ct272">
          <table:cell-address table:column="5" table:row="39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4"/>
          </table:previous>
        </table:cell-content-change>
        <table:cell-content-change table:id="ct273">
          <table:cell-address table:column="5" table:row="40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5"/>
          </table:previous>
        </table:cell-content-change>
        <table:cell-content-change table:id="ct274">
          <table:cell-address table:column="5" table:row="41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"/>
          </table:previous>
        </table:cell-content-change>
        <table:cell-content-change table:id="ct275">
          <table:cell-address table:column="5" table:row="42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"/>
          </table:previous>
        </table:cell-content-change>
        <table:cell-content-change table:id="ct276">
          <table:cell-address table:column="5" table:row="43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3"/>
          </table:previous>
        </table:cell-content-change>
        <table:cell-content-change table:id="ct277">
          <table:cell-address table:column="5" table:row="44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4"/>
          </table:previous>
        </table:cell-content-change>
        <table:cell-content-change table:id="ct278">
          <table:cell-address table:column="5" table:row="45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5"/>
          </table:previous>
        </table:cell-content-change>
        <table:cell-content-change table:id="ct279">
          <table:cell-address table:column="5" table:row="46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"/>
          </table:previous>
        </table:cell-content-change>
        <table:cell-content-change table:id="ct280">
          <table:cell-address table:column="5" table:row="47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"/>
          </table:previous>
        </table:cell-content-change>
        <table:cell-content-change table:id="ct281">
          <table:cell-address table:column="5" table:row="48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3"/>
          </table:previous>
        </table:cell-content-change>
        <table:cell-content-change table:id="ct282">
          <table:cell-address table:column="5" table:row="49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4"/>
          </table:previous>
        </table:cell-content-change>
        <table:cell-content-change table:id="ct283">
          <table:cell-address table:column="5" table:row="50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5"/>
          </table:previous>
        </table:cell-content-change>
        <table:cell-content-change table:id="ct284">
          <table:cell-address table:column="5" table:row="51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6"/>
          </table:previous>
        </table:cell-content-change>
        <table:cell-content-change table:id="ct285">
          <table:cell-address table:column="5" table:row="52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"/>
          </table:previous>
        </table:cell-content-change>
        <table:cell-content-change table:id="ct286">
          <table:cell-address table:column="5" table:row="53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"/>
          </table:previous>
        </table:cell-content-change>
        <table:cell-content-change table:id="ct287">
          <table:cell-address table:column="5" table:row="54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3"/>
          </table:previous>
        </table:cell-content-change>
        <table:cell-content-change table:id="ct288">
          <table:cell-address table:column="5" table:row="55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4"/>
          </table:previous>
        </table:cell-content-change>
        <table:cell-content-change table:id="ct289">
          <table:cell-address table:column="5" table:row="56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5"/>
          </table:previous>
        </table:cell-content-change>
        <table:cell-content-change table:id="ct290">
          <table:cell-address table:column="6" table:row="1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291">
          <table:cell-address table:column="6" table:row="2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292">
          <table:cell-address table:column="6" table:row="3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293">
          <table:cell-address table:column="6" table:row="4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294">
          <table:cell-address table:column="6" table:row="5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295">
          <table:cell-address table:column="6" table:row="6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296">
          <table:cell-address table:column="6" table:row="7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297">
          <table:cell-address table:column="6" table:row="8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298">
          <table:cell-address table:column="6" table:row="9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299">
          <table:cell-address table:column="6" table:row="10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00">
          <table:cell-address table:column="6" table:row="11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01">
          <table:cell-address table:column="6" table:row="12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02">
          <table:cell-address table:column="6" table:row="13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03">
          <table:cell-address table:column="6" table:row="14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04">
          <table:cell-address table:column="6" table:row="15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05">
          <table:cell-address table:column="6" table:row="16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06">
          <table:cell-address table:column="6" table:row="17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07">
          <table:cell-address table:column="6" table:row="18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08">
          <table:cell-address table:column="6" table:row="19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09">
          <table:cell-address table:column="6" table:row="20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10">
          <table:cell-address table:column="6" table:row="21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11">
          <table:cell-address table:column="6" table:row="22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12">
          <table:cell-address table:column="6" table:row="23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13">
          <table:cell-address table:column="6" table:row="24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14">
          <table:cell-address table:column="6" table:row="25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15">
          <table:cell-address table:column="6" table:row="26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16">
          <table:cell-address table:column="6" table:row="27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17">
          <table:cell-address table:column="6" table:row="28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18">
          <table:cell-address table:column="6" table:row="29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19">
          <table:cell-address table:column="6" table:row="30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20">
          <table:cell-address table:column="6" table:row="31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21">
          <table:cell-address table:column="6" table:row="32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22">
          <table:cell-address table:column="6" table:row="33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23">
          <table:cell-address table:column="6" table:row="34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24">
          <table:cell-address table:column="6" table:row="35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25">
          <table:cell-address table:column="6" table:row="36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26">
          <table:cell-address table:column="6" table:row="37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27">
          <table:cell-address table:column="6" table:row="38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5"/>
          </table:previous>
        </table:cell-content-change>
        <table:cell-content-change table:id="ct328">
          <table:cell-address table:column="6" table:row="39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29">
          <table:cell-address table:column="6" table:row="40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30">
          <table:cell-address table:column="6" table:row="41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31">
          <table:cell-address table:column="6" table:row="42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32">
          <table:cell-address table:column="6" table:row="43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5"/>
          </table:previous>
        </table:cell-content-change>
        <table:cell-content-change table:id="ct333">
          <table:cell-address table:column="6" table:row="44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34">
          <table:cell-address table:column="6" table:row="45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5"/>
          </table:previous>
        </table:cell-content-change>
        <table:cell-content-change table:id="ct335">
          <table:cell-address table:column="6" table:row="46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36">
          <table:cell-address table:column="6" table:row="47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37">
          <table:cell-address table:column="6" table:row="48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0"/>
          </table:previous>
        </table:cell-content-change>
        <table:cell-content-change table:id="ct338">
          <table:cell-address table:column="6" table:row="49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8"/>
          </table:previous>
        </table:cell-content-change>
        <table:cell-content-change table:id="ct339">
          <table:cell-address table:column="6" table:row="50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2"/>
          </table:previous>
        </table:cell-content-change>
        <table:cell-content-change table:id="ct340">
          <table:cell-address table:column="6" table:row="51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10"/>
          </table:previous>
        </table:cell-content-change>
        <table:cell-content-change table:id="ct341">
          <table:cell-address table:column="6" table:row="52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42">
          <table:cell-address table:column="6" table:row="53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43">
          <table:cell-address table:column="6" table:row="54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44">
          <table:cell-address table:column="6" table:row="55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45">
          <table:cell-address table:column="6" table:row="56" table:table="3"/>
          <office:change-info>
            <dc:creator> </dc:creator>
            <dc:date>2020-02-07T15:52:24.204000000</dc:date>
          </office:change-info>
          <table:previous>
            <table:change-track-table-cell office:value-type="float" office:value="20"/>
          </table:previous>
        </table:cell-content-change>
        <table:cell-content-change table:id="ct346">
          <table:cell-address table:column="7" table:row="1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347">
          <table:cell-address table:column="7" table:row="2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348">
          <table:cell-address table:column="7" table:row="3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349">
          <table:cell-address table:column="7" table:row="4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350">
          <table:cell-address table:column="7" table:row="5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351">
          <table:cell-address table:column="7" table:row="6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352">
          <table:cell-address table:column="7" table:row="7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353">
          <table:cell-address table:column="7" table:row="8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354">
          <table:cell-address table:column="7" table:row="9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355">
          <table:cell-address table:column="7" table:row="10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356">
          <table:cell-address table:column="7" table:row="11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357">
          <table:cell-address table:column="7" table:row="12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Planetary Spectra</text:p>
            </table:change-track-table-cell>
          </table:previous>
        </table:cell-content-change>
        <table:cell-content-change table:id="ct358">
          <table:cell-address table:column="7" table:row="13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359">
          <table:cell-address table:column="7" table:row="14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360">
          <table:cell-address table:column="7" table:row="15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361">
          <table:cell-address table:column="7" table:row="16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Exoplanets and Planetary Spectra</text:p>
            </table:change-track-table-cell>
          </table:previous>
        </table:cell-content-change>
        <table:cell-content-change table:id="ct362">
          <table:cell-address table:column="7" table:row="17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Dynamics and Rings</text:p>
            </table:change-track-table-cell>
          </table:previous>
        </table:cell-content-change>
        <table:cell-content-change table:id="ct363">
          <table:cell-address table:column="7" table:row="18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364">
          <table:cell-address table:column="7" table:row="19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Radiation</text:p>
            </table:change-track-table-cell>
          </table:previous>
        </table:cell-content-change>
        <table:cell-content-change table:id="ct365">
          <table:cell-address table:column="7" table:row="20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Detecting Exomoons</text:p>
            </table:change-track-table-cell>
          </table:previous>
        </table:cell-content-change>
        <table:cell-content-change table:id="ct366">
          <table:cell-address table:column="7" table:row="21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Dynamics </text:p>
            </table:change-track-table-cell>
          </table:previous>
        </table:cell-content-change>
        <table:cell-content-change table:id="ct367">
          <table:cell-address table:column="7" table:row="22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368">
          <table:cell-address table:column="7" table:row="23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Solar system formation</text:p>
            </table:change-track-table-cell>
          </table:previous>
        </table:cell-content-change>
        <table:cell-content-change table:id="ct369">
          <table:cell-address table:column="7" table:row="24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370">
          <table:cell-address table:column="7" table:row="25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371">
          <table:cell-address table:column="7" table:row="26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372">
          <table:cell-address table:column="7" table:row="27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373">
          <table:cell-address table:column="7" table:row="28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374">
          <table:cell-address table:column="7" table:row="29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375">
          <table:cell-address table:column="7" table:row="30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376">
          <table:cell-address table:column="7" table:row="31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377">
          <table:cell-address table:column="7" table:row="32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378">
          <table:cell-address table:column="7" table:row="33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379">
          <table:cell-address table:column="7" table:row="34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380">
          <table:cell-address table:column="7" table:row="35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381">
          <table:cell-address table:column="7" table:row="36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382">
          <table:cell-address table:column="7" table:row="37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383">
          <table:cell-address table:column="7" table:row="38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384">
          <table:cell-address table:column="7" table:row="39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385">
          <table:cell-address table:column="7" table:row="40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386">
          <table:cell-address table:column="7" table:row="41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387">
          <table:cell-address table:column="7" table:row="42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388">
          <table:cell-address table:column="7" table:row="43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389">
          <table:cell-address table:column="7" table:row="44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390">
          <table:cell-address table:column="7" table:row="45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391">
          <table:cell-address table:column="7" table:row="46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392">
          <table:cell-address table:column="7" table:row="47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393">
          <table:cell-address table:column="7" table:row="48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Planetary Oceanography</text:p>
            </table:change-track-table-cell>
          </table:previous>
        </table:cell-content-change>
        <table:cell-content-change table:id="ct394">
          <table:cell-address table:column="7" table:row="49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Planetary Atmospheres</text:p>
            </table:change-track-table-cell>
          </table:previous>
        </table:cell-content-change>
        <table:cell-content-change table:id="ct395">
          <table:cell-address table:column="7" table:row="50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396">
          <table:cell-address table:column="7" table:row="51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Minor Bodies &amp; Comets</text:p>
            </table:change-track-table-cell>
          </table:previous>
        </table:cell-content-change>
        <table:cell-content-change table:id="ct397">
          <table:cell-address table:column="7" table:row="52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Small bodies and asteroids</text:p>
            </table:change-track-table-cell>
          </table:previous>
        </table:cell-content-change>
        <table:cell-content-change table:id="ct398">
          <table:cell-address table:column="7" table:row="53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399">
          <table:cell-address table:column="7" table:row="54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Orbits around a planet with an atmopshere</text:p>
            </table:change-track-table-cell>
          </table:previous>
        </table:cell-content-change>
        <table:cell-content-change table:id="ct400">
          <table:cell-address table:column="7" table:row="55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Planetary Temperatures</text:p>
            </table:change-track-table-cell>
          </table:previous>
        </table:cell-content-change>
        <table:cell-content-change table:id="ct401">
          <table:cell-address table:column="7" table:row="56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Cratering and surface age</text:p>
            </table:change-track-table-cell>
          </table:previous>
        </table:cell-content-change>
        <table:cell-content-change table:id="ct402">
          <table:cell-address table:column="8" table:row="1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03">
          <table:cell-address table:column="8" table:row="2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04">
          <table:cell-address table:column="8" table:row="3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05">
          <table:cell-address table:column="8" table:row="4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06">
          <table:cell-address table:column="8" table:row="5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07">
          <table:cell-address table:column="8" table:row="6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08">
          <table:cell-address table:column="8" table:row="7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09">
          <table:cell-address table:column="8" table:row="8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10">
          <table:cell-address table:column="8" table:row="9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11">
          <table:cell-address table:column="8" table:row="10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12">
          <table:cell-address table:column="8" table:row="11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13">
          <table:cell-address table:column="8" table:row="12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14">
          <table:cell-address table:column="8" table:row="13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15">
          <table:cell-address table:column="8" table:row="14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16">
          <table:cell-address table:column="8" table:row="15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17">
          <table:cell-address table:column="8" table:row="16" table:table="3"/>
          <office:change-info>
            <dc:creator> </dc:creator>
            <dc:date>2020-02-07T15:52:24.20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18">
          <table:cell-address table:column="8" table:row="17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19">
          <table:cell-address table:column="8" table:row="18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20">
          <table:cell-address table:column="8" table:row="19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21">
          <table:cell-address table:column="8" table:row="20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22">
          <table:cell-address table:column="8" table:row="21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23">
          <table:cell-address table:column="8" table:row="22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24">
          <table:cell-address table:column="8" table:row="23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25">
          <table:cell-address table:column="8" table:row="24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26">
          <table:cell-address table:column="8" table:row="25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27">
          <table:cell-address table:column="8" table:row="26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28">
          <table:cell-address table:column="8" table:row="27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29">
          <table:cell-address table:column="8" table:row="28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30">
          <table:cell-address table:column="8" table:row="29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31">
          <table:cell-address table:column="8" table:row="30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32">
          <table:cell-address table:column="8" table:row="31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33">
          <table:cell-address table:column="8" table:row="32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34">
          <table:cell-address table:column="8" table:row="33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35">
          <table:cell-address table:column="8" table:row="34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36">
          <table:cell-address table:column="8" table:row="35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37">
          <table:cell-address table:column="8" table:row="36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38">
          <table:cell-address table:column="8" table:row="37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39">
          <table:cell-address table:column="8" table:row="38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40">
          <table:cell-address table:column="8" table:row="39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41">
          <table:cell-address table:column="8" table:row="40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42">
          <table:cell-address table:column="8" table:row="41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43">
          <table:cell-address table:column="8" table:row="42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44">
          <table:cell-address table:column="8" table:row="43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45">
          <table:cell-address table:column="8" table:row="44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46">
          <table:cell-address table:column="8" table:row="45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47">
          <table:cell-address table:column="8" table:row="46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48">
          <table:cell-address table:column="8" table:row="47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49">
          <table:cell-address table:column="8" table:row="48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50">
          <table:cell-address table:column="8" table:row="49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51">
          <table:cell-address table:column="8" table:row="50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52">
          <table:cell-address table:column="8" table:row="51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53">
          <table:cell-address table:column="8" table:row="52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54">
          <table:cell-address table:column="8" table:row="53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55">
          <table:cell-address table:column="8" table:row="54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56">
          <table:cell-address table:column="8" table:row="55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57">
          <table:cell-address table:column="8" table:row="56" table:table="3"/>
          <office:change-info>
            <dc:creator> </dc:creator>
            <dc:date>2020-02-07T15:52:24.20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58">
          <table:cell-address table:column="11" table:row="1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59">
          <table:cell-address table:column="11" table:row="2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60">
          <table:cell-address table:column="11" table:row="3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61">
          <table:cell-address table:column="11" table:row="4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62">
          <table:cell-address table:column="11" table:row="5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63">
          <table:cell-address table:column="11" table:row="6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64">
          <table:cell-address table:column="11" table:row="7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65">
          <table:cell-address table:column="11" table:row="8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66">
          <table:cell-address table:column="11" table:row="9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67">
          <table:cell-address table:column="11" table:row="10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68">
          <table:cell-address table:column="11" table:row="11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69">
          <table:cell-address table:column="11" table:row="12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70">
          <table:cell-address table:column="11" table:row="13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71">
          <table:cell-address table:column="11" table:row="14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72">
          <table:cell-address table:column="11" table:row="15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73">
          <table:cell-address table:column="11" table:row="16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74">
          <table:cell-address table:column="11" table:row="17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75">
          <table:cell-address table:column="11" table:row="18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76">
          <table:cell-address table:column="11" table:row="19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77">
          <table:cell-address table:column="11" table:row="20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78">
          <table:cell-address table:column="11" table:row="21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79">
          <table:cell-address table:column="11" table:row="22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80">
          <table:cell-address table:column="11" table:row="23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81">
          <table:cell-address table:column="11" table:row="24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82">
          <table:cell-address table:column="11" table:row="25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83">
          <table:cell-address table:column="11" table:row="26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84">
          <table:cell-address table:column="11" table:row="27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85">
          <table:cell-address table:column="11" table:row="28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86">
          <table:cell-address table:column="11" table:row="29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87">
          <table:cell-address table:column="11" table:row="30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88">
          <table:cell-address table:column="11" table:row="31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89">
          <table:cell-address table:column="11" table:row="32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90">
          <table:cell-address table:column="11" table:row="33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91">
          <table:cell-address table:column="11" table:row="34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92">
          <table:cell-address table:column="11" table:row="35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93">
          <table:cell-address table:column="11" table:row="36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94">
          <table:cell-address table:column="11" table:row="37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95">
          <table:cell-address table:column="11" table:row="38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96">
          <table:cell-address table:column="11" table:row="39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97">
          <table:cell-address table:column="11" table:row="40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98">
          <table:cell-address table:column="11" table:row="41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499">
          <table:cell-address table:column="11" table:row="42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00">
          <table:cell-address table:column="11" table:row="43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01">
          <table:cell-address table:column="11" table:row="44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02">
          <table:cell-address table:column="11" table:row="45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03">
          <table:cell-address table:column="11" table:row="46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04">
          <table:cell-address table:column="11" table:row="47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05">
          <table:cell-address table:column="11" table:row="48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06">
          <table:cell-address table:column="11" table:row="49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07">
          <table:cell-address table:column="11" table:row="50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08">
          <table:cell-address table:column="11" table:row="51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09">
          <table:cell-address table:column="11" table:row="52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10">
          <table:cell-address table:column="11" table:row="53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11">
          <table:cell-address table:column="11" table:row="54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12">
          <table:cell-address table:column="11" table:row="55" table:table="3"/>
          <office:change-info>
            <dc:creator> </dc:creator>
            <dc:date>2020-02-07T15:52:48.215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13">
          <table:cell-address table:column="11" table:row="5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14">
          <table:cell-address table:column="11" table:row="5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15">
          <table:cell-address table:column="11" table:row="5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16">
          <table:cell-address table:column="11" table:row="5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17">
          <table:cell-address table:column="11" table:row="6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18">
          <table:cell-address table:column="11" table:row="6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19">
          <table:cell-address table:column="11" table:row="6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20">
          <table:cell-address table:column="11" table:row="6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21">
          <table:cell-address table:column="11" table:row="6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22">
          <table:cell-address table:column="11" table:row="6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23">
          <table:cell-address table:column="11" table:row="6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24">
          <table:cell-address table:column="11" table:row="6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25">
          <table:cell-address table:column="11" table:row="6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26">
          <table:cell-address table:column="11" table:row="6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27">
          <table:cell-address table:column="11" table:row="7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28">
          <table:cell-address table:column="11" table:row="7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29">
          <table:cell-address table:column="11" table:row="7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0">
          <table:cell-address table:column="11" table:row="7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1">
          <table:cell-address table:column="11" table:row="7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2">
          <table:cell-address table:column="11" table:row="7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3">
          <table:cell-address table:column="11" table:row="7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4">
          <table:cell-address table:column="11" table:row="7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5">
          <table:cell-address table:column="11" table:row="7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6">
          <table:cell-address table:column="11" table:row="7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7">
          <table:cell-address table:column="11" table:row="8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8">
          <table:cell-address table:column="11" table:row="8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39">
          <table:cell-address table:column="11" table:row="8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0">
          <table:cell-address table:column="11" table:row="8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1">
          <table:cell-address table:column="11" table:row="8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2">
          <table:cell-address table:column="11" table:row="8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3">
          <table:cell-address table:column="11" table:row="8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4">
          <table:cell-address table:column="11" table:row="8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5">
          <table:cell-address table:column="11" table:row="8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6">
          <table:cell-address table:column="11" table:row="8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7">
          <table:cell-address table:column="11" table:row="9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8">
          <table:cell-address table:column="11" table:row="9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9">
          <table:cell-address table:column="11" table:row="9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0">
          <table:cell-address table:column="11" table:row="9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1">
          <table:cell-address table:column="11" table:row="9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2">
          <table:cell-address table:column="11" table:row="9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3">
          <table:cell-address table:column="11" table:row="9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4">
          <table:cell-address table:column="11" table:row="9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5">
          <table:cell-address table:column="11" table:row="9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6">
          <table:cell-address table:column="11" table:row="9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7">
          <table:cell-address table:column="11" table:row="10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8">
          <table:cell-address table:column="11" table:row="10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9">
          <table:cell-address table:column="11" table:row="10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0">
          <table:cell-address table:column="11" table:row="10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1">
          <table:cell-address table:column="11" table:row="10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2">
          <table:cell-address table:column="11" table:row="10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3">
          <table:cell-address table:column="11" table:row="10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4">
          <table:cell-address table:column="11" table:row="10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5">
          <table:cell-address table:column="11" table:row="10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6">
          <table:cell-address table:column="11" table:row="10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7">
          <table:cell-address table:column="11" table:row="11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8">
          <table:cell-address table:column="11" table:row="11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9">
          <table:cell-address table:column="11" table:row="11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0">
          <table:cell-address table:column="11" table:row="11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1">
          <table:cell-address table:column="11" table:row="11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2">
          <table:cell-address table:column="11" table:row="11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3">
          <table:cell-address table:column="11" table:row="11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4">
          <table:cell-address table:column="11" table:row="11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5">
          <table:cell-address table:column="11" table:row="11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6">
          <table:cell-address table:column="11" table:row="11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7">
          <table:cell-address table:column="11" table:row="12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8">
          <table:cell-address table:column="11" table:row="12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9">
          <table:cell-address table:column="11" table:row="12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0">
          <table:cell-address table:column="11" table:row="12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1">
          <table:cell-address table:column="11" table:row="12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2">
          <table:cell-address table:column="11" table:row="12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3">
          <table:cell-address table:column="11" table:row="12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4">
          <table:cell-address table:column="11" table:row="12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5">
          <table:cell-address table:column="11" table:row="12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6">
          <table:cell-address table:column="11" table:row="12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7">
          <table:cell-address table:column="11" table:row="13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8">
          <table:cell-address table:column="11" table:row="13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9">
          <table:cell-address table:column="11" table:row="13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0">
          <table:cell-address table:column="11" table:row="13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1">
          <table:cell-address table:column="11" table:row="13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2">
          <table:cell-address table:column="11" table:row="13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3">
          <table:cell-address table:column="11" table:row="13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4">
          <table:cell-address table:column="11" table:row="13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5">
          <table:cell-address table:column="11" table:row="13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6">
          <table:cell-address table:column="11" table:row="13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7">
          <table:cell-address table:column="11" table:row="14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8">
          <table:cell-address table:column="11" table:row="14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9">
          <table:cell-address table:column="11" table:row="14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0">
          <table:cell-address table:column="11" table:row="14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1">
          <table:cell-address table:column="11" table:row="14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2">
          <table:cell-address table:column="11" table:row="14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3">
          <table:cell-address table:column="11" table:row="14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4">
          <table:cell-address table:column="11" table:row="14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5">
          <table:cell-address table:column="11" table:row="14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6">
          <table:cell-address table:column="11" table:row="14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7">
          <table:cell-address table:column="11" table:row="15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8">
          <table:cell-address table:column="11" table:row="15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9">
          <table:cell-address table:column="11" table:row="15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0">
          <table:cell-address table:column="11" table:row="15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1">
          <table:cell-address table:column="11" table:row="15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2">
          <table:cell-address table:column="11" table:row="15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3">
          <table:cell-address table:column="11" table:row="15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4">
          <table:cell-address table:column="11" table:row="15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5">
          <table:cell-address table:column="11" table:row="15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6">
          <table:cell-address table:column="11" table:row="15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7">
          <table:cell-address table:column="11" table:row="16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8">
          <table:cell-address table:column="11" table:row="16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9">
          <table:cell-address table:column="11" table:row="16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0">
          <table:cell-address table:column="11" table:row="16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1">
          <table:cell-address table:column="11" table:row="16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2">
          <table:cell-address table:column="11" table:row="16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3">
          <table:cell-address table:column="11" table:row="16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4">
          <table:cell-address table:column="11" table:row="16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5">
          <table:cell-address table:column="11" table:row="16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6">
          <table:cell-address table:column="11" table:row="16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7">
          <table:cell-address table:column="11" table:row="17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8">
          <table:cell-address table:column="11" table:row="17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9">
          <table:cell-address table:column="11" table:row="17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0">
          <table:cell-address table:column="11" table:row="17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1">
          <table:cell-address table:column="11" table:row="17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2">
          <table:cell-address table:column="11" table:row="17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3">
          <table:cell-address table:column="11" table:row="17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4">
          <table:cell-address table:column="11" table:row="17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5">
          <table:cell-address table:column="11" table:row="17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6">
          <table:cell-address table:column="11" table:row="17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7">
          <table:cell-address table:column="11" table:row="18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8">
          <table:cell-address table:column="11" table:row="18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9">
          <table:cell-address table:column="11" table:row="18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0">
          <table:cell-address table:column="11" table:row="18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1">
          <table:cell-address table:column="11" table:row="18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2">
          <table:cell-address table:column="11" table:row="18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3">
          <table:cell-address table:column="11" table:row="18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4">
          <table:cell-address table:column="11" table:row="18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5">
          <table:cell-address table:column="11" table:row="18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6">
          <table:cell-address table:column="11" table:row="18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7">
          <table:cell-address table:column="11" table:row="19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8">
          <table:cell-address table:column="11" table:row="19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9">
          <table:cell-address table:column="11" table:row="19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0">
          <table:cell-address table:column="11" table:row="19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1">
          <table:cell-address table:column="11" table:row="19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2">
          <table:cell-address table:column="11" table:row="19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3">
          <table:cell-address table:column="11" table:row="19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4">
          <table:cell-address table:column="11" table:row="19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5">
          <table:cell-address table:column="11" table:row="19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6">
          <table:cell-address table:column="11" table:row="19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7">
          <table:cell-address table:column="11" table:row="20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8">
          <table:cell-address table:column="11" table:row="20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9">
          <table:cell-address table:column="11" table:row="20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0">
          <table:cell-address table:column="11" table:row="20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1">
          <table:cell-address table:column="11" table:row="20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2">
          <table:cell-address table:column="11" table:row="20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3">
          <table:cell-address table:column="11" table:row="20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4">
          <table:cell-address table:column="11" table:row="20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5">
          <table:cell-address table:column="11" table:row="20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6">
          <table:cell-address table:column="11" table:row="20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7">
          <table:cell-address table:column="11" table:row="21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8">
          <table:cell-address table:column="11" table:row="21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9">
          <table:cell-address table:column="11" table:row="21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0">
          <table:cell-address table:column="11" table:row="21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1">
          <table:cell-address table:column="11" table:row="21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2">
          <table:cell-address table:column="11" table:row="21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3">
          <table:cell-address table:column="11" table:row="21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4">
          <table:cell-address table:column="11" table:row="21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5">
          <table:cell-address table:column="11" table:row="21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6">
          <table:cell-address table:column="11" table:row="21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7">
          <table:cell-address table:column="11" table:row="22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8">
          <table:cell-address table:column="11" table:row="22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9">
          <table:cell-address table:column="11" table:row="22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0">
          <table:cell-address table:column="11" table:row="22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1">
          <table:cell-address table:column="11" table:row="22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2">
          <table:cell-address table:column="11" table:row="22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3">
          <table:cell-address table:column="11" table:row="22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4">
          <table:cell-address table:column="11" table:row="22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5">
          <table:cell-address table:column="11" table:row="22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6">
          <table:cell-address table:column="11" table:row="22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7">
          <table:cell-address table:column="11" table:row="23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8">
          <table:cell-address table:column="11" table:row="23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9">
          <table:cell-address table:column="11" table:row="23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0">
          <table:cell-address table:column="11" table:row="23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1">
          <table:cell-address table:column="11" table:row="23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2">
          <table:cell-address table:column="11" table:row="23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3">
          <table:cell-address table:column="11" table:row="23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4">
          <table:cell-address table:column="11" table:row="23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5">
          <table:cell-address table:column="11" table:row="23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6">
          <table:cell-address table:column="11" table:row="23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7">
          <table:cell-address table:column="11" table:row="24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8">
          <table:cell-address table:column="11" table:row="24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9">
          <table:cell-address table:column="11" table:row="24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0">
          <table:cell-address table:column="11" table:row="24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1">
          <table:cell-address table:column="11" table:row="24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2">
          <table:cell-address table:column="11" table:row="24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3">
          <table:cell-address table:column="11" table:row="24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4">
          <table:cell-address table:column="11" table:row="24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5">
          <table:cell-address table:column="11" table:row="24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6">
          <table:cell-address table:column="11" table:row="24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7">
          <table:cell-address table:column="11" table:row="25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8">
          <table:cell-address table:column="11" table:row="25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9">
          <table:cell-address table:column="11" table:row="25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0">
          <table:cell-address table:column="11" table:row="25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1">
          <table:cell-address table:column="11" table:row="25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2">
          <table:cell-address table:column="11" table:row="25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3">
          <table:cell-address table:column="11" table:row="25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4">
          <table:cell-address table:column="11" table:row="25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5">
          <table:cell-address table:column="11" table:row="25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6">
          <table:cell-address table:column="11" table:row="25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7">
          <table:cell-address table:column="11" table:row="26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8">
          <table:cell-address table:column="11" table:row="26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9">
          <table:cell-address table:column="11" table:row="26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0">
          <table:cell-address table:column="11" table:row="26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1">
          <table:cell-address table:column="11" table:row="26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2">
          <table:cell-address table:column="11" table:row="26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3">
          <table:cell-address table:column="11" table:row="26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4">
          <table:cell-address table:column="11" table:row="26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5">
          <table:cell-address table:column="11" table:row="26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6">
          <table:cell-address table:column="11" table:row="26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7">
          <table:cell-address table:column="11" table:row="27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8">
          <table:cell-address table:column="11" table:row="27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9">
          <table:cell-address table:column="11" table:row="27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0">
          <table:cell-address table:column="11" table:row="27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1">
          <table:cell-address table:column="11" table:row="27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2">
          <table:cell-address table:column="11" table:row="27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3">
          <table:cell-address table:column="11" table:row="27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4">
          <table:cell-address table:column="11" table:row="27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5">
          <table:cell-address table:column="11" table:row="27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6">
          <table:cell-address table:column="11" table:row="27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7">
          <table:cell-address table:column="11" table:row="28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8">
          <table:cell-address table:column="11" table:row="28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9">
          <table:cell-address table:column="11" table:row="28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0">
          <table:cell-address table:column="11" table:row="28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1">
          <table:cell-address table:column="11" table:row="28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2">
          <table:cell-address table:column="11" table:row="28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3">
          <table:cell-address table:column="11" table:row="28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4">
          <table:cell-address table:column="11" table:row="28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5">
          <table:cell-address table:column="11" table:row="28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6">
          <table:cell-address table:column="11" table:row="28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7">
          <table:cell-address table:column="11" table:row="29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8">
          <table:cell-address table:column="11" table:row="29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9">
          <table:cell-address table:column="11" table:row="29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0">
          <table:cell-address table:column="11" table:row="293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1">
          <table:cell-address table:column="11" table:row="294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2">
          <table:cell-address table:column="11" table:row="295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3">
          <table:cell-address table:column="11" table:row="296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4">
          <table:cell-address table:column="11" table:row="297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5">
          <table:cell-address table:column="11" table:row="298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6">
          <table:cell-address table:column="11" table:row="299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7">
          <table:cell-address table:column="11" table:row="300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8">
          <table:cell-address table:column="11" table:row="301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9">
          <table:cell-address table:column="11" table:row="302" table:table="3"/>
          <office:change-info>
            <dc:creator> </dc:creator>
            <dc:date>2020-02-07T15:52:48.216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0">
          <table:cell-address table:column="11" table:row="30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1">
          <table:cell-address table:column="11" table:row="30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2">
          <table:cell-address table:column="11" table:row="30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3">
          <table:cell-address table:column="11" table:row="30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4">
          <table:cell-address table:column="11" table:row="30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5">
          <table:cell-address table:column="11" table:row="30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6">
          <table:cell-address table:column="11" table:row="30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7">
          <table:cell-address table:column="11" table:row="31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8">
          <table:cell-address table:column="11" table:row="31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9">
          <table:cell-address table:column="11" table:row="31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0">
          <table:cell-address table:column="11" table:row="31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1">
          <table:cell-address table:column="11" table:row="31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2">
          <table:cell-address table:column="11" table:row="31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3">
          <table:cell-address table:column="11" table:row="31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4">
          <table:cell-address table:column="11" table:row="31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5">
          <table:cell-address table:column="11" table:row="31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6">
          <table:cell-address table:column="11" table:row="31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7">
          <table:cell-address table:column="11" table:row="32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8">
          <table:cell-address table:column="11" table:row="32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9">
          <table:cell-address table:column="11" table:row="32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0">
          <table:cell-address table:column="11" table:row="32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1">
          <table:cell-address table:column="11" table:row="32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2">
          <table:cell-address table:column="11" table:row="32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3">
          <table:cell-address table:column="11" table:row="32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4">
          <table:cell-address table:column="11" table:row="32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5">
          <table:cell-address table:column="11" table:row="32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6">
          <table:cell-address table:column="11" table:row="32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7">
          <table:cell-address table:column="11" table:row="33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8">
          <table:cell-address table:column="11" table:row="33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9">
          <table:cell-address table:column="11" table:row="33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0">
          <table:cell-address table:column="11" table:row="33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1">
          <table:cell-address table:column="11" table:row="33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2">
          <table:cell-address table:column="11" table:row="33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3">
          <table:cell-address table:column="11" table:row="33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4">
          <table:cell-address table:column="11" table:row="33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5">
          <table:cell-address table:column="11" table:row="33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6">
          <table:cell-address table:column="11" table:row="33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7">
          <table:cell-address table:column="11" table:row="34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8">
          <table:cell-address table:column="11" table:row="34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9">
          <table:cell-address table:column="11" table:row="34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0">
          <table:cell-address table:column="11" table:row="34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1">
          <table:cell-address table:column="11" table:row="34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2">
          <table:cell-address table:column="11" table:row="34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3">
          <table:cell-address table:column="11" table:row="34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4">
          <table:cell-address table:column="11" table:row="34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5">
          <table:cell-address table:column="11" table:row="34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6">
          <table:cell-address table:column="11" table:row="34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7">
          <table:cell-address table:column="11" table:row="35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8">
          <table:cell-address table:column="11" table:row="35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9">
          <table:cell-address table:column="11" table:row="35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0">
          <table:cell-address table:column="11" table:row="35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1">
          <table:cell-address table:column="11" table:row="35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2">
          <table:cell-address table:column="11" table:row="35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3">
          <table:cell-address table:column="11" table:row="35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4">
          <table:cell-address table:column="11" table:row="35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5">
          <table:cell-address table:column="11" table:row="35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6">
          <table:cell-address table:column="11" table:row="35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7">
          <table:cell-address table:column="11" table:row="36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8">
          <table:cell-address table:column="11" table:row="36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9">
          <table:cell-address table:column="11" table:row="36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0">
          <table:cell-address table:column="11" table:row="36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1">
          <table:cell-address table:column="11" table:row="36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2">
          <table:cell-address table:column="11" table:row="36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3">
          <table:cell-address table:column="11" table:row="36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4">
          <table:cell-address table:column="11" table:row="36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5">
          <table:cell-address table:column="11" table:row="36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6">
          <table:cell-address table:column="11" table:row="36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7">
          <table:cell-address table:column="11" table:row="37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8">
          <table:cell-address table:column="11" table:row="37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9">
          <table:cell-address table:column="11" table:row="37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0">
          <table:cell-address table:column="11" table:row="37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1">
          <table:cell-address table:column="11" table:row="37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2">
          <table:cell-address table:column="11" table:row="37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3">
          <table:cell-address table:column="11" table:row="37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4">
          <table:cell-address table:column="11" table:row="37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5">
          <table:cell-address table:column="11" table:row="37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6">
          <table:cell-address table:column="11" table:row="37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7">
          <table:cell-address table:column="11" table:row="38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8">
          <table:cell-address table:column="11" table:row="38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9">
          <table:cell-address table:column="11" table:row="38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0">
          <table:cell-address table:column="11" table:row="38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1">
          <table:cell-address table:column="11" table:row="38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2">
          <table:cell-address table:column="11" table:row="38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3">
          <table:cell-address table:column="11" table:row="38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4">
          <table:cell-address table:column="11" table:row="38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5">
          <table:cell-address table:column="11" table:row="38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6">
          <table:cell-address table:column="11" table:row="38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7">
          <table:cell-address table:column="11" table:row="39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8">
          <table:cell-address table:column="11" table:row="39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9">
          <table:cell-address table:column="11" table:row="39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0">
          <table:cell-address table:column="11" table:row="39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1">
          <table:cell-address table:column="11" table:row="39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2">
          <table:cell-address table:column="11" table:row="39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3">
          <table:cell-address table:column="11" table:row="39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4">
          <table:cell-address table:column="11" table:row="39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5">
          <table:cell-address table:column="11" table:row="39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6">
          <table:cell-address table:column="11" table:row="39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7">
          <table:cell-address table:column="11" table:row="40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8">
          <table:cell-address table:column="11" table:row="40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9">
          <table:cell-address table:column="11" table:row="40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0">
          <table:cell-address table:column="11" table:row="40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1">
          <table:cell-address table:column="11" table:row="40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2">
          <table:cell-address table:column="11" table:row="40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3">
          <table:cell-address table:column="11" table:row="40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4">
          <table:cell-address table:column="11" table:row="40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5">
          <table:cell-address table:column="11" table:row="40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6">
          <table:cell-address table:column="11" table:row="40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7">
          <table:cell-address table:column="11" table:row="41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8">
          <table:cell-address table:column="11" table:row="41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9">
          <table:cell-address table:column="11" table:row="41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0">
          <table:cell-address table:column="11" table:row="41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1">
          <table:cell-address table:column="11" table:row="41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2">
          <table:cell-address table:column="11" table:row="41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3">
          <table:cell-address table:column="11" table:row="41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4">
          <table:cell-address table:column="11" table:row="41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5">
          <table:cell-address table:column="11" table:row="41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6">
          <table:cell-address table:column="11" table:row="41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7">
          <table:cell-address table:column="11" table:row="42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8">
          <table:cell-address table:column="11" table:row="42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9">
          <table:cell-address table:column="11" table:row="42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0">
          <table:cell-address table:column="11" table:row="42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1">
          <table:cell-address table:column="11" table:row="42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2">
          <table:cell-address table:column="11" table:row="42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3">
          <table:cell-address table:column="11" table:row="42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4">
          <table:cell-address table:column="11" table:row="42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5">
          <table:cell-address table:column="11" table:row="42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6">
          <table:cell-address table:column="11" table:row="42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7">
          <table:cell-address table:column="11" table:row="43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8">
          <table:cell-address table:column="11" table:row="43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9">
          <table:cell-address table:column="11" table:row="43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0">
          <table:cell-address table:column="11" table:row="43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1">
          <table:cell-address table:column="11" table:row="43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2">
          <table:cell-address table:column="11" table:row="43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3">
          <table:cell-address table:column="11" table:row="43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4">
          <table:cell-address table:column="11" table:row="43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5">
          <table:cell-address table:column="11" table:row="43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6">
          <table:cell-address table:column="11" table:row="43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7">
          <table:cell-address table:column="11" table:row="44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8">
          <table:cell-address table:column="11" table:row="44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9">
          <table:cell-address table:column="11" table:row="44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0">
          <table:cell-address table:column="11" table:row="44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1">
          <table:cell-address table:column="11" table:row="44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2">
          <table:cell-address table:column="11" table:row="44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3">
          <table:cell-address table:column="11" table:row="44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4">
          <table:cell-address table:column="11" table:row="44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5">
          <table:cell-address table:column="11" table:row="44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6">
          <table:cell-address table:column="11" table:row="44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7">
          <table:cell-address table:column="11" table:row="45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8">
          <table:cell-address table:column="11" table:row="45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9">
          <table:cell-address table:column="11" table:row="45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0">
          <table:cell-address table:column="11" table:row="45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1">
          <table:cell-address table:column="11" table:row="45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2">
          <table:cell-address table:column="11" table:row="45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3">
          <table:cell-address table:column="11" table:row="45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4">
          <table:cell-address table:column="11" table:row="45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5">
          <table:cell-address table:column="11" table:row="45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6">
          <table:cell-address table:column="11" table:row="45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7">
          <table:cell-address table:column="11" table:row="46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8">
          <table:cell-address table:column="11" table:row="46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9">
          <table:cell-address table:column="11" table:row="46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0">
          <table:cell-address table:column="11" table:row="46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1">
          <table:cell-address table:column="11" table:row="46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2">
          <table:cell-address table:column="11" table:row="46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3">
          <table:cell-address table:column="11" table:row="46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4">
          <table:cell-address table:column="11" table:row="46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5">
          <table:cell-address table:column="11" table:row="46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6">
          <table:cell-address table:column="11" table:row="46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7">
          <table:cell-address table:column="11" table:row="47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8">
          <table:cell-address table:column="11" table:row="47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9">
          <table:cell-address table:column="11" table:row="47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0">
          <table:cell-address table:column="11" table:row="47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1">
          <table:cell-address table:column="11" table:row="47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2">
          <table:cell-address table:column="11" table:row="47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3">
          <table:cell-address table:column="11" table:row="47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4">
          <table:cell-address table:column="11" table:row="47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5">
          <table:cell-address table:column="11" table:row="47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6">
          <table:cell-address table:column="11" table:row="47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7">
          <table:cell-address table:column="11" table:row="48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8">
          <table:cell-address table:column="11" table:row="48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9">
          <table:cell-address table:column="11" table:row="48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0">
          <table:cell-address table:column="11" table:row="48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1">
          <table:cell-address table:column="11" table:row="48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2">
          <table:cell-address table:column="11" table:row="48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3">
          <table:cell-address table:column="11" table:row="48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4">
          <table:cell-address table:column="11" table:row="48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5">
          <table:cell-address table:column="11" table:row="48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6">
          <table:cell-address table:column="11" table:row="48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7">
          <table:cell-address table:column="11" table:row="49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8">
          <table:cell-address table:column="11" table:row="49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9">
          <table:cell-address table:column="11" table:row="49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0">
          <table:cell-address table:column="11" table:row="49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1">
          <table:cell-address table:column="11" table:row="49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2">
          <table:cell-address table:column="11" table:row="49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3">
          <table:cell-address table:column="11" table:row="49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4">
          <table:cell-address table:column="11" table:row="49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5">
          <table:cell-address table:column="11" table:row="49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6">
          <table:cell-address table:column="11" table:row="49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7">
          <table:cell-address table:column="11" table:row="50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8">
          <table:cell-address table:column="11" table:row="50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9">
          <table:cell-address table:column="11" table:row="50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0">
          <table:cell-address table:column="11" table:row="50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1">
          <table:cell-address table:column="11" table:row="50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2">
          <table:cell-address table:column="11" table:row="50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3">
          <table:cell-address table:column="11" table:row="50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4">
          <table:cell-address table:column="11" table:row="50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5">
          <table:cell-address table:column="11" table:row="50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6">
          <table:cell-address table:column="11" table:row="50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7">
          <table:cell-address table:column="11" table:row="51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8">
          <table:cell-address table:column="11" table:row="51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9">
          <table:cell-address table:column="11" table:row="51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0">
          <table:cell-address table:column="11" table:row="51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1">
          <table:cell-address table:column="11" table:row="51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2">
          <table:cell-address table:column="11" table:row="51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3">
          <table:cell-address table:column="11" table:row="51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4">
          <table:cell-address table:column="11" table:row="51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5">
          <table:cell-address table:column="11" table:row="51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6">
          <table:cell-address table:column="11" table:row="51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7">
          <table:cell-address table:column="11" table:row="52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8">
          <table:cell-address table:column="11" table:row="52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9">
          <table:cell-address table:column="11" table:row="52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0">
          <table:cell-address table:column="11" table:row="52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1">
          <table:cell-address table:column="11" table:row="52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2">
          <table:cell-address table:column="11" table:row="52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3">
          <table:cell-address table:column="11" table:row="52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4">
          <table:cell-address table:column="11" table:row="52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5">
          <table:cell-address table:column="11" table:row="52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6">
          <table:cell-address table:column="11" table:row="52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7">
          <table:cell-address table:column="11" table:row="53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8">
          <table:cell-address table:column="11" table:row="53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9">
          <table:cell-address table:column="11" table:row="53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0">
          <table:cell-address table:column="11" table:row="53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1">
          <table:cell-address table:column="11" table:row="53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2">
          <table:cell-address table:column="11" table:row="53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3">
          <table:cell-address table:column="11" table:row="53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4">
          <table:cell-address table:column="11" table:row="53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5">
          <table:cell-address table:column="11" table:row="53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6">
          <table:cell-address table:column="11" table:row="53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7">
          <table:cell-address table:column="11" table:row="54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8">
          <table:cell-address table:column="11" table:row="54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9">
          <table:cell-address table:column="11" table:row="54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0">
          <table:cell-address table:column="11" table:row="54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1">
          <table:cell-address table:column="11" table:row="54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2">
          <table:cell-address table:column="11" table:row="54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3">
          <table:cell-address table:column="11" table:row="54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4">
          <table:cell-address table:column="11" table:row="54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5">
          <table:cell-address table:column="11" table:row="54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6">
          <table:cell-address table:column="11" table:row="54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7">
          <table:cell-address table:column="11" table:row="55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8">
          <table:cell-address table:column="11" table:row="55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9">
          <table:cell-address table:column="11" table:row="55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0">
          <table:cell-address table:column="11" table:row="55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1">
          <table:cell-address table:column="11" table:row="55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2">
          <table:cell-address table:column="11" table:row="55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3">
          <table:cell-address table:column="11" table:row="55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4">
          <table:cell-address table:column="11" table:row="55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5">
          <table:cell-address table:column="11" table:row="55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6">
          <table:cell-address table:column="11" table:row="55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7">
          <table:cell-address table:column="11" table:row="56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8">
          <table:cell-address table:column="11" table:row="56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9">
          <table:cell-address table:column="11" table:row="56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0">
          <table:cell-address table:column="11" table:row="56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1">
          <table:cell-address table:column="11" table:row="56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2">
          <table:cell-address table:column="11" table:row="56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3">
          <table:cell-address table:column="11" table:row="56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4">
          <table:cell-address table:column="11" table:row="56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5">
          <table:cell-address table:column="11" table:row="56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6">
          <table:cell-address table:column="11" table:row="56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7">
          <table:cell-address table:column="11" table:row="57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8">
          <table:cell-address table:column="11" table:row="57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9">
          <table:cell-address table:column="11" table:row="57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0">
          <table:cell-address table:column="11" table:row="57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1">
          <table:cell-address table:column="11" table:row="57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2">
          <table:cell-address table:column="11" table:row="57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3">
          <table:cell-address table:column="11" table:row="57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4">
          <table:cell-address table:column="11" table:row="57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5">
          <table:cell-address table:column="11" table:row="57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6">
          <table:cell-address table:column="11" table:row="57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7">
          <table:cell-address table:column="11" table:row="58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8">
          <table:cell-address table:column="11" table:row="58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9">
          <table:cell-address table:column="11" table:row="58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0">
          <table:cell-address table:column="11" table:row="58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1">
          <table:cell-address table:column="11" table:row="58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2">
          <table:cell-address table:column="11" table:row="58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3">
          <table:cell-address table:column="11" table:row="58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4">
          <table:cell-address table:column="11" table:row="58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5">
          <table:cell-address table:column="11" table:row="58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6">
          <table:cell-address table:column="11" table:row="58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7">
          <table:cell-address table:column="11" table:row="59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8">
          <table:cell-address table:column="11" table:row="59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9">
          <table:cell-address table:column="11" table:row="59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0">
          <table:cell-address table:column="11" table:row="59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1">
          <table:cell-address table:column="11" table:row="59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2">
          <table:cell-address table:column="11" table:row="59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3">
          <table:cell-address table:column="11" table:row="59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4">
          <table:cell-address table:column="11" table:row="59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5">
          <table:cell-address table:column="11" table:row="59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6">
          <table:cell-address table:column="11" table:row="59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7">
          <table:cell-address table:column="11" table:row="60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8">
          <table:cell-address table:column="11" table:row="60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9">
          <table:cell-address table:column="11" table:row="602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0">
          <table:cell-address table:column="11" table:row="603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1">
          <table:cell-address table:column="11" table:row="604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2">
          <table:cell-address table:column="11" table:row="605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3">
          <table:cell-address table:column="11" table:row="606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4">
          <table:cell-address table:column="11" table:row="607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5">
          <table:cell-address table:column="11" table:row="608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6">
          <table:cell-address table:column="11" table:row="609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7">
          <table:cell-address table:column="11" table:row="610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8">
          <table:cell-address table:column="11" table:row="611" table:table="3"/>
          <office:change-info>
            <dc:creator> </dc:creator>
            <dc:date>2020-02-07T15:52:48.217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9">
          <table:cell-address table:column="11" table:row="61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0">
          <table:cell-address table:column="11" table:row="61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1">
          <table:cell-address table:column="11" table:row="61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2">
          <table:cell-address table:column="11" table:row="61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3">
          <table:cell-address table:column="11" table:row="61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4">
          <table:cell-address table:column="11" table:row="61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5">
          <table:cell-address table:column="11" table:row="61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6">
          <table:cell-address table:column="11" table:row="61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7">
          <table:cell-address table:column="11" table:row="62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8">
          <table:cell-address table:column="11" table:row="62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9">
          <table:cell-address table:column="11" table:row="62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0">
          <table:cell-address table:column="11" table:row="62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1">
          <table:cell-address table:column="11" table:row="62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2">
          <table:cell-address table:column="11" table:row="62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3">
          <table:cell-address table:column="11" table:row="62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4">
          <table:cell-address table:column="11" table:row="62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5">
          <table:cell-address table:column="11" table:row="62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6">
          <table:cell-address table:column="11" table:row="62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7">
          <table:cell-address table:column="11" table:row="63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8">
          <table:cell-address table:column="11" table:row="63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9">
          <table:cell-address table:column="11" table:row="63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0">
          <table:cell-address table:column="11" table:row="63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1">
          <table:cell-address table:column="11" table:row="63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2">
          <table:cell-address table:column="11" table:row="63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3">
          <table:cell-address table:column="11" table:row="63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4">
          <table:cell-address table:column="11" table:row="63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5">
          <table:cell-address table:column="11" table:row="63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6">
          <table:cell-address table:column="11" table:row="63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7">
          <table:cell-address table:column="11" table:row="64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8">
          <table:cell-address table:column="11" table:row="64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9">
          <table:cell-address table:column="11" table:row="64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0">
          <table:cell-address table:column="11" table:row="64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1">
          <table:cell-address table:column="11" table:row="64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2">
          <table:cell-address table:column="11" table:row="64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3">
          <table:cell-address table:column="11" table:row="64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4">
          <table:cell-address table:column="11" table:row="64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5">
          <table:cell-address table:column="11" table:row="64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6">
          <table:cell-address table:column="11" table:row="64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7">
          <table:cell-address table:column="11" table:row="65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8">
          <table:cell-address table:column="11" table:row="65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9">
          <table:cell-address table:column="11" table:row="65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0">
          <table:cell-address table:column="11" table:row="65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1">
          <table:cell-address table:column="11" table:row="65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2">
          <table:cell-address table:column="11" table:row="65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3">
          <table:cell-address table:column="11" table:row="65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4">
          <table:cell-address table:column="11" table:row="65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5">
          <table:cell-address table:column="11" table:row="65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6">
          <table:cell-address table:column="11" table:row="65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7">
          <table:cell-address table:column="11" table:row="66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8">
          <table:cell-address table:column="11" table:row="66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9">
          <table:cell-address table:column="11" table:row="66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0">
          <table:cell-address table:column="11" table:row="66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1">
          <table:cell-address table:column="11" table:row="66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2">
          <table:cell-address table:column="11" table:row="66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3">
          <table:cell-address table:column="11" table:row="66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4">
          <table:cell-address table:column="11" table:row="66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5">
          <table:cell-address table:column="11" table:row="66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6">
          <table:cell-address table:column="11" table:row="66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7">
          <table:cell-address table:column="11" table:row="67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8">
          <table:cell-address table:column="11" table:row="67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9">
          <table:cell-address table:column="11" table:row="67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0">
          <table:cell-address table:column="11" table:row="67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1">
          <table:cell-address table:column="11" table:row="67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2">
          <table:cell-address table:column="11" table:row="67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3">
          <table:cell-address table:column="11" table:row="67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4">
          <table:cell-address table:column="11" table:row="67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5">
          <table:cell-address table:column="11" table:row="67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6">
          <table:cell-address table:column="11" table:row="67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7">
          <table:cell-address table:column="11" table:row="68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8">
          <table:cell-address table:column="11" table:row="68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9">
          <table:cell-address table:column="11" table:row="68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0">
          <table:cell-address table:column="11" table:row="68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1">
          <table:cell-address table:column="11" table:row="68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2">
          <table:cell-address table:column="11" table:row="68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3">
          <table:cell-address table:column="11" table:row="68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4">
          <table:cell-address table:column="11" table:row="68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5">
          <table:cell-address table:column="11" table:row="68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6">
          <table:cell-address table:column="11" table:row="68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7">
          <table:cell-address table:column="11" table:row="69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8">
          <table:cell-address table:column="11" table:row="69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9">
          <table:cell-address table:column="11" table:row="69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0">
          <table:cell-address table:column="11" table:row="69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1">
          <table:cell-address table:column="11" table:row="69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2">
          <table:cell-address table:column="11" table:row="69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3">
          <table:cell-address table:column="11" table:row="69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4">
          <table:cell-address table:column="11" table:row="69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5">
          <table:cell-address table:column="11" table:row="69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6">
          <table:cell-address table:column="11" table:row="69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7">
          <table:cell-address table:column="11" table:row="70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8">
          <table:cell-address table:column="11" table:row="70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9">
          <table:cell-address table:column="11" table:row="70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0">
          <table:cell-address table:column="11" table:row="70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1">
          <table:cell-address table:column="11" table:row="70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2">
          <table:cell-address table:column="11" table:row="70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3">
          <table:cell-address table:column="11" table:row="70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4">
          <table:cell-address table:column="11" table:row="70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5">
          <table:cell-address table:column="11" table:row="70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6">
          <table:cell-address table:column="11" table:row="70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7">
          <table:cell-address table:column="11" table:row="71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8">
          <table:cell-address table:column="11" table:row="71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9">
          <table:cell-address table:column="11" table:row="71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0">
          <table:cell-address table:column="11" table:row="71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1">
          <table:cell-address table:column="11" table:row="71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2">
          <table:cell-address table:column="11" table:row="71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3">
          <table:cell-address table:column="11" table:row="71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4">
          <table:cell-address table:column="11" table:row="71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5">
          <table:cell-address table:column="11" table:row="71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6">
          <table:cell-address table:column="11" table:row="71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7">
          <table:cell-address table:column="11" table:row="72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8">
          <table:cell-address table:column="11" table:row="72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9">
          <table:cell-address table:column="11" table:row="72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0">
          <table:cell-address table:column="11" table:row="72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1">
          <table:cell-address table:column="11" table:row="72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2">
          <table:cell-address table:column="11" table:row="72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3">
          <table:cell-address table:column="11" table:row="72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4">
          <table:cell-address table:column="11" table:row="72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5">
          <table:cell-address table:column="11" table:row="72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6">
          <table:cell-address table:column="11" table:row="72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7">
          <table:cell-address table:column="11" table:row="73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8">
          <table:cell-address table:column="11" table:row="73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9">
          <table:cell-address table:column="11" table:row="73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0">
          <table:cell-address table:column="11" table:row="73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1">
          <table:cell-address table:column="11" table:row="73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2">
          <table:cell-address table:column="11" table:row="73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3">
          <table:cell-address table:column="11" table:row="73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4">
          <table:cell-address table:column="11" table:row="73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5">
          <table:cell-address table:column="11" table:row="73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6">
          <table:cell-address table:column="11" table:row="73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7">
          <table:cell-address table:column="11" table:row="74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8">
          <table:cell-address table:column="11" table:row="74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9">
          <table:cell-address table:column="11" table:row="74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0">
          <table:cell-address table:column="11" table:row="74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1">
          <table:cell-address table:column="11" table:row="74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2">
          <table:cell-address table:column="11" table:row="74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3">
          <table:cell-address table:column="11" table:row="74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4">
          <table:cell-address table:column="11" table:row="74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5">
          <table:cell-address table:column="11" table:row="74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6">
          <table:cell-address table:column="11" table:row="74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7">
          <table:cell-address table:column="11" table:row="75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8">
          <table:cell-address table:column="11" table:row="75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9">
          <table:cell-address table:column="11" table:row="75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0">
          <table:cell-address table:column="11" table:row="75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1">
          <table:cell-address table:column="11" table:row="75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2">
          <table:cell-address table:column="11" table:row="75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3">
          <table:cell-address table:column="11" table:row="75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4">
          <table:cell-address table:column="11" table:row="75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5">
          <table:cell-address table:column="11" table:row="75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6">
          <table:cell-address table:column="11" table:row="75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7">
          <table:cell-address table:column="11" table:row="76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8">
          <table:cell-address table:column="11" table:row="76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9">
          <table:cell-address table:column="11" table:row="76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0">
          <table:cell-address table:column="11" table:row="76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1">
          <table:cell-address table:column="11" table:row="76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2">
          <table:cell-address table:column="11" table:row="76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3">
          <table:cell-address table:column="11" table:row="76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4">
          <table:cell-address table:column="11" table:row="76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5">
          <table:cell-address table:column="11" table:row="76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6">
          <table:cell-address table:column="11" table:row="76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7">
          <table:cell-address table:column="11" table:row="77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8">
          <table:cell-address table:column="11" table:row="77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9">
          <table:cell-address table:column="11" table:row="77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0">
          <table:cell-address table:column="11" table:row="77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1">
          <table:cell-address table:column="11" table:row="77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2">
          <table:cell-address table:column="11" table:row="77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3">
          <table:cell-address table:column="11" table:row="77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4">
          <table:cell-address table:column="11" table:row="77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5">
          <table:cell-address table:column="11" table:row="77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6">
          <table:cell-address table:column="11" table:row="77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7">
          <table:cell-address table:column="11" table:row="78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8">
          <table:cell-address table:column="11" table:row="78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9">
          <table:cell-address table:column="11" table:row="78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0">
          <table:cell-address table:column="11" table:row="78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1">
          <table:cell-address table:column="11" table:row="78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2">
          <table:cell-address table:column="11" table:row="78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3">
          <table:cell-address table:column="11" table:row="78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4">
          <table:cell-address table:column="11" table:row="78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5">
          <table:cell-address table:column="11" table:row="78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6">
          <table:cell-address table:column="11" table:row="78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7">
          <table:cell-address table:column="11" table:row="79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8">
          <table:cell-address table:column="11" table:row="79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9">
          <table:cell-address table:column="11" table:row="79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0">
          <table:cell-address table:column="11" table:row="79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1">
          <table:cell-address table:column="11" table:row="79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2">
          <table:cell-address table:column="11" table:row="79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3">
          <table:cell-address table:column="11" table:row="79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4">
          <table:cell-address table:column="11" table:row="79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5">
          <table:cell-address table:column="11" table:row="79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6">
          <table:cell-address table:column="11" table:row="79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7">
          <table:cell-address table:column="11" table:row="80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8">
          <table:cell-address table:column="11" table:row="80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9">
          <table:cell-address table:column="11" table:row="80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0">
          <table:cell-address table:column="11" table:row="80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1">
          <table:cell-address table:column="11" table:row="80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2">
          <table:cell-address table:column="11" table:row="80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3">
          <table:cell-address table:column="11" table:row="80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4">
          <table:cell-address table:column="11" table:row="80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5">
          <table:cell-address table:column="11" table:row="80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6">
          <table:cell-address table:column="11" table:row="80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7">
          <table:cell-address table:column="11" table:row="81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8">
          <table:cell-address table:column="11" table:row="81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9">
          <table:cell-address table:column="11" table:row="81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0">
          <table:cell-address table:column="11" table:row="81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1">
          <table:cell-address table:column="11" table:row="81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2">
          <table:cell-address table:column="11" table:row="81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3">
          <table:cell-address table:column="11" table:row="81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4">
          <table:cell-address table:column="11" table:row="81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5">
          <table:cell-address table:column="11" table:row="81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6">
          <table:cell-address table:column="11" table:row="81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7">
          <table:cell-address table:column="11" table:row="82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8">
          <table:cell-address table:column="11" table:row="82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9">
          <table:cell-address table:column="11" table:row="82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0">
          <table:cell-address table:column="11" table:row="82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1">
          <table:cell-address table:column="11" table:row="82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2">
          <table:cell-address table:column="11" table:row="82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3">
          <table:cell-address table:column="11" table:row="82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4">
          <table:cell-address table:column="11" table:row="82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5">
          <table:cell-address table:column="11" table:row="82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6">
          <table:cell-address table:column="11" table:row="82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7">
          <table:cell-address table:column="11" table:row="83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8">
          <table:cell-address table:column="11" table:row="83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9">
          <table:cell-address table:column="11" table:row="83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0">
          <table:cell-address table:column="11" table:row="83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1">
          <table:cell-address table:column="11" table:row="83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2">
          <table:cell-address table:column="11" table:row="83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3">
          <table:cell-address table:column="11" table:row="83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4">
          <table:cell-address table:column="11" table:row="83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5">
          <table:cell-address table:column="11" table:row="83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6">
          <table:cell-address table:column="11" table:row="83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7">
          <table:cell-address table:column="11" table:row="84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8">
          <table:cell-address table:column="11" table:row="84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9">
          <table:cell-address table:column="11" table:row="84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0">
          <table:cell-address table:column="11" table:row="84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1">
          <table:cell-address table:column="11" table:row="84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2">
          <table:cell-address table:column="11" table:row="84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3">
          <table:cell-address table:column="11" table:row="84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4">
          <table:cell-address table:column="11" table:row="84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5">
          <table:cell-address table:column="11" table:row="84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6">
          <table:cell-address table:column="11" table:row="84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7">
          <table:cell-address table:column="11" table:row="85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8">
          <table:cell-address table:column="11" table:row="85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9">
          <table:cell-address table:column="11" table:row="85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0">
          <table:cell-address table:column="11" table:row="85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1">
          <table:cell-address table:column="11" table:row="85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2">
          <table:cell-address table:column="11" table:row="85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3">
          <table:cell-address table:column="11" table:row="85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4">
          <table:cell-address table:column="11" table:row="85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5">
          <table:cell-address table:column="11" table:row="85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6">
          <table:cell-address table:column="11" table:row="85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7">
          <table:cell-address table:column="11" table:row="86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8">
          <table:cell-address table:column="11" table:row="86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9">
          <table:cell-address table:column="11" table:row="86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0">
          <table:cell-address table:column="11" table:row="86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1">
          <table:cell-address table:column="11" table:row="86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2">
          <table:cell-address table:column="11" table:row="86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3">
          <table:cell-address table:column="11" table:row="86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4">
          <table:cell-address table:column="11" table:row="86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5">
          <table:cell-address table:column="11" table:row="86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6">
          <table:cell-address table:column="11" table:row="86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7">
          <table:cell-address table:column="11" table:row="87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8">
          <table:cell-address table:column="11" table:row="87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9">
          <table:cell-address table:column="11" table:row="87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0">
          <table:cell-address table:column="11" table:row="87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1">
          <table:cell-address table:column="11" table:row="87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2">
          <table:cell-address table:column="11" table:row="87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3">
          <table:cell-address table:column="11" table:row="87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4">
          <table:cell-address table:column="11" table:row="87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5">
          <table:cell-address table:column="11" table:row="87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6">
          <table:cell-address table:column="11" table:row="87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7">
          <table:cell-address table:column="11" table:row="88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8">
          <table:cell-address table:column="11" table:row="88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9">
          <table:cell-address table:column="11" table:row="88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0">
          <table:cell-address table:column="11" table:row="88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1">
          <table:cell-address table:column="11" table:row="88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2">
          <table:cell-address table:column="11" table:row="88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3">
          <table:cell-address table:column="11" table:row="88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4">
          <table:cell-address table:column="11" table:row="88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5">
          <table:cell-address table:column="11" table:row="88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6">
          <table:cell-address table:column="11" table:row="88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7">
          <table:cell-address table:column="11" table:row="89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8">
          <table:cell-address table:column="11" table:row="89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9">
          <table:cell-address table:column="11" table:row="89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0">
          <table:cell-address table:column="11" table:row="89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1">
          <table:cell-address table:column="11" table:row="89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2">
          <table:cell-address table:column="11" table:row="89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3">
          <table:cell-address table:column="11" table:row="89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4">
          <table:cell-address table:column="11" table:row="89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5">
          <table:cell-address table:column="11" table:row="89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6">
          <table:cell-address table:column="11" table:row="89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7">
          <table:cell-address table:column="11" table:row="90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8">
          <table:cell-address table:column="11" table:row="90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9">
          <table:cell-address table:column="11" table:row="90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0">
          <table:cell-address table:column="11" table:row="90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1">
          <table:cell-address table:column="11" table:row="90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2">
          <table:cell-address table:column="11" table:row="90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3">
          <table:cell-address table:column="11" table:row="90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4">
          <table:cell-address table:column="11" table:row="90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5">
          <table:cell-address table:column="11" table:row="90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6">
          <table:cell-address table:column="11" table:row="90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7">
          <table:cell-address table:column="11" table:row="91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8">
          <table:cell-address table:column="11" table:row="91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9">
          <table:cell-address table:column="11" table:row="91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0">
          <table:cell-address table:column="11" table:row="91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1">
          <table:cell-address table:column="11" table:row="91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2">
          <table:cell-address table:column="11" table:row="91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3">
          <table:cell-address table:column="11" table:row="91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4">
          <table:cell-address table:column="11" table:row="91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5">
          <table:cell-address table:column="11" table:row="91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6">
          <table:cell-address table:column="11" table:row="91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7">
          <table:cell-address table:column="11" table:row="92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8">
          <table:cell-address table:column="11" table:row="92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9">
          <table:cell-address table:column="11" table:row="92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0">
          <table:cell-address table:column="11" table:row="92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1">
          <table:cell-address table:column="11" table:row="92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2">
          <table:cell-address table:column="11" table:row="92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3">
          <table:cell-address table:column="11" table:row="92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4">
          <table:cell-address table:column="11" table:row="92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5">
          <table:cell-address table:column="11" table:row="92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6">
          <table:cell-address table:column="11" table:row="929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7">
          <table:cell-address table:column="11" table:row="930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8">
          <table:cell-address table:column="11" table:row="931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9">
          <table:cell-address table:column="11" table:row="932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0">
          <table:cell-address table:column="11" table:row="933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1">
          <table:cell-address table:column="11" table:row="934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2">
          <table:cell-address table:column="11" table:row="935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3">
          <table:cell-address table:column="11" table:row="936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4">
          <table:cell-address table:column="11" table:row="937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5">
          <table:cell-address table:column="11" table:row="938" table:table="3"/>
          <office:change-info>
            <dc:creator> </dc:creator>
            <dc:date>2020-02-07T15:52:48.218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6">
          <table:cell-address table:column="11" table:row="93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7">
          <table:cell-address table:column="11" table:row="940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8">
          <table:cell-address table:column="11" table:row="94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9">
          <table:cell-address table:column="11" table:row="94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0">
          <table:cell-address table:column="11" table:row="94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1">
          <table:cell-address table:column="11" table:row="94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2">
          <table:cell-address table:column="11" table:row="94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3">
          <table:cell-address table:column="11" table:row="94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4">
          <table:cell-address table:column="11" table:row="947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5">
          <table:cell-address table:column="11" table:row="948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6">
          <table:cell-address table:column="11" table:row="94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7">
          <table:cell-address table:column="11" table:row="950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8">
          <table:cell-address table:column="11" table:row="95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9">
          <table:cell-address table:column="11" table:row="95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0">
          <table:cell-address table:column="11" table:row="95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1">
          <table:cell-address table:column="11" table:row="95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2">
          <table:cell-address table:column="11" table:row="95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3">
          <table:cell-address table:column="11" table:row="95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4">
          <table:cell-address table:column="11" table:row="957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5">
          <table:cell-address table:column="11" table:row="958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6">
          <table:cell-address table:column="11" table:row="95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7">
          <table:cell-address table:column="11" table:row="960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8">
          <table:cell-address table:column="11" table:row="96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9">
          <table:cell-address table:column="11" table:row="96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0">
          <table:cell-address table:column="11" table:row="96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1">
          <table:cell-address table:column="11" table:row="96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2">
          <table:cell-address table:column="11" table:row="96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3">
          <table:cell-address table:column="11" table:row="96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4">
          <table:cell-address table:column="11" table:row="967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5">
          <table:cell-address table:column="11" table:row="968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6">
          <table:cell-address table:column="11" table:row="96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7">
          <table:cell-address table:column="11" table:row="970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8">
          <table:cell-address table:column="11" table:row="97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9">
          <table:cell-address table:column="11" table:row="97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0">
          <table:cell-address table:column="11" table:row="97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1">
          <table:cell-address table:column="11" table:row="97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2">
          <table:cell-address table:column="11" table:row="97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3">
          <table:cell-address table:column="11" table:row="97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4">
          <table:cell-address table:column="11" table:row="977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5">
          <table:cell-address table:column="11" table:row="978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6">
          <table:cell-address table:column="11" table:row="97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7">
          <table:cell-address table:column="11" table:row="980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8">
          <table:cell-address table:column="11" table:row="98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9">
          <table:cell-address table:column="11" table:row="98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0">
          <table:cell-address table:column="11" table:row="98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1">
          <table:cell-address table:column="11" table:row="98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2">
          <table:cell-address table:column="11" table:row="98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3">
          <table:cell-address table:column="11" table:row="98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4">
          <table:cell-address table:column="11" table:row="987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5">
          <table:cell-address table:column="11" table:row="988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6">
          <table:cell-address table:column="11" table:row="98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7">
          <table:cell-address table:column="11" table:row="990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8">
          <table:cell-address table:column="11" table:row="99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9">
          <table:cell-address table:column="11" table:row="99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0">
          <table:cell-address table:column="11" table:row="99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1">
          <table:cell-address table:column="11" table:row="99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2">
          <table:cell-address table:column="11" table:row="99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3">
          <table:cell-address table:column="11" table:row="99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4">
          <table:cell-address table:column="11" table:row="997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5">
          <table:cell-address table:column="11" table:row="998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6">
          <table:cell-address table:column="11" table:row="99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7">
          <table:cell-address table:column="13" table:row="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58">
          <table:cell-address table:column="13" table:row="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59">
          <table:cell-address table:column="13" table:row="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60">
          <table:cell-address table:column="13" table:row="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61">
          <table:cell-address table:column="13" table:row="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62">
          <table:cell-address table:column="13" table:row="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63">
          <table:cell-address table:column="13" table:row="7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64">
          <table:cell-address table:column="13" table:row="8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65">
          <table:cell-address table:column="13" table:row="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66">
          <table:cell-address table:column="13" table:row="10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67">
          <table:cell-address table:column="13" table:row="1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68">
          <table:cell-address table:column="13" table:row="1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69">
          <table:cell-address table:column="13" table:row="1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70">
          <table:cell-address table:column="13" table:row="1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71">
          <table:cell-address table:column="13" table:row="1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72">
          <table:cell-address table:column="13" table:row="1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73">
          <table:cell-address table:column="13" table:row="17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74">
          <table:cell-address table:column="13" table:row="18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75">
          <table:cell-address table:column="13" table:row="1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76">
          <table:cell-address table:column="13" table:row="20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77">
          <table:cell-address table:column="13" table:row="2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78">
          <table:cell-address table:column="13" table:row="2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79">
          <table:cell-address table:column="13" table:row="2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80">
          <table:cell-address table:column="13" table:row="2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81">
          <table:cell-address table:column="13" table:row="2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82">
          <table:cell-address table:column="13" table:row="2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83">
          <table:cell-address table:column="13" table:row="27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84">
          <table:cell-address table:column="13" table:row="28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85">
          <table:cell-address table:column="13" table:row="2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86">
          <table:cell-address table:column="13" table:row="30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87">
          <table:cell-address table:column="13" table:row="3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88">
          <table:cell-address table:column="13" table:row="3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89">
          <table:cell-address table:column="13" table:row="3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90">
          <table:cell-address table:column="13" table:row="3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91">
          <table:cell-address table:column="13" table:row="3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92">
          <table:cell-address table:column="13" table:row="3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93">
          <table:cell-address table:column="13" table:row="37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94">
          <table:cell-address table:column="13" table:row="38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95">
          <table:cell-address table:column="13" table:row="3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96">
          <table:cell-address table:column="13" table:row="40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97">
          <table:cell-address table:column="13" table:row="4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98">
          <table:cell-address table:column="13" table:row="4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499">
          <table:cell-address table:column="13" table:row="4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00">
          <table:cell-address table:column="13" table:row="4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01">
          <table:cell-address table:column="13" table:row="4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02">
          <table:cell-address table:column="13" table:row="4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03">
          <table:cell-address table:column="13" table:row="47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04">
          <table:cell-address table:column="13" table:row="48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05">
          <table:cell-address table:column="13" table:row="49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06">
          <table:cell-address table:column="13" table:row="50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07">
          <table:cell-address table:column="13" table:row="51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08">
          <table:cell-address table:column="13" table:row="52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09">
          <table:cell-address table:column="13" table:row="53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10">
          <table:cell-address table:column="13" table:row="54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11">
          <table:cell-address table:column="13" table:row="55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12">
          <table:cell-address table:column="13" table:row="56" table:table="3"/>
          <office:change-info>
            <dc:creator> </dc:creator>
            <dc:date>2020-02-07T15:52:48.219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13">
          <table:cell-address table:column="10" table:row="17" table:table="3"/>
          <office:change-info>
            <dc:creator> </dc:creator>
            <dc:date>2020-02-07T15:52:54.518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14">
          <table:cell-address table:column="10" table:row="18" table:table="3"/>
          <office:change-info>
            <dc:creator> </dc:creator>
            <dc:date>2020-02-07T15:52:54.519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15">
          <table:cell-address table:column="10" table:row="19" table:table="3"/>
          <office:change-info>
            <dc:creator> </dc:creator>
            <dc:date>2020-02-07T15:52:54.519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16">
          <table:cell-address table:column="10" table:row="20" table:table="3"/>
          <office:change-info>
            <dc:creator> </dc:creator>
            <dc:date>2020-02-07T15:52:54.519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17">
          <table:cell-address table:column="10" table:row="31" table:table="3"/>
          <office:change-info>
            <dc:creator> </dc:creator>
            <dc:date>2020-02-07T15:52:54.519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518">
          <table:cell-address table:column="10" table:row="32" table:table="3"/>
          <office:change-info>
            <dc:creator> </dc:creator>
            <dc:date>2020-02-07T15:52:54.519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519">
          <table:cell-address table:column="10" table:row="33" table:table="3"/>
          <office:change-info>
            <dc:creator> </dc:creator>
            <dc:date>2020-02-07T15:52:54.519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520">
          <table:cell-address table:column="10" table:row="34" table:table="3"/>
          <office:change-info>
            <dc:creator> </dc:creator>
            <dc:date>2020-02-07T15:52:54.519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521">
          <table:cell-address table:column="10" table:row="35" table:table="3"/>
          <office:change-info>
            <dc:creator> </dc:creator>
            <dc:date>2020-02-07T15:52:54.519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522">
          <table:cell-address table:column="4" table:row="1" table:table="4"/>
          <office:change-info>
            <dc:creator> </dc:creator>
            <dc:date>2020-02-07T15:53:57.617000000</dc:date>
          </office:change-info>
          <table:previous>
            <table:change-track-table-cell/>
          </table:previous>
        </table:cell-content-change>
        <table:cell-content-change table:id="ct1523">
          <table:cell-address table:column="2" table:row="1" table:table="1"/>
          <office:change-info>
            <dc:creator> </dc:creator>
            <dc:date>2020-02-07T15:58:24.654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1524">
          <table:cell-address table:column="4" table:row="1" table:table="1"/>
          <office:change-info>
            <dc:creator> </dc:creator>
            <dc:date>2020-02-07T15:58:31.289000000</dc:date>
          </office:change-info>
          <table:previous>
            <table:change-track-table-cell office:value-type="date" office:date-value="2020-01-20"/>
          </table:previous>
        </table:cell-content-change>
        <table:cell-content-change table:id="ct1525">
          <table:cell-address table:column="2" table:row="2" table:table="1"/>
          <office:change-info>
            <dc:creator> </dc:creator>
            <dc:date>2020-02-07T15:58:43.700000000</dc:date>
          </office:change-info>
          <table:previous>
            <table:change-track-table-cell/>
          </table:previous>
        </table:cell-content-change>
        <table:cell-content-change table:id="ct1526">
          <table:cell-address table:column="2" table:row="3" table:table="1"/>
          <office:change-info>
            <dc:creator> </dc:creator>
            <dc:date>2020-02-07T15:58:46.104000000</dc:date>
          </office:change-info>
          <table:previous>
            <table:change-track-table-cell/>
          </table:previous>
        </table:cell-content-change>
        <table:cell-content-change table:id="ct1527">
          <table:cell-address table:column="2" table:row="4" table:table="1"/>
          <office:change-info>
            <dc:creator> </dc:creator>
            <dc:date>2020-02-07T15:58:52.831000000</dc:date>
          </office:change-info>
          <table:previous>
            <table:change-track-table-cell/>
          </table:previous>
        </table:cell-content-change>
        <table:cell-content-change table:id="ct1528">
          <table:cell-address table:column="2" table:row="5" table:table="1"/>
          <office:change-info>
            <dc:creator> </dc:creator>
            <dc:date>2020-02-07T15:58:58.367000000</dc:date>
          </office:change-info>
          <table:previous>
            <table:change-track-table-cell/>
          </table:previous>
        </table:cell-content-change>
        <table:cell-content-change table:id="ct1529">
          <table:cell-address table:column="2" table:row="6" table:table="1"/>
          <office:change-info>
            <dc:creator> </dc:creator>
            <dc:date>2020-02-07T15:59:02.957000000</dc:date>
          </office:change-info>
          <table:previous>
            <table:change-track-table-cell/>
          </table:previous>
        </table:cell-content-change>
        <table:cell-content-change table:id="ct1530">
          <table:cell-address table:column="2" table:row="6" table:table="1"/>
          <office:change-info>
            <dc:creator> </dc:creator>
            <dc:date>2020-02-07T15:59:02.958000000</dc:date>
          </office:change-info>
          <table:previous table:id="ct1529">
            <table:change-track-table-cell office:value-type="string">
              <text:p>Prolog Practical</text:p>
            </table:change-track-table-cell>
          </table:previous>
        </table:cell-content-change>
        <table:cell-content-change table:id="ct1531">
          <table:cell-address table:column="2" table:row="7" table:table="1"/>
          <office:change-info>
            <dc:creator> </dc:creator>
            <dc:date>2020-02-07T15:59:09.436000000</dc:date>
          </office:change-info>
          <table:previous>
            <table:change-track-table-cell/>
          </table:previous>
        </table:cell-content-change>
        <table:cell-content-change table:id="ct1532">
          <table:cell-address table:column="2" table:row="8" table:table="1"/>
          <office:change-info>
            <dc:creator> </dc:creator>
            <dc:date>2020-02-07T15:59:13.835000000</dc:date>
          </office:change-info>
          <table:previous>
            <table:change-track-table-cell/>
          </table:previous>
        </table:cell-content-change>
        <table:cell-content-change table:id="ct1533">
          <table:cell-address table:column="2" table:row="9" table:table="1"/>
          <office:change-info>
            <dc:creator> </dc:creator>
            <dc:date>2020-02-07T15:59:19.156000000</dc:date>
          </office:change-info>
          <table:previous>
            <table:change-track-table-cell/>
          </table:previous>
        </table:cell-content-change>
        <table:cell-content-change table:id="ct1534">
          <table:cell-address table:column="2" table:row="10" table:table="1"/>
          <office:change-info>
            <dc:creator> </dc:creator>
            <dc:date>2020-02-07T15:59:25.140000000</dc:date>
          </office:change-info>
          <table:previous>
            <table:change-track-table-cell/>
          </table:previous>
        </table:cell-content-change>
        <table:cell-content-change table:id="ct1535">
          <table:cell-address table:column="2" table:row="11" table:table="1"/>
          <office:change-info>
            <dc:creator> </dc:creator>
            <dc:date>2020-02-07T15:59:29.461000000</dc:date>
          </office:change-info>
          <table:previous>
            <table:change-track-table-cell/>
          </table:previous>
        </table:cell-content-change>
        <table:cell-content-change table:id="ct1536">
          <table:cell-address table:column="2" table:row="12" table:table="1"/>
          <office:change-info>
            <dc:creator> </dc:creator>
            <dc:date>2020-02-07T16:01:10.958000000</dc:date>
          </office:change-info>
          <table:previous>
            <table:change-track-table-cell/>
          </table:previous>
        </table:cell-content-change>
        <table:cell-content-change table:id="ct1537">
          <table:cell-address table:column="2" table:row="13" table:table="1"/>
          <office:change-info>
            <dc:creator> </dc:creator>
            <dc:date>2020-02-07T16:01:12.353000000</dc:date>
          </office:change-info>
          <table:previous>
            <table:change-track-table-cell/>
          </table:previous>
        </table:cell-content-change>
        <table:cell-content-change table:id="ct1538">
          <table:cell-address table:column="2" table:row="14" table:table="1"/>
          <office:change-info>
            <dc:creator> </dc:creator>
            <dc:date>2020-02-07T16:01:14.220000000</dc:date>
          </office:change-info>
          <table:previous>
            <table:change-track-table-cell/>
          </table:previous>
        </table:cell-content-change>
        <table:cell-content-change table:id="ct1539">
          <table:cell-address table:column="2" table:row="15" table:table="1"/>
          <office:change-info>
            <dc:creator> </dc:creator>
            <dc:date>2020-02-07T16:01:18.360000000</dc:date>
          </office:change-info>
          <table:previous>
            <table:change-track-table-cell/>
          </table:previous>
        </table:cell-content-change>
        <table:cell-content-change table:id="ct1540">
          <table:cell-address table:column="2" table:row="16" table:table="1"/>
          <office:change-info>
            <dc:creator> </dc:creator>
            <dc:date>2020-02-07T16:01:25.469000000</dc:date>
          </office:change-info>
          <table:previous>
            <table:change-track-table-cell/>
          </table:previous>
        </table:cell-content-change>
        <table:cell-content-change table:id="ct1541">
          <table:cell-address table:column="2" table:row="17" table:table="1"/>
          <office:change-info>
            <dc:creator> </dc:creator>
            <dc:date>2020-02-07T16:01:33.704000000</dc:date>
          </office:change-info>
          <table:previous>
            <table:change-track-table-cell/>
          </table:previous>
        </table:cell-content-change>
        <table:cell-content-change table:id="ct1542">
          <table:cell-address table:column="2" table:row="18" table:table="1"/>
          <office:change-info>
            <dc:creator> </dc:creator>
            <dc:date>2020-02-07T16:01:38.857000000</dc:date>
          </office:change-info>
          <table:previous>
            <table:change-track-table-cell/>
          </table:previous>
        </table:cell-content-change>
        <table:cell-content-change table:id="ct1543">
          <table:cell-address table:column="2" table:row="19" table:table="1"/>
          <office:change-info>
            <dc:creator> </dc:creator>
            <dc:date>2020-02-07T16:01:42.706000000</dc:date>
          </office:change-info>
          <table:previous>
            <table:change-track-table-cell/>
          </table:previous>
        </table:cell-content-change>
        <table:cell-content-change table:id="ct1544">
          <table:cell-address table:column="2" table:row="20" table:table="1"/>
          <office:change-info>
            <dc:creator> </dc:creator>
            <dc:date>2020-02-07T16:01:50.445000000</dc:date>
          </office:change-info>
          <table:previous>
            <table:change-track-table-cell/>
          </table:previous>
        </table:cell-content-change>
        <table:cell-content-change table:id="ct1545">
          <table:cell-address table:column="2" table:row="21" table:table="1"/>
          <office:change-info>
            <dc:creator> </dc:creator>
            <dc:date>2020-02-07T16:01:55.641000000</dc:date>
          </office:change-info>
          <table:previous>
            <table:change-track-table-cell/>
          </table:previous>
        </table:cell-content-change>
        <table:cell-content-change table:id="ct1546">
          <table:cell-address table:column="3" table:row="2" table:table="1"/>
          <office:change-info>
            <dc:creator> </dc:creator>
            <dc:date>2020-02-07T16:02:18.788000000</dc:date>
          </office:change-info>
          <table:previous>
            <table:change-track-table-cell/>
          </table:previous>
        </table:cell-content-change>
        <table:cell-content-change table:id="ct1547">
          <table:cell-address table:column="3" table:row="3" table:table="1"/>
          <office:change-info>
            <dc:creator> </dc:creator>
            <dc:date>2020-02-07T16:02:19.346000000</dc:date>
          </office:change-info>
          <table:previous>
            <table:change-track-table-cell/>
          </table:previous>
        </table:cell-content-change>
        <table:cell-content-change table:id="ct1548">
          <table:cell-address table:column="3" table:row="4" table:table="1"/>
          <office:change-info>
            <dc:creator> </dc:creator>
            <dc:date>2020-02-07T16:02:19.809000000</dc:date>
          </office:change-info>
          <table:previous>
            <table:change-track-table-cell/>
          </table:previous>
        </table:cell-content-change>
        <table:cell-content-change table:id="ct1549">
          <table:cell-address table:column="3" table:row="5" table:table="1"/>
          <office:change-info>
            <dc:creator> </dc:creator>
            <dc:date>2020-02-07T16:02:20.248000000</dc:date>
          </office:change-info>
          <table:previous>
            <table:change-track-table-cell/>
          </table:previous>
        </table:cell-content-change>
        <table:cell-content-change table:id="ct1550">
          <table:cell-address table:column="3" table:row="6" table:table="1"/>
          <office:change-info>
            <dc:creator> </dc:creator>
            <dc:date>2020-02-07T16:02:20.751000000</dc:date>
          </office:change-info>
          <table:previous>
            <table:change-track-table-cell/>
          </table:previous>
        </table:cell-content-change>
        <table:cell-content-change table:id="ct1551">
          <table:cell-address table:column="3" table:row="7" table:table="1"/>
          <office:change-info>
            <dc:creator> </dc:creator>
            <dc:date>2020-02-07T16:02:21.529000000</dc:date>
          </office:change-info>
          <table:previous>
            <table:change-track-table-cell/>
          </table:previous>
        </table:cell-content-change>
        <table:cell-content-change table:id="ct1552">
          <table:cell-address table:column="3" table:row="8" table:table="1"/>
          <office:change-info>
            <dc:creator> </dc:creator>
            <dc:date>2020-02-07T16:02:22.138000000</dc:date>
          </office:change-info>
          <table:previous>
            <table:change-track-table-cell/>
          </table:previous>
        </table:cell-content-change>
        <table:cell-content-change table:id="ct1553">
          <table:cell-address table:column="3" table:row="9" table:table="1"/>
          <office:change-info>
            <dc:creator> </dc:creator>
            <dc:date>2020-02-07T16:02:22.701000000</dc:date>
          </office:change-info>
          <table:previous>
            <table:change-track-table-cell/>
          </table:previous>
        </table:cell-content-change>
        <table:cell-content-change table:id="ct1554">
          <table:cell-address table:column="3" table:row="10" table:table="1"/>
          <office:change-info>
            <dc:creator> </dc:creator>
            <dc:date>2020-02-07T16:02:23.655000000</dc:date>
          </office:change-info>
          <table:previous>
            <table:change-track-table-cell/>
          </table:previous>
        </table:cell-content-change>
        <table:cell-content-change table:id="ct1555">
          <table:cell-address table:column="3" table:row="11" table:table="1"/>
          <office:change-info>
            <dc:creator> </dc:creator>
            <dc:date>2020-02-07T16:02:24.466000000</dc:date>
          </office:change-info>
          <table:previous>
            <table:change-track-table-cell/>
          </table:previous>
        </table:cell-content-change>
        <table:cell-content-change table:id="ct1556">
          <table:cell-address table:column="3" table:row="12" table:table="1"/>
          <office:change-info>
            <dc:creator> </dc:creator>
            <dc:date>2020-02-07T16:02:25.147000000</dc:date>
          </office:change-info>
          <table:previous>
            <table:change-track-table-cell/>
          </table:previous>
        </table:cell-content-change>
        <table:cell-content-change table:id="ct1557">
          <table:cell-address table:column="3" table:row="13" table:table="1"/>
          <office:change-info>
            <dc:creator> </dc:creator>
            <dc:date>2020-02-07T16:02:25.823000000</dc:date>
          </office:change-info>
          <table:previous>
            <table:change-track-table-cell/>
          </table:previous>
        </table:cell-content-change>
        <table:cell-content-change table:id="ct1558">
          <table:cell-address table:column="3" table:row="14" table:table="1"/>
          <office:change-info>
            <dc:creator> </dc:creator>
            <dc:date>2020-02-07T16:02:26.608000000</dc:date>
          </office:change-info>
          <table:previous>
            <table:change-track-table-cell/>
          </table:previous>
        </table:cell-content-change>
        <table:cell-content-change table:id="ct1559">
          <table:cell-address table:column="3" table:row="15" table:table="1"/>
          <office:change-info>
            <dc:creator> </dc:creator>
            <dc:date>2020-02-07T16:02:27.489000000</dc:date>
          </office:change-info>
          <table:previous>
            <table:change-track-table-cell/>
          </table:previous>
        </table:cell-content-change>
        <table:cell-content-change table:id="ct1560">
          <table:cell-address table:column="3" table:row="16" table:table="1"/>
          <office:change-info>
            <dc:creator> </dc:creator>
            <dc:date>2020-02-07T16:02:28.144000000</dc:date>
          </office:change-info>
          <table:previous>
            <table:change-track-table-cell/>
          </table:previous>
        </table:cell-content-change>
        <table:cell-content-change table:id="ct1561">
          <table:cell-address table:column="3" table:row="17" table:table="1"/>
          <office:change-info>
            <dc:creator> </dc:creator>
            <dc:date>2020-02-07T16:02:29.068000000</dc:date>
          </office:change-info>
          <table:previous>
            <table:change-track-table-cell/>
          </table:previous>
        </table:cell-content-change>
        <table:cell-content-change table:id="ct1562">
          <table:cell-address table:column="3" table:row="18" table:table="1"/>
          <office:change-info>
            <dc:creator> </dc:creator>
            <dc:date>2020-02-07T16:02:30.931000000</dc:date>
          </office:change-info>
          <table:previous>
            <table:change-track-table-cell/>
          </table:previous>
        </table:cell-content-change>
        <table:cell-content-change table:id="ct1563">
          <table:cell-address table:column="3" table:row="19" table:table="1"/>
          <office:change-info>
            <dc:creator> </dc:creator>
            <dc:date>2020-02-07T16:02:31.706000000</dc:date>
          </office:change-info>
          <table:previous>
            <table:change-track-table-cell/>
          </table:previous>
        </table:cell-content-change>
        <table:cell-content-change table:id="ct1564">
          <table:cell-address table:column="3" table:row="20" table:table="1"/>
          <office:change-info>
            <dc:creator> </dc:creator>
            <dc:date>2020-02-07T16:02:32.352000000</dc:date>
          </office:change-info>
          <table:previous>
            <table:change-track-table-cell/>
          </table:previous>
        </table:cell-content-change>
        <table:cell-content-change table:id="ct1565">
          <table:cell-address table:column="3" table:row="21" table:table="1"/>
          <office:change-info>
            <dc:creator> </dc:creator>
            <dc:date>2020-02-07T16:02:33.419000000</dc:date>
          </office:change-info>
          <table:previous>
            <table:change-track-table-cell/>
          </table:previous>
        </table:cell-content-change>
        <table:cell-content-change table:id="ct1566">
          <table:cell-address table:column="4" table:row="2" table:table="1"/>
          <office:change-info>
            <dc:creator> </dc:creator>
            <dc:date>2020-02-07T16:02:40.391000000</dc:date>
          </office:change-info>
          <table:previous>
            <table:change-track-table-cell/>
          </table:previous>
        </table:cell-content-change>
        <table:cell-content-change table:id="ct1567">
          <table:cell-address table:column="4" table:row="3" table:table="1"/>
          <office:change-info>
            <dc:creator> </dc:creator>
            <dc:date>2020-02-07T16:02:43.492000000</dc:date>
          </office:change-info>
          <table:previous>
            <table:change-track-table-cell/>
          </table:previous>
        </table:cell-content-change>
        <table:cell-content-change table:id="ct1568">
          <table:cell-address table:column="4" table:row="4" table:table="1"/>
          <office:change-info>
            <dc:creator> </dc:creator>
            <dc:date>2020-02-07T16:02:46.674000000</dc:date>
          </office:change-info>
          <table:previous>
            <table:change-track-table-cell/>
          </table:previous>
        </table:cell-content-change>
        <table:cell-content-change table:id="ct1569">
          <table:cell-address table:column="4" table:row="5" table:table="1"/>
          <office:change-info>
            <dc:creator> </dc:creator>
            <dc:date>2020-02-07T16:02:50.346000000</dc:date>
          </office:change-info>
          <table:previous>
            <table:change-track-table-cell/>
          </table:previous>
        </table:cell-content-change>
        <table:cell-content-change table:id="ct1570">
          <table:cell-address table:column="4" table:row="6" table:table="1"/>
          <office:change-info>
            <dc:creator> </dc:creator>
            <dc:date>2020-02-07T16:02:57.854000000</dc:date>
          </office:change-info>
          <table:previous>
            <table:change-track-table-cell/>
          </table:previous>
        </table:cell-content-change>
        <table:cell-content-change table:id="ct1571">
          <table:cell-address table:column="4" table:row="7" table:table="1"/>
          <office:change-info>
            <dc:creator> </dc:creator>
            <dc:date>2020-02-07T16:03:02.848000000</dc:date>
          </office:change-info>
          <table:previous>
            <table:change-track-table-cell/>
          </table:previous>
        </table:cell-content-change>
        <table:cell-content-change table:id="ct1572">
          <table:cell-address table:column="4" table:row="8" table:table="1"/>
          <office:change-info>
            <dc:creator> </dc:creator>
            <dc:date>2020-02-07T16:03:10.502000000</dc:date>
          </office:change-info>
          <table:previous>
            <table:change-track-table-cell/>
          </table:previous>
        </table:cell-content-change>
        <table:cell-content-change table:id="ct1573">
          <table:cell-address table:column="4" table:row="9" table:table="1"/>
          <office:change-info>
            <dc:creator> </dc:creator>
            <dc:date>2020-02-07T16:03:15.384000000</dc:date>
          </office:change-info>
          <table:previous>
            <table:change-track-table-cell/>
          </table:previous>
        </table:cell-content-change>
        <table:cell-content-change table:id="ct1574">
          <table:cell-address table:column="4" table:row="10" table:table="1"/>
          <office:change-info>
            <dc:creator> </dc:creator>
            <dc:date>2020-02-07T16:03:21.102000000</dc:date>
          </office:change-info>
          <table:previous>
            <table:change-track-table-cell/>
          </table:previous>
        </table:cell-content-change>
        <table:cell-content-change table:id="ct1575">
          <table:cell-address table:column="4" table:row="11" table:table="1"/>
          <office:change-info>
            <dc:creator> </dc:creator>
            <dc:date>2020-02-07T16:03:26.389000000</dc:date>
          </office:change-info>
          <table:previous>
            <table:change-track-table-cell/>
          </table:previous>
        </table:cell-content-change>
        <table:cell-content-change table:id="ct1576">
          <table:cell-address table:column="4" table:row="12" table:table="1"/>
          <office:change-info>
            <dc:creator> </dc:creator>
            <dc:date>2020-02-07T16:03:38.089000000</dc:date>
          </office:change-info>
          <table:previous>
            <table:change-track-table-cell/>
          </table:previous>
        </table:cell-content-change>
        <table:cell-content-change table:id="ct1577">
          <table:cell-address table:column="4" table:row="13" table:table="1"/>
          <office:change-info>
            <dc:creator> </dc:creator>
            <dc:date>2020-02-07T16:03:41.124000000</dc:date>
          </office:change-info>
          <table:previous>
            <table:change-track-table-cell/>
          </table:previous>
        </table:cell-content-change>
        <table:cell-content-change table:id="ct1578">
          <table:cell-address table:column="4" table:row="14" table:table="1"/>
          <office:change-info>
            <dc:creator> </dc:creator>
            <dc:date>2020-02-07T16:03:44.752000000</dc:date>
          </office:change-info>
          <table:previous>
            <table:change-track-table-cell/>
          </table:previous>
        </table:cell-content-change>
        <table:cell-content-change table:id="ct1579">
          <table:cell-address table:column="4" table:row="15" table:table="1"/>
          <office:change-info>
            <dc:creator> </dc:creator>
            <dc:date>2020-02-07T16:03:47.291000000</dc:date>
          </office:change-info>
          <table:previous>
            <table:change-track-table-cell/>
          </table:previous>
        </table:cell-content-change>
        <table:cell-content-change table:id="ct1580">
          <table:cell-address table:column="4" table:row="16" table:table="1"/>
          <office:change-info>
            <dc:creator> </dc:creator>
            <dc:date>2020-02-07T16:04:00.819000000</dc:date>
          </office:change-info>
          <table:previous>
            <table:change-track-table-cell/>
          </table:previous>
        </table:cell-content-change>
        <table:cell-content-change table:id="ct1581">
          <table:cell-address table:column="4" table:row="17" table:table="1"/>
          <office:change-info>
            <dc:creator> </dc:creator>
            <dc:date>2020-02-07T16:04:18.583000000</dc:date>
          </office:change-info>
          <table:previous>
            <table:change-track-table-cell/>
          </table:previous>
        </table:cell-content-change>
        <table:cell-content-change table:id="ct1582">
          <table:cell-address table:column="4" table:row="18" table:table="1"/>
          <office:change-info>
            <dc:creator> </dc:creator>
            <dc:date>2020-02-07T16:04:25.611000000</dc:date>
          </office:change-info>
          <table:previous>
            <table:change-track-table-cell/>
          </table:previous>
        </table:cell-content-change>
        <table:cell-content-change table:id="ct1583">
          <table:cell-address table:column="4" table:row="19" table:table="1"/>
          <office:change-info>
            <dc:creator> </dc:creator>
            <dc:date>2020-02-07T16:04:41.695000000</dc:date>
          </office:change-info>
          <table:previous>
            <table:change-track-table-cell/>
          </table:previous>
        </table:cell-content-change>
        <table:cell-content-change table:id="ct1584">
          <table:cell-address table:column="4" table:row="20" table:table="1"/>
          <office:change-info>
            <dc:creator> </dc:creator>
            <dc:date>2020-02-07T16:04:49.254000000</dc:date>
          </office:change-info>
          <table:previous>
            <table:change-track-table-cell/>
          </table:previous>
        </table:cell-content-change>
        <table:cell-content-change table:id="ct1585">
          <table:cell-address table:column="4" table:row="21" table:table="1"/>
          <office:change-info>
            <dc:creator> </dc:creator>
            <dc:date>2020-02-07T16:04:53.516000000</dc:date>
          </office:change-info>
          <table:previous>
            <table:change-track-table-cell/>
          </table:previous>
        </table:cell-content-change>
        <table:cell-content-change table:id="ct1586">
          <table:cell-address table:column="0" table:row="1" table:table="1"/>
          <office:change-info>
            <dc:creator> </dc:creator>
            <dc:date>2020-02-07T16:05:31.256000000</dc:date>
          </office:change-info>
          <table:previous>
            <table:change-track-table-cell office:value-type="float" office:value="2"/>
          </table:previous>
        </table:cell-content-change>
        <table:cell-content-change table:id="ct1587">
          <table:cell-address table:column="0" table:row="12" table:table="1"/>
          <office:change-info>
            <dc:creator> </dc:creator>
            <dc:date>2020-02-07T16:05:40.439000000</dc:date>
          </office:change-info>
          <table:previous>
            <table:change-track-table-cell/>
          </table:previous>
        </table:cell-content-change>
        <table:cell-content-change table:id="ct1588">
          <table:cell-address table:column="0" table:row="13" table:table="1"/>
          <office:change-info>
            <dc:creator> </dc:creator>
            <dc:date>2020-02-07T16:05:40.842000000</dc:date>
          </office:change-info>
          <table:previous>
            <table:change-track-table-cell/>
          </table:previous>
        </table:cell-content-change>
        <table:cell-content-change table:id="ct1589">
          <table:cell-address table:column="0" table:row="14" table:table="1"/>
          <office:change-info>
            <dc:creator> </dc:creator>
            <dc:date>2020-02-07T16:05:41.134000000</dc:date>
          </office:change-info>
          <table:previous>
            <table:change-track-table-cell/>
          </table:previous>
        </table:cell-content-change>
        <table:cell-content-change table:id="ct1590">
          <table:cell-address table:column="0" table:row="15" table:table="1"/>
          <office:change-info>
            <dc:creator> </dc:creator>
            <dc:date>2020-02-07T16:05:41.382000000</dc:date>
          </office:change-info>
          <table:previous>
            <table:change-track-table-cell/>
          </table:previous>
        </table:cell-content-change>
        <table:cell-content-change table:id="ct1591">
          <table:cell-address table:column="0" table:row="16" table:table="1"/>
          <office:change-info>
            <dc:creator> </dc:creator>
            <dc:date>2020-02-07T16:05:41.630000000</dc:date>
          </office:change-info>
          <table:previous>
            <table:change-track-table-cell/>
          </table:previous>
        </table:cell-content-change>
        <table:cell-content-change table:id="ct1592">
          <table:cell-address table:column="0" table:row="17" table:table="1"/>
          <office:change-info>
            <dc:creator> </dc:creator>
            <dc:date>2020-02-07T16:05:41.877000000</dc:date>
          </office:change-info>
          <table:previous>
            <table:change-track-table-cell/>
          </table:previous>
        </table:cell-content-change>
        <table:cell-content-change table:id="ct1593">
          <table:cell-address table:column="0" table:row="18" table:table="1"/>
          <office:change-info>
            <dc:creator> </dc:creator>
            <dc:date>2020-02-07T16:05:42.123000000</dc:date>
          </office:change-info>
          <table:previous>
            <table:change-track-table-cell/>
          </table:previous>
        </table:cell-content-change>
        <table:cell-content-change table:id="ct1594">
          <table:cell-address table:column="0" table:row="20" table:table="1"/>
          <office:change-info>
            <dc:creator> </dc:creator>
            <dc:date>2020-02-07T16:05:42.552000000</dc:date>
          </office:change-info>
          <table:previous>
            <table:change-track-table-cell/>
          </table:previous>
        </table:cell-content-change>
        <table:cell-content-change table:id="ct1595">
          <table:cell-address table:column="0" table:row="21" table:table="1"/>
          <office:change-info>
            <dc:creator> </dc:creator>
            <dc:date>2020-02-07T16:05:42.957000000</dc:date>
          </office:change-info>
          <table:previous>
            <table:change-track-table-cell/>
          </table:previous>
        </table:cell-content-change>
        <table:cell-content-change table:id="ct1596">
          <table:cell-address table:column="0" table:row="19" table:table="1"/>
          <office:change-info>
            <dc:creator> </dc:creator>
            <dc:date>2020-02-07T16:05:43.634000000</dc:date>
          </office:change-info>
          <table:previous>
            <table:change-track-table-cell/>
          </table:previous>
        </table:cell-content-change>
        <table:cell-content-change table:id="ct1597">
          <table:cell-address table:column="0" table:row="2" table:table="1"/>
          <office:change-info>
            <dc:creator> </dc:creator>
            <dc:date>2020-02-07T16:05:47.344000000</dc:date>
          </office:change-info>
          <table:previous>
            <table:change-track-table-cell/>
          </table:previous>
        </table:cell-content-change>
        <table:cell-content-change table:id="ct1598">
          <table:cell-address table:column="0" table:row="3" table:table="1"/>
          <office:change-info>
            <dc:creator> </dc:creator>
            <dc:date>2020-02-07T16:05:47.617000000</dc:date>
          </office:change-info>
          <table:previous>
            <table:change-track-table-cell/>
          </table:previous>
        </table:cell-content-change>
        <table:cell-content-change table:id="ct1599">
          <table:cell-address table:column="0" table:row="4" table:table="1"/>
          <office:change-info>
            <dc:creator> </dc:creator>
            <dc:date>2020-02-07T16:05:47.840000000</dc:date>
          </office:change-info>
          <table:previous>
            <table:change-track-table-cell/>
          </table:previous>
        </table:cell-content-change>
        <table:cell-content-change table:id="ct1600">
          <table:cell-address table:column="0" table:row="5" table:table="1"/>
          <office:change-info>
            <dc:creator> </dc:creator>
            <dc:date>2020-02-07T16:05:48.088000000</dc:date>
          </office:change-info>
          <table:previous>
            <table:change-track-table-cell/>
          </table:previous>
        </table:cell-content-change>
        <table:cell-content-change table:id="ct1601">
          <table:cell-address table:column="0" table:row="6" table:table="1"/>
          <office:change-info>
            <dc:creator> </dc:creator>
            <dc:date>2020-02-07T16:05:48.312000000</dc:date>
          </office:change-info>
          <table:previous>
            <table:change-track-table-cell/>
          </table:previous>
        </table:cell-content-change>
        <table:cell-content-change table:id="ct1602">
          <table:cell-address table:column="0" table:row="7" table:table="1"/>
          <office:change-info>
            <dc:creator> </dc:creator>
            <dc:date>2020-02-07T16:05:48.515000000</dc:date>
          </office:change-info>
          <table:previous>
            <table:change-track-table-cell/>
          </table:previous>
        </table:cell-content-change>
        <table:cell-content-change table:id="ct1603">
          <table:cell-address table:column="0" table:row="8" table:table="1"/>
          <office:change-info>
            <dc:creator> </dc:creator>
            <dc:date>2020-02-07T16:05:48.718000000</dc:date>
          </office:change-info>
          <table:previous>
            <table:change-track-table-cell/>
          </table:previous>
        </table:cell-content-change>
        <table:cell-content-change table:id="ct1604">
          <table:cell-address table:column="0" table:row="9" table:table="1"/>
          <office:change-info>
            <dc:creator> </dc:creator>
            <dc:date>2020-02-07T16:05:48.943000000</dc:date>
          </office:change-info>
          <table:previous>
            <table:change-track-table-cell/>
          </table:previous>
        </table:cell-content-change>
        <table:cell-content-change table:id="ct1605">
          <table:cell-address table:column="0" table:row="10" table:table="1"/>
          <office:change-info>
            <dc:creator> </dc:creator>
            <dc:date>2020-02-07T16:05:49.167000000</dc:date>
          </office:change-info>
          <table:previous>
            <table:change-track-table-cell/>
          </table:previous>
        </table:cell-content-change>
        <table:cell-content-change table:id="ct1606">
          <table:cell-address table:column="0" table:row="11" table:table="1"/>
          <office:change-info>
            <dc:creator> </dc:creator>
            <dc:date>2020-02-07T16:05:49.909000000</dc:date>
          </office:change-info>
          <table:previous>
            <table:change-track-table-cell/>
          </table:previous>
        </table:cell-content-change>
        <table:cell-content-change table:id="ct1607">
          <table:cell-address table:column="1" table:row="2" table:table="1"/>
          <office:change-info>
            <dc:creator> </dc:creator>
            <dc:date>2020-02-07T16:05:56.164000000</dc:date>
          </office:change-info>
          <table:previous>
            <table:change-track-table-cell/>
          </table:previous>
        </table:cell-content-change>
        <table:cell-content-change table:id="ct1608">
          <table:cell-address table:column="1" table:row="3" table:table="1"/>
          <office:change-info>
            <dc:creator> </dc:creator>
            <dc:date>2020-02-07T16:05:56.593000000</dc:date>
          </office:change-info>
          <table:previous>
            <table:change-track-table-cell/>
          </table:previous>
        </table:cell-content-change>
        <table:cell-content-change table:id="ct1609">
          <table:cell-address table:column="1" table:row="4" table:table="1"/>
          <office:change-info>
            <dc:creator> </dc:creator>
            <dc:date>2020-02-07T16:05:56.997000000</dc:date>
          </office:change-info>
          <table:previous>
            <table:change-track-table-cell/>
          </table:previous>
        </table:cell-content-change>
        <table:cell-content-change table:id="ct1610">
          <table:cell-address table:column="1" table:row="5" table:table="1"/>
          <office:change-info>
            <dc:creator> </dc:creator>
            <dc:date>2020-02-07T16:05:57.472000000</dc:date>
          </office:change-info>
          <table:previous>
            <table:change-track-table-cell/>
          </table:previous>
        </table:cell-content-change>
        <table:cell-content-change table:id="ct1611">
          <table:cell-address table:column="1" table:row="6" table:table="1"/>
          <office:change-info>
            <dc:creator> </dc:creator>
            <dc:date>2020-02-07T16:05:58.977000000</dc:date>
          </office:change-info>
          <table:previous>
            <table:change-track-table-cell/>
          </table:previous>
        </table:cell-content-change>
        <table:cell-content-change table:id="ct1612">
          <table:cell-address table:column="1" table:row="7" table:table="1"/>
          <office:change-info>
            <dc:creator> </dc:creator>
            <dc:date>2020-02-07T16:05:59.696000000</dc:date>
          </office:change-info>
          <table:previous>
            <table:change-track-table-cell/>
          </table:previous>
        </table:cell-content-change>
        <table:cell-content-change table:id="ct1613">
          <table:cell-address table:column="1" table:row="8" table:table="1"/>
          <office:change-info>
            <dc:creator> </dc:creator>
            <dc:date>2020-02-07T16:06:00.149000000</dc:date>
          </office:change-info>
          <table:previous>
            <table:change-track-table-cell/>
          </table:previous>
        </table:cell-content-change>
        <table:cell-content-change table:id="ct1614">
          <table:cell-address table:column="1" table:row="9" table:table="1"/>
          <office:change-info>
            <dc:creator> </dc:creator>
            <dc:date>2020-02-07T16:06:00.596000000</dc:date>
          </office:change-info>
          <table:previous>
            <table:change-track-table-cell/>
          </table:previous>
        </table:cell-content-change>
        <table:cell-content-change table:id="ct1615">
          <table:cell-address table:column="1" table:row="10" table:table="1"/>
          <office:change-info>
            <dc:creator> </dc:creator>
            <dc:date>2020-02-07T16:06:02.329000000</dc:date>
          </office:change-info>
          <table:previous>
            <table:change-track-table-cell/>
          </table:previous>
        </table:cell-content-change>
        <table:cell-content-change table:id="ct1616">
          <table:cell-address table:column="1" table:row="11" table:table="1"/>
          <office:change-info>
            <dc:creator> </dc:creator>
            <dc:date>2020-02-07T16:06:03.003000000</dc:date>
          </office:change-info>
          <table:previous>
            <table:change-track-table-cell/>
          </table:previous>
        </table:cell-content-change>
        <table:cell-content-change table:id="ct1617">
          <table:cell-address table:column="1" table:row="12" table:table="1"/>
          <office:change-info>
            <dc:creator> </dc:creator>
            <dc:date>2020-02-07T16:06:03.590000000</dc:date>
          </office:change-info>
          <table:previous>
            <table:change-track-table-cell/>
          </table:previous>
        </table:cell-content-change>
        <table:cell-content-change table:id="ct1618">
          <table:cell-address table:column="1" table:row="13" table:table="1"/>
          <office:change-info>
            <dc:creator> </dc:creator>
            <dc:date>2020-02-07T16:06:04.602000000</dc:date>
          </office:change-info>
          <table:previous>
            <table:change-track-table-cell/>
          </table:previous>
        </table:cell-content-change>
        <table:cell-content-change table:id="ct1619">
          <table:cell-address table:column="1" table:row="14" table:table="1"/>
          <office:change-info>
            <dc:creator> </dc:creator>
            <dc:date>2020-02-07T16:06:05.208000000</dc:date>
          </office:change-info>
          <table:previous>
            <table:change-track-table-cell/>
          </table:previous>
        </table:cell-content-change>
        <table:cell-content-change table:id="ct1620">
          <table:cell-address table:column="1" table:row="15" table:table="1"/>
          <office:change-info>
            <dc:creator> </dc:creator>
            <dc:date>2020-02-07T16:06:05.682000000</dc:date>
          </office:change-info>
          <table:previous>
            <table:change-track-table-cell/>
          </table:previous>
        </table:cell-content-change>
        <table:cell-content-change table:id="ct1621">
          <table:cell-address table:column="1" table:row="16" table:table="1"/>
          <office:change-info>
            <dc:creator> </dc:creator>
            <dc:date>2020-02-07T16:06:06.200000000</dc:date>
          </office:change-info>
          <table:previous>
            <table:change-track-table-cell/>
          </table:previous>
        </table:cell-content-change>
        <table:cell-content-change table:id="ct1622">
          <table:cell-address table:column="1" table:row="17" table:table="1"/>
          <office:change-info>
            <dc:creator> </dc:creator>
            <dc:date>2020-02-07T16:06:07.436000000</dc:date>
          </office:change-info>
          <table:previous>
            <table:change-track-table-cell/>
          </table:previous>
        </table:cell-content-change>
        <table:cell-content-change table:id="ct1623">
          <table:cell-address table:column="1" table:row="18" table:table="1"/>
          <office:change-info>
            <dc:creator> </dc:creator>
            <dc:date>2020-02-07T16:06:08.876000000</dc:date>
          </office:change-info>
          <table:previous>
            <table:change-track-table-cell/>
          </table:previous>
        </table:cell-content-change>
        <table:cell-content-change table:id="ct1624">
          <table:cell-address table:column="1" table:row="19" table:table="1"/>
          <office:change-info>
            <dc:creator> </dc:creator>
            <dc:date>2020-02-07T16:06:10.001000000</dc:date>
          </office:change-info>
          <table:previous>
            <table:change-track-table-cell/>
          </table:previous>
        </table:cell-content-change>
        <table:cell-content-change table:id="ct1625">
          <table:cell-address table:column="1" table:row="20" table:table="1"/>
          <office:change-info>
            <dc:creator> </dc:creator>
            <dc:date>2020-02-07T16:06:12.544000000</dc:date>
          </office:change-info>
          <table:previous>
            <table:change-track-table-cell/>
          </table:previous>
        </table:cell-content-change>
        <table:cell-content-change table:id="ct1626">
          <table:cell-address table:column="1" table:row="21" table:table="1"/>
          <office:change-info>
            <dc:creator> </dc:creator>
            <dc:date>2020-02-07T16:06:19.563000000</dc:date>
          </office:change-info>
          <table:previous>
            <table:change-track-table-cell/>
          </table:previous>
        </table:cell-content-change>
        <table:cell-content-change table:id="ct1627">
          <table:cell-address table:column="1" table:row="12" table:table="1"/>
          <office:change-info>
            <dc:creator> </dc:creator>
            <dc:date>2020-02-07T16:06:26.871000000</dc:date>
          </office:change-info>
          <table:previous table:id="ct1617">
            <table:change-track-table-cell office:value-type="float" office:value="12"/>
          </table:previous>
        </table:cell-content-change>
        <table:cell-content-change table:id="ct1628">
          <table:cell-address table:column="1" table:row="13" table:table="1"/>
          <office:change-info>
            <dc:creator> </dc:creator>
            <dc:date>2020-02-07T16:06:27.675000000</dc:date>
          </office:change-info>
          <table:previous table:id="ct1618">
            <table:change-track-table-cell office:value-type="float" office:value="13"/>
          </table:previous>
        </table:cell-content-change>
        <table:cell-content-change table:id="ct1629">
          <table:cell-address table:column="1" table:row="14" table:table="1"/>
          <office:change-info>
            <dc:creator> </dc:creator>
            <dc:date>2020-02-07T16:06:29.370000000</dc:date>
          </office:change-info>
          <table:previous table:id="ct1619">
            <table:change-track-table-cell office:value-type="float" office:value="14"/>
          </table:previous>
        </table:cell-content-change>
        <table:cell-content-change table:id="ct1630">
          <table:cell-address table:column="1" table:row="15" table:table="1"/>
          <office:change-info>
            <dc:creator> </dc:creator>
            <dc:date>2020-02-07T16:06:29.967000000</dc:date>
          </office:change-info>
          <table:previous table:id="ct1620">
            <table:change-track-table-cell office:value-type="float" office:value="15"/>
          </table:previous>
        </table:cell-content-change>
        <table:cell-content-change table:id="ct1631">
          <table:cell-address table:column="1" table:row="16" table:table="1"/>
          <office:change-info>
            <dc:creator> </dc:creator>
            <dc:date>2020-02-07T16:06:30.499000000</dc:date>
          </office:change-info>
          <table:previous table:id="ct1621">
            <table:change-track-table-cell office:value-type="float" office:value="16"/>
          </table:previous>
        </table:cell-content-change>
        <table:cell-content-change table:id="ct1632">
          <table:cell-address table:column="1" table:row="17" table:table="1"/>
          <office:change-info>
            <dc:creator> </dc:creator>
            <dc:date>2020-02-07T16:06:31.218000000</dc:date>
          </office:change-info>
          <table:previous table:id="ct1622">
            <table:change-track-table-cell office:value-type="float" office:value="17"/>
          </table:previous>
        </table:cell-content-change>
        <table:cell-content-change table:id="ct1633">
          <table:cell-address table:column="1" table:row="18" table:table="1"/>
          <office:change-info>
            <dc:creator> </dc:creator>
            <dc:date>2020-02-07T16:06:31.923000000</dc:date>
          </office:change-info>
          <table:previous table:id="ct1623">
            <table:change-track-table-cell office:value-type="float" office:value="18"/>
          </table:previous>
        </table:cell-content-change>
        <table:cell-content-change table:id="ct1634">
          <table:cell-address table:column="1" table:row="19" table:table="1"/>
          <office:change-info>
            <dc:creator> </dc:creator>
            <dc:date>2020-02-07T16:06:32.526000000</dc:date>
          </office:change-info>
          <table:previous table:id="ct1624">
            <table:change-track-table-cell office:value-type="float" office:value="19"/>
          </table:previous>
        </table:cell-content-change>
        <table:cell-content-change table:id="ct1635">
          <table:cell-address table:column="1" table:row="20" table:table="1"/>
          <office:change-info>
            <dc:creator> </dc:creator>
            <dc:date>2020-02-07T16:06:33.180000000</dc:date>
          </office:change-info>
          <table:previous table:id="ct1625">
            <table:change-track-table-cell office:value-type="float" office:value="20"/>
          </table:previous>
        </table:cell-content-change>
        <table:cell-content-change table:id="ct1636">
          <table:cell-address table:column="1" table:row="21" table:table="1"/>
          <office:change-info>
            <dc:creator> </dc:creator>
            <dc:date>2020-02-07T16:06:34.388000000</dc:date>
          </office:change-info>
          <table:previous table:id="ct1626">
            <table:change-track-table-cell office:value-type="float" office:value="20"/>
          </table:previous>
        </table:cell-content-change>
        <table:cell-content-change table:id="ct1637">
          <table:cell-address table:column="0" table:row="1" table:table="2"/>
          <office:change-info>
            <dc:creator> </dc:creator>
            <dc:date>2020-02-07T16:06:46.588000000</dc:date>
          </office:change-info>
          <table:previous>
            <table:change-track-table-cell/>
          </table:previous>
        </table:cell-content-change>
        <table:cell-content-change table:id="ct1638">
          <table:cell-address table:column="0" table:row="2" table:table="2"/>
          <office:change-info>
            <dc:creator> </dc:creator>
            <dc:date>2020-02-07T16:06:47.098000000</dc:date>
          </office:change-info>
          <table:previous>
            <table:change-track-table-cell/>
          </table:previous>
        </table:cell-content-change>
        <table:cell-content-change table:id="ct1639">
          <table:cell-address table:column="0" table:row="3" table:table="2"/>
          <office:change-info>
            <dc:creator> </dc:creator>
            <dc:date>2020-02-07T16:06:48.060000000</dc:date>
          </office:change-info>
          <table:previous>
            <table:change-track-table-cell/>
          </table:previous>
        </table:cell-content-change>
        <table:cell-content-change table:id="ct1640">
          <table:cell-address table:column="5" table:row="1" table:table="2"/>
          <office:change-info>
            <dc:creator> </dc:creator>
            <dc:date>2020-02-07T16:07:01.916000000</dc:date>
          </office:change-info>
          <table:previous>
            <table:change-track-table-cell/>
          </table:previous>
        </table:cell-content-change>
        <table:cell-content-change table:id="ct1641">
          <table:cell-address table:column="5" table:row="2" table:table="2"/>
          <office:change-info>
            <dc:creator> </dc:creator>
            <dc:date>2020-02-07T16:07:21.715000000</dc:date>
          </office:change-info>
          <table:previous>
            <table:change-track-table-cell/>
          </table:previous>
        </table:cell-content-change>
        <table:cell-content-change table:id="ct1642">
          <table:cell-address table:column="4" table:row="2" table:table="4"/>
          <office:change-info>
            <dc:creator> </dc:creator>
            <dc:date>2020-02-07T16:11:52.652000000</dc:date>
          </office:change-info>
          <table:previous>
            <table:change-track-table-cell/>
          </table:previous>
        </table:cell-content-change>
        <table:cell-content-change table:id="ct1643">
          <table:cell-address table:column="4" table:row="1" table:table="4"/>
          <office:change-info>
            <dc:creator> </dc:creator>
            <dc:date>2020-02-07T16:12:07.300000000</dc:date>
          </office:change-info>
          <table:previous table:id="ct1522">
            <table:change-track-table-cell office:value-type="string">
              <text:p>Ch2 Logic and Resolution</text:p>
            </table:change-track-table-cell>
          </table:previous>
        </table:cell-content-change>
        <table:cell-content-change table:id="ct1644">
          <table:cell-address table:column="4" table:row="3" table:table="4"/>
          <office:change-info>
            <dc:creator> </dc:creator>
            <dc:date>2020-02-07T16:13:00.077000000</dc:date>
          </office:change-info>
          <table:previous>
            <table:change-track-table-cell/>
          </table:previous>
        </table:cell-content-change>
        <table:cell-content-change table:id="ct1645">
          <table:cell-address table:column="4" table:row="4" table:table="4"/>
          <office:change-info>
            <dc:creator> </dc:creator>
            <dc:date>2020-02-07T16:13:04.877000000</dc:date>
          </office:change-info>
          <table:previous>
            <table:change-track-table-cell/>
          </table:previous>
        </table:cell-content-change>
        <table:cell-content-change table:id="ct1646">
          <table:cell-address table:column="5" table:row="1" table:table="4"/>
          <office:change-info>
            <dc:creator> </dc:creator>
            <dc:date>2020-02-07T16:13:21.756000000</dc:date>
          </office:change-info>
          <table:previous>
            <table:change-track-table-cell/>
          </table:previous>
        </table:cell-content-change>
        <table:cell-content-change table:id="ct1647">
          <table:cell-address table:column="5" table:row="2" table:table="4"/>
          <office:change-info>
            <dc:creator> </dc:creator>
            <dc:date>2020-02-07T16:13:31.607000000</dc:date>
          </office:change-info>
          <table:previous>
            <table:change-track-table-cell/>
          </table:previous>
        </table:cell-content-change>
        <table:cell-content-change table:id="ct1648">
          <table:cell-address table:column="5" table:row="3" table:table="4"/>
          <office:change-info>
            <dc:creator> </dc:creator>
            <dc:date>2020-02-07T16:21:46.249000000</dc:date>
          </office:change-info>
          <table:previous>
            <table:change-track-table-cell/>
          </table:previous>
        </table:cell-content-change>
        <table:cell-content-change table:id="ct1649">
          <table:cell-address table:column="5" table:row="4" table:table="4"/>
          <office:change-info>
            <dc:creator> </dc:creator>
            <dc:date>2020-02-07T16:22:00.971000000</dc:date>
          </office:change-info>
          <table:previous>
            <table:change-track-table-cell/>
          </table:previous>
        </table:cell-content-change>
        <table:cell-content-change table:id="ct1650">
          <table:cell-address table:column="3" table:row="1" table:table="4"/>
          <office:change-info>
            <dc:creator> </dc:creator>
            <dc:date>2020-02-07T16:22:07.661000000</dc:date>
          </office:change-info>
          <table:previous>
            <table:change-track-table-cell/>
          </table:previous>
        </table:cell-content-change>
        <table:cell-content-change table:id="ct1651">
          <table:cell-address table:column="3" table:row="2" table:table="4"/>
          <office:change-info>
            <dc:creator> </dc:creator>
            <dc:date>2020-02-07T16:22:08.201000000</dc:date>
          </office:change-info>
          <table:previous>
            <table:change-track-table-cell/>
          </table:previous>
        </table:cell-content-change>
        <table:cell-content-change table:id="ct1652">
          <table:cell-address table:column="3" table:row="3" table:table="4"/>
          <office:change-info>
            <dc:creator> </dc:creator>
            <dc:date>2020-02-07T16:22:08.811000000</dc:date>
          </office:change-info>
          <table:previous>
            <table:change-track-table-cell/>
          </table:previous>
        </table:cell-content-change>
        <table:cell-content-change table:id="ct1653">
          <table:cell-address table:column="3" table:row="4" table:table="4"/>
          <office:change-info>
            <dc:creator> </dc:creator>
            <dc:date>2020-02-07T16:22:09.373000000</dc:date>
          </office:change-info>
          <table:previous>
            <table:change-track-table-cell/>
          </table:previous>
        </table:cell-content-change>
        <table:cell-content-change table:id="ct1654">
          <table:cell-address table:column="0" table:row="1" table:table="4"/>
          <office:change-info>
            <dc:creator> </dc:creator>
            <dc:date>2020-02-07T16:22:12.059000000</dc:date>
          </office:change-info>
          <table:previous>
            <table:change-track-table-cell/>
          </table:previous>
        </table:cell-content-change>
        <table:cell-content-change table:id="ct1655">
          <table:cell-address table:column="0" table:row="3" table:table="4"/>
          <office:change-info>
            <dc:creator> </dc:creator>
            <dc:date>2020-02-07T16:22:14.594000000</dc:date>
          </office:change-info>
          <table:previous>
            <table:change-track-table-cell/>
          </table:previous>
        </table:cell-content-change>
        <table:cell-content-change table:id="ct1656">
          <table:cell-address table:column="0" table:row="2" table:table="4"/>
          <office:change-info>
            <dc:creator> </dc:creator>
            <dc:date>2020-02-07T16:22:15.269000000</dc:date>
          </office:change-info>
          <table:previous>
            <table:change-track-table-cell/>
          </table:previous>
        </table:cell-content-change>
        <table:cell-content-change table:id="ct1657">
          <table:cell-address table:column="0" table:row="4" table:table="4"/>
          <office:change-info>
            <dc:creator> </dc:creator>
            <dc:date>2020-02-07T16:22:16.795000000</dc:date>
          </office:change-info>
          <table:previous>
            <table:change-track-table-cell/>
          </table:previous>
        </table:cell-content-change>
        <table:cell-content-change table:id="ct1658">
          <table:cell-address table:column="0" table:row="4" table:table="4"/>
          <office:change-info>
            <dc:creator> </dc:creator>
            <dc:date>2020-02-07T16:22:17.831000000</dc:date>
          </office:change-info>
          <table:previous table:id="ct1657">
            <table:change-track-table-cell office:value-type="float" office:value="2"/>
          </table:previous>
        </table:cell-content-change>
        <table:cell-content-change table:id="ct1659">
          <table:cell-address table:column="0" table:row="3" table:table="4"/>
          <office:change-info>
            <dc:creator> </dc:creator>
            <dc:date>2020-02-07T16:22:22.511000000</dc:date>
          </office:change-info>
          <table:previous table:id="ct1655">
            <table:change-track-table-cell office:value-type="float" office:value="1"/>
          </table:previous>
        </table:cell-content-change>
        <table:cell-content-change table:id="ct1660">
          <table:cell-address table:column="0" table:row="4" table:table="4"/>
          <office:change-info>
            <dc:creator> </dc:creator>
            <dc:date>2020-02-07T16:22:23.501000000</dc:date>
          </office:change-info>
          <table:previous table:id="ct1658">
            <table:change-track-table-cell office:value-type="float" office:value="3"/>
          </table:previous>
        </table:cell-content-change>
        <table:cell-content-change table:id="ct1661">
          <table:cell-address table:column="7" table:row="1" table:table="4"/>
          <office:change-info>
            <dc:creator> </dc:creator>
            <dc:date>2020-02-07T16:22:30.716000000</dc:date>
          </office:change-info>
          <table:previous>
            <table:change-track-table-cell/>
          </table:previous>
        </table:cell-content-change>
        <table:cell-content-change table:id="ct1662">
          <table:cell-address table:column="7" table:row="2" table:table="4"/>
          <office:change-info>
            <dc:creator> </dc:creator>
            <dc:date>2020-02-07T16:22:31.754000000</dc:date>
          </office:change-info>
          <table:previous>
            <table:change-track-table-cell/>
          </table:previous>
        </table:cell-content-change>
        <table:cell-content-change table:id="ct1663">
          <table:cell-address table:column="7" table:row="3" table:table="4"/>
          <office:change-info>
            <dc:creator> </dc:creator>
            <dc:date>2020-02-07T16:22:33.351000000</dc:date>
          </office:change-info>
          <table:previous>
            <table:change-track-table-cell/>
          </table:previous>
        </table:cell-content-change>
        <table:cell-content-change table:id="ct1664">
          <table:cell-address table:column="7" table:row="4" table:table="4"/>
          <office:change-info>
            <dc:creator> </dc:creator>
            <dc:date>2020-02-07T16:22:34.195000000</dc:date>
          </office:change-info>
          <table:previous>
            <table:change-track-table-cell/>
          </table:previous>
        </table:cell-content-change>
        <table:cell-content-change table:id="ct1665">
          <table:cell-address table:column="0" table:row="1" table:table="6"/>
          <office:change-info>
            <dc:creator> </dc:creator>
            <dc:date>2020-02-07T16:23:17.121000000</dc:date>
          </office:change-info>
          <table:previous>
            <table:change-track-table-cell/>
          </table:previous>
        </table:cell-content-change>
        <table:cell-content-change table:id="ct1666">
          <table:cell-address table:column="0" table:row="2" table:table="6"/>
          <office:change-info>
            <dc:creator> </dc:creator>
            <dc:date>2020-02-07T16:23:36.334000000</dc:date>
          </office:change-info>
          <table:previous>
            <table:change-track-table-cell/>
          </table:previous>
        </table:cell-content-change>
        <table:cell-content-change table:id="ct1667">
          <table:cell-address table:column="1" table:row="1" table:table="6"/>
          <office:change-info>
            <dc:creator> </dc:creator>
            <dc:date>2020-02-07T16:23:40.180000000</dc:date>
          </office:change-info>
          <table:previous>
            <table:change-track-table-cell/>
          </table:previous>
        </table:cell-content-change>
        <table:cell-content-change table:id="ct1668">
          <table:cell-address table:column="1" table:row="2" table:table="6"/>
          <office:change-info>
            <dc:creator> </dc:creator>
            <dc:date>2020-02-07T16:23:41.665000000</dc:date>
          </office:change-info>
          <table:previous>
            <table:change-track-table-cell/>
          </table:previous>
        </table:cell-content-change>
        <table:cell-content-change table:id="ct1669">
          <table:cell-address table:column="0" table:row="1" table:table="6"/>
          <office:change-info>
            <dc:creator> </dc:creator>
            <dc:date>2020-02-07T16:23:53.457000000</dc:date>
          </office:change-info>
          <table:previous table:id="ct1665">
            <table:change-track-table-cell office:value-type="date" office:date-value="2020-04-02"/>
          </table:previous>
        </table:cell-content-change>
        <table:cell-content-change table:id="ct1670">
          <table:cell-address table:column="0" table:row="2" table:table="6"/>
          <office:change-info>
            <dc:creator> </dc:creator>
            <dc:date>2020-02-07T16:24:06.263000000</dc:date>
          </office:change-info>
          <table:previous table:id="ct1666">
            <table:change-track-table-cell office:value-type="date" office:date-value="2020-06-25"/>
          </table:previous>
        </table:cell-content-change>
        <table:cell-content-change table:id="ct1671">
          <table:cell-address table:column="2" table:row="1" table:table="6"/>
          <office:change-info>
            <dc:creator> </dc:creator>
            <dc:date>2020-02-07T16:24:14.748000000</dc:date>
          </office:change-info>
          <table:previous>
            <table:change-track-table-cell/>
          </table:previous>
        </table:cell-content-change>
        <table:cell-content-change table:id="ct1672">
          <table:cell-address table:column="2" table:row="2" table:table="6"/>
          <office:change-info>
            <dc:creator> </dc:creator>
            <dc:date>2020-02-07T16:24:19.174000000</dc:date>
          </office:change-info>
          <table:previous>
            <table:change-track-table-cell/>
          </table:previous>
        </table:cell-content-change>
        <table:cell-content-change table:id="ct1673">
          <table:cell-address table:column="2" table:row="1" table:table="6"/>
          <office:change-info>
            <dc:creator> </dc:creator>
            <dc:date>2020-02-07T16:24:23.632000000</dc:date>
          </office:change-info>
          <table:previous table:id="ct1671">
            <table:change-track-table-cell office:value-type="time" office:time-value="PT01H45M00S"/>
          </table:previous>
        </table:cell-content-change>
        <table:cell-content-change table:id="ct1674">
          <table:cell-address table:column="2" table:row="1" table:table="6"/>
          <office:change-info>
            <dc:creator> </dc:creator>
            <dc:date>2020-02-07T16:24:26.002000000</dc:date>
          </office:change-info>
          <table:previous table:id="ct1673">
            <table:change-track-table-cell/>
          </table:previous>
        </table:cell-content-change>
        <table:cell-content-change table:id="ct1675">
          <table:cell-address table:column="3" table:row="1" table:table="6"/>
          <office:change-info>
            <dc:creator> </dc:creator>
            <dc:date>2020-02-07T16:25:08.730000000</dc:date>
          </office:change-info>
          <table:previous>
            <table:change-track-table-cell/>
          </table:previous>
        </table:cell-content-change>
        <table:cell-content-change table:id="ct1676">
          <table:cell-address table:column="3" table:row="2" table:table="6"/>
          <office:change-info>
            <dc:creator> </dc:creator>
            <dc:date>2020-02-07T16:25:10.038000000</dc:date>
          </office:change-info>
          <table:previous>
            <table:change-track-table-cell/>
          </table:previous>
        </table:cell-content-change>
        <table:cell-content-change table:id="ct1677">
          <table:cell-address table:column="6" table:row="1" table:table="2"/>
          <office:change-info>
            <dc:creator> </dc:creator>
            <dc:date>2020-02-07T16:25:56.642000000</dc:date>
          </office:change-info>
          <table:previous>
            <table:change-track-table-cell/>
          </table:previous>
        </table:cell-content-change>
        <table:cell-content-change table:id="ct1678">
          <table:cell-address table:column="6" table:row="2" table:table="2"/>
          <office:change-info>
            <dc:creator> </dc:creator>
            <dc:date>2020-02-07T16:25:57.805000000</dc:date>
          </office:change-info>
          <table:previous>
            <table:change-track-table-cell/>
          </table:previous>
        </table:cell-content-change>
        <table:cell-content-change table:id="ct1679">
          <table:cell-address table:column="8" table:row="1" table:table="2"/>
          <office:change-info>
            <dc:creator> </dc:creator>
            <dc:date>2020-02-07T16:26:01.451000000</dc:date>
          </office:change-info>
          <table:previous>
            <table:change-track-table-cell/>
          </table:previous>
        </table:cell-content-change>
        <table:cell-content-change table:id="ct1680">
          <table:cell-address table:column="8" table:row="2" table:table="2"/>
          <office:change-info>
            <dc:creator> </dc:creator>
            <dc:date>2020-02-07T16:26:02.013000000</dc:date>
          </office:change-info>
          <table:previous>
            <table:change-track-table-cell/>
          </table:previous>
        </table:cell-content-change>
        <table:cell-content-change table:id="ct1681">
          <table:cell-address table:column="8" table:row="1" table:table="2"/>
          <office:change-info>
            <dc:creator> </dc:creator>
            <dc:date>2020-02-07T16:26:06.789000000</dc:date>
          </office:change-info>
          <table:previous table:id="ct1679">
            <table:change-track-table-cell office:value-type="string">
              <text:p>Course Schedule</text:p>
            </table:change-track-table-cell>
          </table:previous>
        </table:cell-content-change>
        <table:cell-content-change table:id="ct1682">
          <table:cell-address table:column="8" table:row="2" table:table="2"/>
          <office:change-info>
            <dc:creator> </dc:creator>
            <dc:date>2020-02-07T16:26:09.984000000</dc:date>
          </office:change-info>
          <table:previous table:id="ct1680">
            <table:change-track-table-cell office:value-type="string">
              <text:p>Course Schedule</text:p>
            </table:change-track-table-cell>
          </table:previous>
        </table:cell-content-change>
        <table:cell-content-change table:id="ct1683">
          <table:cell-address table:column="9" table:row="1" table:table="2"/>
          <office:change-info>
            <dc:creator> </dc:creator>
            <dc:date>2020-02-07T16:26:21.491000000</dc:date>
          </office:change-info>
          <table:previous>
            <table:change-track-table-cell/>
          </table:previous>
        </table:cell-content-change>
        <table:cell-content-change table:id="ct1684">
          <table:cell-address table:column="9" table:row="2" table:table="2"/>
          <office:change-info>
            <dc:creator> </dc:creator>
            <dc:date>2020-02-07T16:26:22.406000000</dc:date>
          </office:change-info>
          <table:previous>
            <table:change-track-table-cell/>
          </table:previous>
        </table:cell-content-change>
        <table:cell-content-change table:id="ct1685">
          <table:cell-address table:column="9" table:row="3" table:table="2"/>
          <office:change-info>
            <dc:creator> </dc:creator>
            <dc:date>2020-02-07T17:01:12.104000000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text-length-is-between(2,12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3" office:value-type="string" calcext:value-type="string">
            <text:p>Course name</text:p>
          </table:table-cell>
          <table:table-cell table:style-name="ce23" office:value-type="string" calcext:value-type="string">
            <text:p>Course code</text:p>
          </table:table-cell>
          <table:table-cell table:style-name="ce23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Representation-and-Interaction</text:p>
          </table:table-cell>
          <table:table-cell table:style-name="ce6" office:value-type="string" calcext:value-type="string">
            <text:p>SOW-BKI329</text:p>
          </table:table-cell>
          <table:table-cell table:style-name="ce6" table:content-validation-name="val1" office:value-type="string" calcext:value-type="string">
            <text:p>uni.rep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6"/>
        <table:table-column table:style-name="co3" table:number-columns-repeated="59" table:default-cell-style-name="ce5"/>
        <table:table-row table:style-name="ro1">
          <table:table-cell table:style-name="ce23" office:value-type="string" calcext:value-type="string">
            <text:p>Period</text:p>
          </table:table-cell>
          <table:table-cell table:style-name="ce23" office:value-type="string" calcext:value-type="string">
            <text:p>Week</text:p>
          </table:table-cell>
          <table:table-cell table:style-name="ce23" office:value-type="string" calcext:value-type="string">
            <text:p>Lecture topic</text:p>
          </table:table-cell>
          <table:table-cell table:style-name="ce23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1" calcext:value-type="float">
            <text:p>1</text:p>
          </table:table-cell>
          <table:table-cell table:style-name="ce6" office:value-type="string" calcext:value-type="string">
            <text:p>Introduction, Logic</text:p>
          </table:table-cell>
          <table:table-cell table:style-name="ce6" office:value-type="float" office:value="1" calcext:value-type="float">
            <text:p>1</text:p>
          </table:table-cell>
          <table:table-cell table:style-name="ce15" table:content-validation-name="val4" office:value-type="date" office:date-value="2020-02-03" calcext:value-type="date">
            <text:p>2020-02-03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2" calcext:value-type="float">
            <text:p>2</text:p>
          </table:table-cell>
          <table:table-cell table:style-name="ce6" office:value-type="string" calcext:value-type="string">
            <text:p>Logic and Resolution 2, Model-based Reasoning</text:p>
          </table:table-cell>
          <table:table-cell table:style-name="ce6" office:value-type="float" office:value="2" calcext:value-type="float">
            <text:p>2</text:p>
          </table:table-cell>
          <table:table-cell table:style-name="ce15" table:content-validation-name="val4" office:value-type="date" office:date-value="2020-02-10" calcext:value-type="date">
            <text:p>2020-02-10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3" calcext:value-type="float">
            <text:p>3</text:p>
          </table:table-cell>
          <table:table-cell table:style-name="ce6" office:value-type="string" calcext:value-type="string">
            <text:p>Prolog</text:p>
          </table:table-cell>
          <table:table-cell table:style-name="ce6" office:value-type="float" office:value="3" calcext:value-type="float">
            <text:p>3</text:p>
          </table:table-cell>
          <table:table-cell table:style-name="ce15" table:content-validation-name="val4" office:value-type="date" office:date-value="2020-02-17" calcext:value-type="date">
            <text:p>2020-02-17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4" calcext:value-type="float">
            <text:p>4</text:p>
          </table:table-cell>
          <table:table-cell table:style-name="ce6" office:value-type="string" calcext:value-type="string">
            <text:p>Prolog practical</text:p>
          </table:table-cell>
          <table:table-cell table:style-name="ce6" office:value-type="float" office:value="4" calcext:value-type="float">
            <text:p>4</text:p>
          </table:table-cell>
          <table:table-cell table:style-name="ce15" table:content-validation-name="val4" office:value-type="date" office:date-value="2020-02-26" calcext:value-type="date">
            <text:p>2020-02-2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5" calcext:value-type="float">
            <text:p>5</text:p>
          </table:table-cell>
          <table:table-cell table:style-name="ce6" office:value-type="string" calcext:value-type="string">
            <text:p>Epistemic Logic</text:p>
          </table:table-cell>
          <table:table-cell table:style-name="ce6" office:value-type="float" office:value="5" calcext:value-type="float">
            <text:p>5</text:p>
          </table:table-cell>
          <table:table-cell table:style-name="ce15" table:content-validation-name="val4" office:value-type="date" office:date-value="2020-03-02" calcext:value-type="date">
            <text:p>2020-03-0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6" calcext:value-type="float">
            <text:p>6</text:p>
          </table:table-cell>
          <table:table-cell table:style-name="ce6" office:value-type="string" calcext:value-type="string">
            <text:p>Prolog practical</text:p>
          </table:table-cell>
          <table:table-cell table:style-name="ce6" office:value-type="float" office:value="6" calcext:value-type="float">
            <text:p>6</text:p>
          </table:table-cell>
          <table:table-cell table:style-name="ce15" table:content-validation-name="val4" office:value-type="date" office:date-value="2020-03-04" calcext:value-type="date">
            <text:p>2020-03-0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7" calcext:value-type="float">
            <text:p>7</text:p>
          </table:table-cell>
          <table:table-cell table:style-name="ce6" office:value-type="string" calcext:value-type="string">
            <text:p>Non-Monotonic Logic</text:p>
          </table:table-cell>
          <table:table-cell table:style-name="ce6" office:value-type="float" office:value="7" calcext:value-type="float">
            <text:p>7</text:p>
          </table:table-cell>
          <table:table-cell table:style-name="ce15" table:content-validation-name="val4" office:value-type="date" office:date-value="2020-03-09" calcext:value-type="date">
            <text:p>2020-03-09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8" calcext:value-type="float">
            <text:p>8</text:p>
          </table:table-cell>
          <table:table-cell table:style-name="ce6" office:value-type="string" calcext:value-type="string">
            <text:p>Prolog Practical</text:p>
          </table:table-cell>
          <table:table-cell table:style-name="ce6" office:value-type="float" office:value="8" calcext:value-type="float">
            <text:p>8</text:p>
          </table:table-cell>
          <table:table-cell table:style-name="ce15" table:content-validation-name="val4" office:value-type="date" office:date-value="2020-03-11" calcext:value-type="date">
            <text:p>2020-03-1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9" calcext:value-type="float">
            <text:p>9</text:p>
          </table:table-cell>
          <table:table-cell table:style-name="ce6" office:value-type="string" calcext:value-type="string">
            <text:p>Argumentation Theory</text:p>
          </table:table-cell>
          <table:table-cell table:style-name="ce6" office:value-type="float" office:value="9" calcext:value-type="float">
            <text:p>9</text:p>
          </table:table-cell>
          <table:table-cell table:style-name="ce15" table:content-validation-name="val4" office:value-type="date" office:date-value="2020-03-16" calcext:value-type="date">
            <text:p>2020-03-1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10" calcext:value-type="float">
            <text:p>10</text:p>
          </table:table-cell>
          <table:table-cell table:style-name="ce6" office:value-type="string" calcext:value-type="string">
            <text:p>Prolog Practical (4 hours)</text:p>
          </table:table-cell>
          <table:table-cell table:style-name="ce6" office:value-type="float" office:value="10" calcext:value-type="float">
            <text:p>10</text:p>
          </table:table-cell>
          <table:table-cell table:style-name="ce15" table:content-validation-name="val4" office:value-type="date" office:date-value="2020-03-18" calcext:value-type="date">
            <text:p>2020-03-18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11" calcext:value-type="float">
            <text:p>11</text:p>
          </table:table-cell>
          <table:table-cell table:style-name="ce6" office:value-type="string" calcext:value-type="string">
            <text:p>Exam preparation</text:p>
          </table:table-cell>
          <table:table-cell table:style-name="ce6" office:value-type="float" office:value="11" calcext:value-type="float">
            <text:p>11</text:p>
          </table:table-cell>
          <table:table-cell table:style-name="ce15" table:content-validation-name="val4" office:value-type="date" office:date-value="2020-03-23" calcext:value-type="date">
            <text:p>2020-03-23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" calcext:value-type="float">
            <text:p>1</text:p>
          </table:table-cell>
          <table:table-cell table:style-name="ce6" office:value-type="string" calcext:value-type="string">
            <text:p>Multiagent decision making introduction</text:p>
          </table:table-cell>
          <table:table-cell table:style-name="ce6" office:value-type="float" office:value="12" calcext:value-type="float">
            <text:p>12</text:p>
          </table:table-cell>
          <table:table-cell table:style-name="ce15" table:content-validation-name="val4" office:value-type="date" office:date-value="2020-04-15" calcext:value-type="date">
            <text:p>2020-04-15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2" calcext:value-type="float">
            <text:p>2</text:p>
          </table:table-cell>
          <table:table-cell table:style-name="ce6" office:value-type="string" calcext:value-type="string">
            <text:p>Voting</text:p>
          </table:table-cell>
          <table:table-cell table:style-name="ce6" office:value-type="float" office:value="13" calcext:value-type="float">
            <text:p>13</text:p>
          </table:table-cell>
          <table:table-cell table:style-name="ce15" table:content-validation-name="val4" office:value-type="date" office:date-value="2020-04-22" calcext:value-type="date">
            <text:p>2020-04-22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3" calcext:value-type="float">
            <text:p>3</text:p>
          </table:table-cell>
          <table:table-cell table:style-name="ce6" office:value-type="string" calcext:value-type="string">
            <text:p>Coalitions</text:p>
          </table:table-cell>
          <table:table-cell table:style-name="ce6" office:value-type="float" office:value="14" calcext:value-type="float">
            <text:p>14</text:p>
          </table:table-cell>
          <table:table-cell table:style-name="ce15" table:content-validation-name="val4" office:value-type="date" office:date-value="2020-05-06" calcext:value-type="date">
            <text:p>2020-05-06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4" calcext:value-type="float">
            <text:p>4</text:p>
          </table:table-cell>
          <table:table-cell table:style-name="ce6" office:value-type="string" calcext:value-type="string">
            <text:p>Auctions and Bargaining</text:p>
          </table:table-cell>
          <table:table-cell table:style-name="ce6" office:value-type="float" office:value="15" calcext:value-type="float">
            <text:p>15</text:p>
          </table:table-cell>
          <table:table-cell table:style-name="ce15" table:content-validation-name="val4" office:value-type="date" office:date-value="2020-05-13" calcext:value-type="date">
            <text:p>2020-05-13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5" calcext:value-type="float">
            <text:p>5</text:p>
          </table:table-cell>
          <table:table-cell table:style-name="ce6" office:value-type="string" calcext:value-type="string">
            <text:p>Multiagent search and rescue</text:p>
          </table:table-cell>
          <table:table-cell table:style-name="ce6" office:value-type="float" office:value="16" calcext:value-type="float">
            <text:p>16</text:p>
          </table:table-cell>
          <table:table-cell table:style-name="ce15" table:content-validation-name="val4" office:value-type="date" office:date-value="2020-05-20" calcext:value-type="date">
            <text:p>2020-05-20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6" calcext:value-type="float">
            <text:p>6</text:p>
          </table:table-cell>
          <table:table-cell table:style-name="ce6" office:value-type="string" calcext:value-type="string">
            <text:p>Multiagent practical</text:p>
          </table:table-cell>
          <table:table-cell table:style-name="ce6" office:value-type="float" office:value="17" calcext:value-type="float">
            <text:p>17</text:p>
          </table:table-cell>
          <table:table-cell table:style-name="ce15" table:content-validation-name="val4" office:value-type="date" office:date-value="2020-05-20" calcext:value-type="date">
            <text:p>2020-05-20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7" calcext:value-type="float">
            <text:p>7</text:p>
          </table:table-cell>
          <table:table-cell table:style-name="ce6" office:value-type="string" calcext:value-type="string">
            <text:p>Decision making with learning</text:p>
          </table:table-cell>
          <table:table-cell table:style-name="ce6" office:value-type="float" office:value="18" calcext:value-type="float">
            <text:p>18</text:p>
          </table:table-cell>
          <table:table-cell table:style-name="ce15" table:content-validation-name="val4" office:value-type="date" office:date-value="2020-05-27" calcext:value-type="date">
            <text:p>2020-05-27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8" calcext:value-type="float">
            <text:p>8</text:p>
          </table:table-cell>
          <table:table-cell table:style-name="ce6" office:value-type="string" calcext:value-type="string">
            <text:p>Multiagent practical</text:p>
          </table:table-cell>
          <table:table-cell table:style-name="ce6" office:value-type="float" office:value="19" calcext:value-type="float">
            <text:p>19</text:p>
          </table:table-cell>
          <table:table-cell table:style-name="ce15" table:content-validation-name="val4" office:value-type="date" office:date-value="2020-05-27" calcext:value-type="date">
            <text:p>2020-05-27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9" calcext:value-type="float">
            <text:p>9</text:p>
          </table:table-cell>
          <table:table-cell table:style-name="ce6" office:value-type="string" calcext:value-type="string">
            <text:p>MultiAgent practical (4 hours)</text:p>
          </table:table-cell>
          <table:table-cell table:style-name="ce6" office:value-type="float" office:value="20" calcext:value-type="float">
            <text:p>20</text:p>
          </table:table-cell>
          <table:table-cell table:style-name="ce15" table:content-validation-name="val4" office:value-type="date" office:date-value="2020-06-03" calcext:value-type="date">
            <text:p>2020-06-03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4" calcext:value-type="float">
            <text:p>4</text:p>
          </table:table-cell>
          <table:table-cell table:style-name="ce6" table:content-validation-name="val3" office:value-type="float" office:value="10" calcext:value-type="float">
            <text:p>10</text:p>
          </table:table-cell>
          <table:table-cell table:style-name="ce6" office:value-type="string" calcext:value-type="string">
            <text:p>Exam preparation</text:p>
          </table:table-cell>
          <table:table-cell table:style-name="ce6" office:value-type="float" office:value="21" calcext:value-type="float">
            <text:p>21</text:p>
          </table:table-cell>
          <table:table-cell table:style-name="ce15" table:content-validation-name="val4" office:value-type="date" office:date-value="2020-06-17" calcext:value-type="date">
            <text:p>2020-06-17</text:p>
          </table:table-cell>
          <table:table-cell table:number-columns-repeated="59"/>
        </table:table-row>
        <table:table-row table:style-name="ro1" table:number-rows-repeated="978">
          <table:table-cell table:style-name="ce6" table:content-validation-name="val2"/>
          <table:table-cell table:style-name="ce6" table:content-validation-name="val3"/>
          <table:table-cell table:style-name="ce6" table:number-columns-repeated="2"/>
          <table:table-cell table:style-name="ce15" table:content-validation-name="val4"/>
          <table:table-cell table:number-columns-repeated="59"/>
        </table:table-row>
        <table:table-row table:style-name="ro1" table:number-rows-repeated="1047575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</table:table>
      <table:table table:name="Assignment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3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3" table:default-cell-style-name="ce1"/>
        <table:table-column table:style-name="co3" table:number-columns-repeated="54" table:default-cell-style-name="ce5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opic</text:p>
          </table:table-cell>
          <table:table-cell table:style-name="ce23" office:value-type="string" calcext:value-type="string">
            <text:p>Available</text:p>
          </table:table-cell>
          <table:table-cell table:style-name="ce32" office:value-type="string" calcext:value-type="string">
            <text:p>Due</text:p>
          </table:table-cell>
          <table:table-cell table:style-name="ce23" office:value-type="string" calcext:value-type="string">
            <text:p>Source Due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6" office:value-type="string" calcext:value-type="string">
            <text:p>Practical Prolog</text:p>
          </table:table-cell>
          <table:table-cell table:style-name="ce6"/>
          <table:table-cell table:style-name="ce15" table:content-validation-name="val4" office:value-type="date" office:date-value="2020-03-27T23:59:00" calcext:value-type="date">
            <text:p>2020-03-27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.15" calcext:value-type="float">
            <text:p>0.15</text:p>
          </table:table-cell>
          <table:table-cell table:style-name="ce6" office:value-type="string" calcext:value-type="string">
            <text:p>Lecture1</text:p>
          </table:table-cell>
          <table:table-cell table:style-name="ce26" table:content-validation-name="val7" office:value-type="float" office:value="800" calcext:value-type="float">
            <text:p>80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2" calcext:value-type="float">
            <text:p>2</text:p>
          </table:table-cell>
          <table:table-cell table:style-name="ce6"/>
          <table:table-cell table:style-name="ce8"/>
          <table:table-cell table:style-name="ce6" office:value-type="string" calcext:value-type="string">
            <text:p>Pracitcal Multiagents</text:p>
          </table:table-cell>
          <table:table-cell table:style-name="ce6"/>
          <table:table-cell table:style-name="ce15" table:content-validation-name="val4" office:value-type="date" office:date-value="2020-06-12T23:59:00" calcext:value-type="date">
            <text:p>2020-06-12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.15" calcext:value-type="float">
            <text:p>0.15</text:p>
          </table:table-cell>
          <table:table-cell table:style-name="ce6" office:value-type="string" calcext:value-type="string">
            <text:p>Lecture1</text:p>
          </table:table-cell>
          <table:table-cell table:style-name="ce26" table:content-validation-name="val7" office:value-type="float" office:value="800" calcext:value-type="float">
            <text:p>80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Article Forum and Participation</text:p>
          </table:table-cell>
          <table:table-cell table:style-name="ce8"/>
          <table:table-cell table:style-name="ce15" table:content-validation-name="val4"/>
          <table:table-cell table:style-name="ce6"/>
          <table:table-cell table:style-name="ce6" table:content-validation-name="val6" office:value-type="float" office:value="0.04" calcext:value-type="float">
            <text:p>0.04</text:p>
          </table:table-cell>
          <table:table-cell table:style-name="ce6"/>
          <table:table-cell table:style-name="ce26" table:content-validation-name="val7" office:value-type="float" office:value="1200" calcext:value-type="float">
            <text:p>1200</text:p>
          </table:table-cell>
          <table:table-cell table:number-columns-repeated="54"/>
        </table:table-row>
        <table:table-row table:style-name="ro1" table:number-rows-repeated="996">
          <table:table-cell table:style-name="ce6" table:content-validation-name="val5"/>
          <table:table-cell table:style-name="ce6" table:number-columns-repeated="4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 table:number-rows-repeated="1047534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5"/>
          <table:table-cell table:content-validation-name="val4"/>
          <table:table-cell table:number-columns-repeated="58"/>
        </table:table-row>
      </table:table>
      <table:table table:name="OldExam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5" table:default-cell-style-name="ce1"/>
        <table:table-column table:style-name="co18" table:default-cell-style-name="ce40"/>
        <table:table-column table:style-name="co19" table:default-cell-style-name="ce1"/>
        <table:table-column table:style-name="co20" table:default-cell-style-name="ce2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4" table:default-cell-style-name="ce40"/>
        <table:table-column table:style-name="co25" table:default-cell-style-name="ce40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695.99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41.74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893.25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Old Course</text:p>
          </table:table-cell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];[Lectures.C$1:.E10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Brightspace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];[Lectures.C$1:.E10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Studeersnel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];[Lectures.C$1:.E10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Aerostudents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];[Lectures.C$1:.E10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Goldmine</text:p>
          </table:table-cell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];[Lectures.C$1:.E10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];[Lectures.C$1:.E10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];[Lectures.C$1:.E10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];[Lectures.C$1:.E10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];[Lectures.C$1:.E10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];[Lectures.C$1:.E10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];[Lectures.C$1:.E10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];[Lectures.C$1:.E10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];[Lectures.C$1:.E10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];[Lectures.C$1:.E10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];[Lectures.C$1:.E10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];[Lectures.C$1:.E10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];[Lectures.C$1:.E10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];[Lectures.C$1:.E10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];[Lectures.C$1:.E10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];[Lectures.C$1:.E10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];[Lectures.C$1:.E10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];[Lectures.C$1:.E10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];[Lectures.C$1:.E10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];[Lectures.C$1:.E10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];[Lectures.C$1:.E10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];[Lectures.C$1:.E10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];[Lectures.C$1:.E10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];[Lectures.C$1:.E10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];[Lectures.C$1:.E10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];[Lectures.C$1:.E10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];[Lectures.C$1:.E10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];[Lectures.C$1:.E10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];[Lectures.C$1:.E10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];[Lectures.C$1:.E10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];[Lectures.C$1:.E10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7];[Lectures.C$1:.E1035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8];[Lectures.C$1:.E1036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9];[Lectures.C$1:.E1037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0];[Lectures.C$1:.E1038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1];[Lectures.C$1:.E1039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2];[Lectures.C$1:.E1040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3];[Lectures.C$1:.E10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4];[Lectures.C$1:.E10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5];[Lectures.C$1:.E10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6];[Lectures.C$1:.E10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];[Lectures.C$1:.E10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];[Lectures.C$1:.E10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];[Lectures.C$1:.E10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];[Lectures.C$1:.E10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];[Lectures.C$1:.E10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];[Lectures.C$1:.E10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];[Lectures.C$1:.E10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];[Lectures.C$1:.E10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];[Lectures.C$1:.E10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];[Lectures.C$1:.E10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];[Lectures.C$1:.E10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number-columns-repeated="2"/>
          <table:table-cell table:style-name="ce7"/>
          <table:table-cell table:style-name="ce6" table:number-columns-repeated="4"/>
          <table:table-cell table:style-name="ce6" table:content-validation-name="val12"/>
          <table:table-cell table:style-name="ce18" table:content-validation-name="val4" table:formula="of:=VLOOKUP([.I58];[Lectures.C$1:.E10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59];[Lectures.C$1:.E10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60];[Lectures.C$1:.E10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61];[Lectures.C$1:.E10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];[Lectures.C$1:.E10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];[Lectures.C$1:.E10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];[Lectures.C$1:.E10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];[Lectures.C$1:.E10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];[Lectures.C$1:.E10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];[Lectures.C$1:.E10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];[Lectures.C$1:.E10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];[Lectures.C$1:.E10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];[Lectures.C$1:.E10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];[Lectures.C$1:.E10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];[Lectures.C$1:.E10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];[Lectures.C$1:.E10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];[Lectures.C$1:.E10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];[Lectures.C$1:.E10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];[Lectures.C$1:.E10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];[Lectures.C$1:.E10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];[Lectures.C$1:.E10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];[Lectures.C$1:.E10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];[Lectures.C$1:.E10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];[Lectures.C$1:.E10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];[Lectures.C$1:.E10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];[Lectures.C$1:.E10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];[Lectures.C$1:.E10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];[Lectures.C$1:.E10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];[Lectures.C$1:.E10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];[Lectures.C$1:.E10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];[Lectures.C$1:.E10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];[Lectures.C$1:.E10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];[Lectures.C$1:.E10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];[Lectures.C$1:.E10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];[Lectures.C$1:.E10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];[Lectures.C$1:.E10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];[Lectures.C$1:.E10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];[Lectures.C$1:.E10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];[Lectures.C$1:.E10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];[Lectures.C$1:.E10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];[Lectures.C$1:.E10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];[Lectures.C$1:.E10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0];[Lectures.C$1:.E10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1];[Lectures.C$1:.E10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2];[Lectures.C$1:.E10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3];[Lectures.C$1:.E10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4];[Lectures.C$1:.E10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5];[Lectures.C$1:.E10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6];[Lectures.C$1:.E11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7];[Lectures.C$1:.E11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8];[Lectures.C$1:.E11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9];[Lectures.C$1:.E11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0];[Lectures.C$1:.E11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1];[Lectures.C$1:.E11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2];[Lectures.C$1:.E11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3];[Lectures.C$1:.E11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4];[Lectures.C$1:.E11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5];[Lectures.C$1:.E11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6];[Lectures.C$1:.E11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7];[Lectures.C$1:.E11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8];[Lectures.C$1:.E11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9];[Lectures.C$1:.E11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0];[Lectures.C$1:.E11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1];[Lectures.C$1:.E11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2];[Lectures.C$1:.E11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3];[Lectures.C$1:.E11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4];[Lectures.C$1:.E11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5];[Lectures.C$1:.E11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6];[Lectures.C$1:.E11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7];[Lectures.C$1:.E11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8];[Lectures.C$1:.E11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9];[Lectures.C$1:.E11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0];[Lectures.C$1:.E11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1];[Lectures.C$1:.E11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2];[Lectures.C$1:.E11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3];[Lectures.C$1:.E11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4];[Lectures.C$1:.E11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5];[Lectures.C$1:.E11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6];[Lectures.C$1:.E11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7];[Lectures.C$1:.E11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8];[Lectures.C$1:.E11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9];[Lectures.C$1:.E11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0];[Lectures.C$1:.E11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1];[Lectures.C$1:.E11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2];[Lectures.C$1:.E11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3];[Lectures.C$1:.E11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4];[Lectures.C$1:.E11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5];[Lectures.C$1:.E11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6];[Lectures.C$1:.E11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7];[Lectures.C$1:.E11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8];[Lectures.C$1:.E11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9];[Lectures.C$1:.E11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0];[Lectures.C$1:.E11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1];[Lectures.C$1:.E11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2];[Lectures.C$1:.E11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3];[Lectures.C$1:.E11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4];[Lectures.C$1:.E11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5];[Lectures.C$1:.E11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6];[Lectures.C$1:.E11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7];[Lectures.C$1:.E11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8];[Lectures.C$1:.E11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9];[Lectures.C$1:.E11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0];[Lectures.C$1:.E11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1];[Lectures.C$1:.E11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2];[Lectures.C$1:.E11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3];[Lectures.C$1:.E11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4];[Lectures.C$1:.E11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5];[Lectures.C$1:.E11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6];[Lectures.C$1:.E11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7];[Lectures.C$1:.E11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8];[Lectures.C$1:.E11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9];[Lectures.C$1:.E11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0];[Lectures.C$1:.E11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1];[Lectures.C$1:.E11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2];[Lectures.C$1:.E11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3];[Lectures.C$1:.E11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4];[Lectures.C$1:.E11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5];[Lectures.C$1:.E11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6];[Lectures.C$1:.E11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7];[Lectures.C$1:.E11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8];[Lectures.C$1:.E11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9];[Lectures.C$1:.E11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0];[Lectures.C$1:.E11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1];[Lectures.C$1:.E11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2];[Lectures.C$1:.E11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3];[Lectures.C$1:.E11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4];[Lectures.C$1:.E11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5];[Lectures.C$1:.E11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6];[Lectures.C$1:.E11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7];[Lectures.C$1:.E11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8];[Lectures.C$1:.E11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9];[Lectures.C$1:.E11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0];[Lectures.C$1:.E11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1];[Lectures.C$1:.E11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2];[Lectures.C$1:.E11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3];[Lectures.C$1:.E11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4];[Lectures.C$1:.E11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5];[Lectures.C$1:.E11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6];[Lectures.C$1:.E11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7];[Lectures.C$1:.E11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8];[Lectures.C$1:.E11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9];[Lectures.C$1:.E11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0];[Lectures.C$1:.E11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1];[Lectures.C$1:.E11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2];[Lectures.C$1:.E11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3];[Lectures.C$1:.E11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4];[Lectures.C$1:.E11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5];[Lectures.C$1:.E11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6];[Lectures.C$1:.E12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7];[Lectures.C$1:.E12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8];[Lectures.C$1:.E12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9];[Lectures.C$1:.E12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0];[Lectures.C$1:.E12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1];[Lectures.C$1:.E12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2];[Lectures.C$1:.E12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3];[Lectures.C$1:.E12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4];[Lectures.C$1:.E12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5];[Lectures.C$1:.E12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6];[Lectures.C$1:.E12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7];[Lectures.C$1:.E12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8];[Lectures.C$1:.E12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9];[Lectures.C$1:.E12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0];[Lectures.C$1:.E12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1];[Lectures.C$1:.E12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2];[Lectures.C$1:.E12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3];[Lectures.C$1:.E12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4];[Lectures.C$1:.E12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5];[Lectures.C$1:.E12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6];[Lectures.C$1:.E12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7];[Lectures.C$1:.E12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8];[Lectures.C$1:.E12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9];[Lectures.C$1:.E12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0];[Lectures.C$1:.E12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1];[Lectures.C$1:.E12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2];[Lectures.C$1:.E12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3];[Lectures.C$1:.E12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4];[Lectures.C$1:.E12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5];[Lectures.C$1:.E12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6];[Lectures.C$1:.E12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7];[Lectures.C$1:.E12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8];[Lectures.C$1:.E12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9];[Lectures.C$1:.E12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0];[Lectures.C$1:.E12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1];[Lectures.C$1:.E12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2];[Lectures.C$1:.E12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3];[Lectures.C$1:.E12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4];[Lectures.C$1:.E12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5];[Lectures.C$1:.E12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6];[Lectures.C$1:.E12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7];[Lectures.C$1:.E12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8];[Lectures.C$1:.E12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9];[Lectures.C$1:.E12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0];[Lectures.C$1:.E12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1];[Lectures.C$1:.E12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2];[Lectures.C$1:.E12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3];[Lectures.C$1:.E12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4];[Lectures.C$1:.E12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5];[Lectures.C$1:.E12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6];[Lectures.C$1:.E12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7];[Lectures.C$1:.E12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8];[Lectures.C$1:.E12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9];[Lectures.C$1:.E12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0];[Lectures.C$1:.E12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1];[Lectures.C$1:.E12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2];[Lectures.C$1:.E12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3];[Lectures.C$1:.E12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4];[Lectures.C$1:.E12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5];[Lectures.C$1:.E12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6];[Lectures.C$1:.E12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7];[Lectures.C$1:.E12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8];[Lectures.C$1:.E12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9];[Lectures.C$1:.E12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0];[Lectures.C$1:.E12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1];[Lectures.C$1:.E12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2];[Lectures.C$1:.E12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3];[Lectures.C$1:.E12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4];[Lectures.C$1:.E12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5];[Lectures.C$1:.E12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6];[Lectures.C$1:.E12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7];[Lectures.C$1:.E12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8];[Lectures.C$1:.E12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9];[Lectures.C$1:.E12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0];[Lectures.C$1:.E12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1];[Lectures.C$1:.E12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2];[Lectures.C$1:.E12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3];[Lectures.C$1:.E12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4];[Lectures.C$1:.E12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5];[Lectures.C$1:.E12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6];[Lectures.C$1:.E12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7];[Lectures.C$1:.E12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8];[Lectures.C$1:.E12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9];[Lectures.C$1:.E12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0];[Lectures.C$1:.E12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1];[Lectures.C$1:.E12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2];[Lectures.C$1:.E12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3];[Lectures.C$1:.E12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4];[Lectures.C$1:.E12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5];[Lectures.C$1:.E12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6];[Lectures.C$1:.E12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7];[Lectures.C$1:.E12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8];[Lectures.C$1:.E12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9];[Lectures.C$1:.E12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0];[Lectures.C$1:.E12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1];[Lectures.C$1:.E12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2];[Lectures.C$1:.E13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3];[Lectures.C$1:.E13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4];[Lectures.C$1:.E13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5];[Lectures.C$1:.E13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6];[Lectures.C$1:.E13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7];[Lectures.C$1:.E13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8];[Lectures.C$1:.E13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9];[Lectures.C$1:.E13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0];[Lectures.C$1:.E13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1];[Lectures.C$1:.E13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2];[Lectures.C$1:.E13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3];[Lectures.C$1:.E13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4];[Lectures.C$1:.E13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5];[Lectures.C$1:.E13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6];[Lectures.C$1:.E13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7];[Lectures.C$1:.E13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8];[Lectures.C$1:.E13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9];[Lectures.C$1:.E13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0];[Lectures.C$1:.E13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1];[Lectures.C$1:.E13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2];[Lectures.C$1:.E13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3];[Lectures.C$1:.E13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4];[Lectures.C$1:.E13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5];[Lectures.C$1:.E13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6];[Lectures.C$1:.E13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7];[Lectures.C$1:.E13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8];[Lectures.C$1:.E13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9];[Lectures.C$1:.E13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0];[Lectures.C$1:.E13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1];[Lectures.C$1:.E13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2];[Lectures.C$1:.E13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3];[Lectures.C$1:.E13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4];[Lectures.C$1:.E13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5];[Lectures.C$1:.E13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6];[Lectures.C$1:.E13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7];[Lectures.C$1:.E13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8];[Lectures.C$1:.E13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9];[Lectures.C$1:.E13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0];[Lectures.C$1:.E13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1];[Lectures.C$1:.E13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2];[Lectures.C$1:.E13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3];[Lectures.C$1:.E13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4];[Lectures.C$1:.E13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5];[Lectures.C$1:.E13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6];[Lectures.C$1:.E13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7];[Lectures.C$1:.E13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8];[Lectures.C$1:.E13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9];[Lectures.C$1:.E13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0];[Lectures.C$1:.E13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1];[Lectures.C$1:.E13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2];[Lectures.C$1:.E13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3];[Lectures.C$1:.E13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4];[Lectures.C$1:.E13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5];[Lectures.C$1:.E13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6];[Lectures.C$1:.E13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7];[Lectures.C$1:.E13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8];[Lectures.C$1:.E13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9];[Lectures.C$1:.E13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0];[Lectures.C$1:.E13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1];[Lectures.C$1:.E13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2];[Lectures.C$1:.E13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3];[Lectures.C$1:.E13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4];[Lectures.C$1:.E13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5];[Lectures.C$1:.E13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6];[Lectures.C$1:.E13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7];[Lectures.C$1:.E13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8];[Lectures.C$1:.E13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9];[Lectures.C$1:.E13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0];[Lectures.C$1:.E13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1];[Lectures.C$1:.E13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2];[Lectures.C$1:.E13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3];[Lectures.C$1:.E13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4];[Lectures.C$1:.E13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5];[Lectures.C$1:.E13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6];[Lectures.C$1:.E13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7];[Lectures.C$1:.E13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8];[Lectures.C$1:.E13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9];[Lectures.C$1:.E13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0];[Lectures.C$1:.E13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1];[Lectures.C$1:.E13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2];[Lectures.C$1:.E13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3];[Lectures.C$1:.E13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4];[Lectures.C$1:.E13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5];[Lectures.C$1:.E13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6];[Lectures.C$1:.E13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7];[Lectures.C$1:.E13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8];[Lectures.C$1:.E13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9];[Lectures.C$1:.E13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0];[Lectures.C$1:.E13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1];[Lectures.C$1:.E13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2];[Lectures.C$1:.E13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3];[Lectures.C$1:.E13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4];[Lectures.C$1:.E13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5];[Lectures.C$1:.E13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6];[Lectures.C$1:.E13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7];[Lectures.C$1:.E13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8];[Lectures.C$1:.E13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9];[Lectures.C$1:.E13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0];[Lectures.C$1:.E13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1];[Lectures.C$1:.E13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2];[Lectures.C$1:.E14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3];[Lectures.C$1:.E14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4];[Lectures.C$1:.E14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5];[Lectures.C$1:.E14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6];[Lectures.C$1:.E14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7];[Lectures.C$1:.E14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8];[Lectures.C$1:.E14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9];[Lectures.C$1:.E14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0];[Lectures.C$1:.E14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1];[Lectures.C$1:.E14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2];[Lectures.C$1:.E14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3];[Lectures.C$1:.E14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4];[Lectures.C$1:.E14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5];[Lectures.C$1:.E14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6];[Lectures.C$1:.E14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7];[Lectures.C$1:.E14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8];[Lectures.C$1:.E14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9];[Lectures.C$1:.E14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0];[Lectures.C$1:.E14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1];[Lectures.C$1:.E14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2];[Lectures.C$1:.E14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3];[Lectures.C$1:.E14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4];[Lectures.C$1:.E14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5];[Lectures.C$1:.E14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6];[Lectures.C$1:.E14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7];[Lectures.C$1:.E14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8];[Lectures.C$1:.E14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9];[Lectures.C$1:.E14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0];[Lectures.C$1:.E14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1];[Lectures.C$1:.E14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2];[Lectures.C$1:.E14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3];[Lectures.C$1:.E14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4];[Lectures.C$1:.E14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5];[Lectures.C$1:.E14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6];[Lectures.C$1:.E14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7];[Lectures.C$1:.E14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8];[Lectures.C$1:.E14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9];[Lectures.C$1:.E14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0];[Lectures.C$1:.E14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1];[Lectures.C$1:.E14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2];[Lectures.C$1:.E14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3];[Lectures.C$1:.E14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4];[Lectures.C$1:.E14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5];[Lectures.C$1:.E14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6];[Lectures.C$1:.E14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7];[Lectures.C$1:.E14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8];[Lectures.C$1:.E14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9];[Lectures.C$1:.E14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0];[Lectures.C$1:.E14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1];[Lectures.C$1:.E14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2];[Lectures.C$1:.E14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3];[Lectures.C$1:.E14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4];[Lectures.C$1:.E14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5];[Lectures.C$1:.E14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6];[Lectures.C$1:.E14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7];[Lectures.C$1:.E14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8];[Lectures.C$1:.E14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9];[Lectures.C$1:.E14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0];[Lectures.C$1:.E14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1];[Lectures.C$1:.E14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2];[Lectures.C$1:.E14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3];[Lectures.C$1:.E14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4];[Lectures.C$1:.E14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5];[Lectures.C$1:.E14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6];[Lectures.C$1:.E14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7];[Lectures.C$1:.E14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8];[Lectures.C$1:.E14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9];[Lectures.C$1:.E14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0];[Lectures.C$1:.E14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1];[Lectures.C$1:.E14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2];[Lectures.C$1:.E14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3];[Lectures.C$1:.E14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4];[Lectures.C$1:.E14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5];[Lectures.C$1:.E14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6];[Lectures.C$1:.E14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7];[Lectures.C$1:.E14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8];[Lectures.C$1:.E14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9];[Lectures.C$1:.E14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0];[Lectures.C$1:.E14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1];[Lectures.C$1:.E14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2];[Lectures.C$1:.E14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3];[Lectures.C$1:.E14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4];[Lectures.C$1:.E14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5];[Lectures.C$1:.E14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6];[Lectures.C$1:.E14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7];[Lectures.C$1:.E14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8];[Lectures.C$1:.E14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9];[Lectures.C$1:.E14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0];[Lectures.C$1:.E14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1];[Lectures.C$1:.E14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2];[Lectures.C$1:.E14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3];[Lectures.C$1:.E14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4];[Lectures.C$1:.E14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5];[Lectures.C$1:.E14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6];[Lectures.C$1:.E14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7];[Lectures.C$1:.E14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8];[Lectures.C$1:.E14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9];[Lectures.C$1:.E14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0];[Lectures.C$1:.E14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1];[Lectures.C$1:.E14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2];[Lectures.C$1:.E15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3];[Lectures.C$1:.E15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4];[Lectures.C$1:.E15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5];[Lectures.C$1:.E15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6];[Lectures.C$1:.E15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7];[Lectures.C$1:.E15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8];[Lectures.C$1:.E15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9];[Lectures.C$1:.E15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0];[Lectures.C$1:.E15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1];[Lectures.C$1:.E15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2];[Lectures.C$1:.E15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3];[Lectures.C$1:.E15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4];[Lectures.C$1:.E15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5];[Lectures.C$1:.E15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6];[Lectures.C$1:.E15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7];[Lectures.C$1:.E15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8];[Lectures.C$1:.E15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9];[Lectures.C$1:.E15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0];[Lectures.C$1:.E15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1];[Lectures.C$1:.E15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2];[Lectures.C$1:.E15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3];[Lectures.C$1:.E15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4];[Lectures.C$1:.E15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5];[Lectures.C$1:.E15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6];[Lectures.C$1:.E15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7];[Lectures.C$1:.E15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8];[Lectures.C$1:.E15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9];[Lectures.C$1:.E15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0];[Lectures.C$1:.E15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1];[Lectures.C$1:.E15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2];[Lectures.C$1:.E15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3];[Lectures.C$1:.E15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4];[Lectures.C$1:.E15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5];[Lectures.C$1:.E15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6];[Lectures.C$1:.E15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7];[Lectures.C$1:.E15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8];[Lectures.C$1:.E15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9];[Lectures.C$1:.E15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0];[Lectures.C$1:.E15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1];[Lectures.C$1:.E15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2];[Lectures.C$1:.E15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3];[Lectures.C$1:.E15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4];[Lectures.C$1:.E15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5];[Lectures.C$1:.E15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6];[Lectures.C$1:.E15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7];[Lectures.C$1:.E15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8];[Lectures.C$1:.E15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9];[Lectures.C$1:.E15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0];[Lectures.C$1:.E15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1];[Lectures.C$1:.E15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2];[Lectures.C$1:.E15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3];[Lectures.C$1:.E15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4];[Lectures.C$1:.E15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5];[Lectures.C$1:.E15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6];[Lectures.C$1:.E15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7];[Lectures.C$1:.E15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8];[Lectures.C$1:.E15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9];[Lectures.C$1:.E15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0];[Lectures.C$1:.E15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1];[Lectures.C$1:.E15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2];[Lectures.C$1:.E15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3];[Lectures.C$1:.E15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4];[Lectures.C$1:.E15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5];[Lectures.C$1:.E15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6];[Lectures.C$1:.E15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7];[Lectures.C$1:.E15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8];[Lectures.C$1:.E15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9];[Lectures.C$1:.E15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0];[Lectures.C$1:.E15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1];[Lectures.C$1:.E15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2];[Lectures.C$1:.E15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3];[Lectures.C$1:.E15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4];[Lectures.C$1:.E15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5];[Lectures.C$1:.E15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6];[Lectures.C$1:.E15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7];[Lectures.C$1:.E15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8];[Lectures.C$1:.E15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9];[Lectures.C$1:.E15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0];[Lectures.C$1:.E15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1];[Lectures.C$1:.E15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2];[Lectures.C$1:.E15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3];[Lectures.C$1:.E15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4];[Lectures.C$1:.E15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5];[Lectures.C$1:.E15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6];[Lectures.C$1:.E15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7];[Lectures.C$1:.E15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8];[Lectures.C$1:.E15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9];[Lectures.C$1:.E15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0];[Lectures.C$1:.E15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1];[Lectures.C$1:.E15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2];[Lectures.C$1:.E15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3];[Lectures.C$1:.E15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4];[Lectures.C$1:.E15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5];[Lectures.C$1:.E15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6];[Lectures.C$1:.E15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7];[Lectures.C$1:.E15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8];[Lectures.C$1:.E15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9];[Lectures.C$1:.E15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0];[Lectures.C$1:.E15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1];[Lectures.C$1:.E15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2];[Lectures.C$1:.E16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3];[Lectures.C$1:.E16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4];[Lectures.C$1:.E16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5];[Lectures.C$1:.E16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6];[Lectures.C$1:.E16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7];[Lectures.C$1:.E16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8];[Lectures.C$1:.E16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9];[Lectures.C$1:.E16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0];[Lectures.C$1:.E16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1];[Lectures.C$1:.E16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2];[Lectures.C$1:.E16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3];[Lectures.C$1:.E16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4];[Lectures.C$1:.E16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5];[Lectures.C$1:.E16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6];[Lectures.C$1:.E16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7];[Lectures.C$1:.E16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8];[Lectures.C$1:.E16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9];[Lectures.C$1:.E16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0];[Lectures.C$1:.E16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1];[Lectures.C$1:.E16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2];[Lectures.C$1:.E16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3];[Lectures.C$1:.E16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4];[Lectures.C$1:.E16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5];[Lectures.C$1:.E16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6];[Lectures.C$1:.E16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7];[Lectures.C$1:.E16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8];[Lectures.C$1:.E16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9];[Lectures.C$1:.E16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0];[Lectures.C$1:.E16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1];[Lectures.C$1:.E16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2];[Lectures.C$1:.E16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3];[Lectures.C$1:.E16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4];[Lectures.C$1:.E16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5];[Lectures.C$1:.E16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6];[Lectures.C$1:.E16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7];[Lectures.C$1:.E16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8];[Lectures.C$1:.E16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9];[Lectures.C$1:.E16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0];[Lectures.C$1:.E16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1];[Lectures.C$1:.E16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2];[Lectures.C$1:.E16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3];[Lectures.C$1:.E16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4];[Lectures.C$1:.E16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5];[Lectures.C$1:.E16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6];[Lectures.C$1:.E16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7];[Lectures.C$1:.E16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8];[Lectures.C$1:.E16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9];[Lectures.C$1:.E16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0];[Lectures.C$1:.E16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1];[Lectures.C$1:.E16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2];[Lectures.C$1:.E16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3];[Lectures.C$1:.E16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4];[Lectures.C$1:.E16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5];[Lectures.C$1:.E16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6];[Lectures.C$1:.E16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7];[Lectures.C$1:.E16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8];[Lectures.C$1:.E16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9];[Lectures.C$1:.E16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0];[Lectures.C$1:.E16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1];[Lectures.C$1:.E16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2];[Lectures.C$1:.E16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3];[Lectures.C$1:.E16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4];[Lectures.C$1:.E16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5];[Lectures.C$1:.E16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6];[Lectures.C$1:.E16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7];[Lectures.C$1:.E16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8];[Lectures.C$1:.E16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9];[Lectures.C$1:.E16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0];[Lectures.C$1:.E16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1];[Lectures.C$1:.E16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2];[Lectures.C$1:.E16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3];[Lectures.C$1:.E16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4];[Lectures.C$1:.E16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5];[Lectures.C$1:.E16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6];[Lectures.C$1:.E16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7];[Lectures.C$1:.E16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8];[Lectures.C$1:.E16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9];[Lectures.C$1:.E16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0];[Lectures.C$1:.E16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1];[Lectures.C$1:.E16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2];[Lectures.C$1:.E16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3];[Lectures.C$1:.E16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4];[Lectures.C$1:.E16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5];[Lectures.C$1:.E16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6];[Lectures.C$1:.E16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7];[Lectures.C$1:.E16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8];[Lectures.C$1:.E16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9];[Lectures.C$1:.E16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0];[Lectures.C$1:.E16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1];[Lectures.C$1:.E16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2];[Lectures.C$1:.E16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3];[Lectures.C$1:.E16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4];[Lectures.C$1:.E16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5];[Lectures.C$1:.E16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6];[Lectures.C$1:.E16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7];[Lectures.C$1:.E16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8];[Lectures.C$1:.E16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9];[Lectures.C$1:.E16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0];[Lectures.C$1:.E16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1];[Lectures.C$1:.E16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2];[Lectures.C$1:.E17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3];[Lectures.C$1:.E17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4];[Lectures.C$1:.E17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5];[Lectures.C$1:.E17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6];[Lectures.C$1:.E17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7];[Lectures.C$1:.E17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8];[Lectures.C$1:.E17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9];[Lectures.C$1:.E17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0];[Lectures.C$1:.E17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1];[Lectures.C$1:.E17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2];[Lectures.C$1:.E17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3];[Lectures.C$1:.E17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4];[Lectures.C$1:.E17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5];[Lectures.C$1:.E17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6];[Lectures.C$1:.E17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7];[Lectures.C$1:.E17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8];[Lectures.C$1:.E17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9];[Lectures.C$1:.E17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0];[Lectures.C$1:.E17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1];[Lectures.C$1:.E17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2];[Lectures.C$1:.E17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3];[Lectures.C$1:.E17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4];[Lectures.C$1:.E17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5];[Lectures.C$1:.E17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6];[Lectures.C$1:.E17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7];[Lectures.C$1:.E17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8];[Lectures.C$1:.E17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9];[Lectures.C$1:.E17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0];[Lectures.C$1:.E17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1];[Lectures.C$1:.E17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2];[Lectures.C$1:.E17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3];[Lectures.C$1:.E17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4];[Lectures.C$1:.E17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5];[Lectures.C$1:.E17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6];[Lectures.C$1:.E17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7];[Lectures.C$1:.E17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8];[Lectures.C$1:.E17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9];[Lectures.C$1:.E17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0];[Lectures.C$1:.E17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1];[Lectures.C$1:.E17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2];[Lectures.C$1:.E17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3];[Lectures.C$1:.E17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4];[Lectures.C$1:.E17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5];[Lectures.C$1:.E17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6];[Lectures.C$1:.E17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7];[Lectures.C$1:.E17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8];[Lectures.C$1:.E17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9];[Lectures.C$1:.E17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0];[Lectures.C$1:.E17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1];[Lectures.C$1:.E17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2];[Lectures.C$1:.E17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3];[Lectures.C$1:.E17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4];[Lectures.C$1:.E17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5];[Lectures.C$1:.E17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6];[Lectures.C$1:.E17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7];[Lectures.C$1:.E17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8];[Lectures.C$1:.E17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9];[Lectures.C$1:.E17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0];[Lectures.C$1:.E17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1];[Lectures.C$1:.E17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2];[Lectures.C$1:.E17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3];[Lectures.C$1:.E17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4];[Lectures.C$1:.E17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5];[Lectures.C$1:.E17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6];[Lectures.C$1:.E17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7];[Lectures.C$1:.E17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8];[Lectures.C$1:.E17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9];[Lectures.C$1:.E17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0];[Lectures.C$1:.E17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1];[Lectures.C$1:.E17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2];[Lectures.C$1:.E17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3];[Lectures.C$1:.E17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4];[Lectures.C$1:.E17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5];[Lectures.C$1:.E17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6];[Lectures.C$1:.E17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7];[Lectures.C$1:.E17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8];[Lectures.C$1:.E17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9];[Lectures.C$1:.E17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0];[Lectures.C$1:.E17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1];[Lectures.C$1:.E17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2];[Lectures.C$1:.E17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3];[Lectures.C$1:.E17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4];[Lectures.C$1:.E17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5];[Lectures.C$1:.E17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6];[Lectures.C$1:.E17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7];[Lectures.C$1:.E17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8];[Lectures.C$1:.E17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9];[Lectures.C$1:.E17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0];[Lectures.C$1:.E17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1];[Lectures.C$1:.E17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2];[Lectures.C$1:.E17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3];[Lectures.C$1:.E17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4];[Lectures.C$1:.E17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5];[Lectures.C$1:.E17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6];[Lectures.C$1:.E17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7];[Lectures.C$1:.E17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8];[Lectures.C$1:.E17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9];[Lectures.C$1:.E17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0];[Lectures.C$1:.E17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1];[Lectures.C$1:.E17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2];[Lectures.C$1:.E18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3];[Lectures.C$1:.E18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4];[Lectures.C$1:.E18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5];[Lectures.C$1:.E18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6];[Lectures.C$1:.E18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7];[Lectures.C$1:.E18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8];[Lectures.C$1:.E18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9];[Lectures.C$1:.E18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0];[Lectures.C$1:.E18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1];[Lectures.C$1:.E18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2];[Lectures.C$1:.E18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3];[Lectures.C$1:.E18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4];[Lectures.C$1:.E18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5];[Lectures.C$1:.E18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6];[Lectures.C$1:.E18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7];[Lectures.C$1:.E18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8];[Lectures.C$1:.E18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9];[Lectures.C$1:.E18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0];[Lectures.C$1:.E18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1];[Lectures.C$1:.E18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2];[Lectures.C$1:.E18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3];[Lectures.C$1:.E18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4];[Lectures.C$1:.E18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5];[Lectures.C$1:.E18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6];[Lectures.C$1:.E18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7];[Lectures.C$1:.E18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8];[Lectures.C$1:.E18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9];[Lectures.C$1:.E18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0];[Lectures.C$1:.E18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1];[Lectures.C$1:.E18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2];[Lectures.C$1:.E18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3];[Lectures.C$1:.E18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4];[Lectures.C$1:.E18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5];[Lectures.C$1:.E18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6];[Lectures.C$1:.E18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7];[Lectures.C$1:.E18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8];[Lectures.C$1:.E18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9];[Lectures.C$1:.E18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0];[Lectures.C$1:.E18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1];[Lectures.C$1:.E18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2];[Lectures.C$1:.E18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3];[Lectures.C$1:.E18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4];[Lectures.C$1:.E18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5];[Lectures.C$1:.E18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6];[Lectures.C$1:.E18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7];[Lectures.C$1:.E18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8];[Lectures.C$1:.E18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9];[Lectures.C$1:.E18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0];[Lectures.C$1:.E18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1];[Lectures.C$1:.E18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2];[Lectures.C$1:.E18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3];[Lectures.C$1:.E18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4];[Lectures.C$1:.E18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5];[Lectures.C$1:.E18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6];[Lectures.C$1:.E18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7];[Lectures.C$1:.E18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8];[Lectures.C$1:.E18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9];[Lectures.C$1:.E18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0];[Lectures.C$1:.E18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1];[Lectures.C$1:.E18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2];[Lectures.C$1:.E18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3];[Lectures.C$1:.E18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4];[Lectures.C$1:.E18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5];[Lectures.C$1:.E18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6];[Lectures.C$1:.E18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7];[Lectures.C$1:.E18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8];[Lectures.C$1:.E18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9];[Lectures.C$1:.E18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0];[Lectures.C$1:.E18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1];[Lectures.C$1:.E18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2];[Lectures.C$1:.E18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3];[Lectures.C$1:.E18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4];[Lectures.C$1:.E18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5];[Lectures.C$1:.E18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6];[Lectures.C$1:.E18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7];[Lectures.C$1:.E18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8];[Lectures.C$1:.E18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9];[Lectures.C$1:.E18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0];[Lectures.C$1:.E18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1];[Lectures.C$1:.E18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2];[Lectures.C$1:.E18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3];[Lectures.C$1:.E18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4];[Lectures.C$1:.E18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5];[Lectures.C$1:.E18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6];[Lectures.C$1:.E18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7];[Lectures.C$1:.E18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8];[Lectures.C$1:.E18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9];[Lectures.C$1:.E18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0];[Lectures.C$1:.E18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1];[Lectures.C$1:.E18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2];[Lectures.C$1:.E18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3];[Lectures.C$1:.E18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4];[Lectures.C$1:.E18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5];[Lectures.C$1:.E18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6];[Lectures.C$1:.E18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7];[Lectures.C$1:.E18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8];[Lectures.C$1:.E18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9];[Lectures.C$1:.E18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0];[Lectures.C$1:.E18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1];[Lectures.C$1:.E18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2];[Lectures.C$1:.E19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3];[Lectures.C$1:.E19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4];[Lectures.C$1:.E19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5];[Lectures.C$1:.E19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6];[Lectures.C$1:.E19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7];[Lectures.C$1:.E19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8];[Lectures.C$1:.E19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9];[Lectures.C$1:.E19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0];[Lectures.C$1:.E19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1];[Lectures.C$1:.E19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2];[Lectures.C$1:.E19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3];[Lectures.C$1:.E19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4];[Lectures.C$1:.E19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5];[Lectures.C$1:.E19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6];[Lectures.C$1:.E19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7];[Lectures.C$1:.E19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8];[Lectures.C$1:.E19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9];[Lectures.C$1:.E19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0];[Lectures.C$1:.E19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1];[Lectures.C$1:.E19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2];[Lectures.C$1:.E19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3];[Lectures.C$1:.E19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4];[Lectures.C$1:.E19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5];[Lectures.C$1:.E19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6];[Lectures.C$1:.E19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7];[Lectures.C$1:.E19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8];[Lectures.C$1:.E19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9];[Lectures.C$1:.E19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0];[Lectures.C$1:.E19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1];[Lectures.C$1:.E19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2];[Lectures.C$1:.E19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3];[Lectures.C$1:.E19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4];[Lectures.C$1:.E19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5];[Lectures.C$1:.E19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6];[Lectures.C$1:.E19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7];[Lectures.C$1:.E19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8];[Lectures.C$1:.E19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9];[Lectures.C$1:.E19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0];[Lectures.C$1:.E19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1];[Lectures.C$1:.E19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2];[Lectures.C$1:.E19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3];[Lectures.C$1:.E19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4];[Lectures.C$1:.E19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5];[Lectures.C$1:.E19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6];[Lectures.C$1:.E19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7];[Lectures.C$1:.E19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8];[Lectures.C$1:.E19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9];[Lectures.C$1:.E19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0];[Lectures.C$1:.E19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1];[Lectures.C$1:.E19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2];[Lectures.C$1:.E19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3];[Lectures.C$1:.E19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4];[Lectures.C$1:.E19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5];[Lectures.C$1:.E19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6];[Lectures.C$1:.E19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7];[Lectures.C$1:.E19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8];[Lectures.C$1:.E19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9];[Lectures.C$1:.E19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0];[Lectures.C$1:.E19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1];[Lectures.C$1:.E19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2];[Lectures.C$1:.E19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3];[Lectures.C$1:.E19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4];[Lectures.C$1:.E19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5];[Lectures.C$1:.E19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6];[Lectures.C$1:.E19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7];[Lectures.C$1:.E19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8];[Lectures.C$1:.E19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9];[Lectures.C$1:.E19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0];[Lectures.C$1:.E19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1];[Lectures.C$1:.E19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2];[Lectures.C$1:.E19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3];[Lectures.C$1:.E19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4];[Lectures.C$1:.E19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5];[Lectures.C$1:.E19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6];[Lectures.C$1:.E19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7];[Lectures.C$1:.E19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8];[Lectures.C$1:.E19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9];[Lectures.C$1:.E19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0];[Lectures.C$1:.E19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1];[Lectures.C$1:.E19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2];[Lectures.C$1:.E19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3];[Lectures.C$1:.E19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4];[Lectures.C$1:.E19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5];[Lectures.C$1:.E19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6];[Lectures.C$1:.E19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7];[Lectures.C$1:.E19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8];[Lectures.C$1:.E19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9];[Lectures.C$1:.E19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0];[Lectures.C$1:.E19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1];[Lectures.C$1:.E19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2];[Lectures.C$1:.E19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3];[Lectures.C$1:.E19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4];[Lectures.C$1:.E19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5];[Lectures.C$1:.E19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6];[Lectures.C$1:.E19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7];[Lectures.C$1:.E19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8];[Lectures.C$1:.E19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9];[Lectures.C$1:.E19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00];[Lectures.C$1:.E19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4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0" table:default-cell-style-name="ce5"/>
        <table:table-column table:style-name="co10" table:default-cell-style-name="ce5"/>
        <table:table-column table:style-name="co11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1"/>
        <table:table-column table:style-name="co34" table:default-cell-style-name="ce2"/>
        <table:table-column table:style-name="co3" table:number-columns-repeated="57" table:default-cell-style-name="ce1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Available</text:p>
          </table:table-cell>
          <table:table-cell table:style-name="ce23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h2 Logic and Resolution (P40)</text:p>
          </table:table-cell>
          <table:table-cell table:style-name="ce6" table:content-validation-name="val13" office:value-type="string" calcext:value-type="string">
            <text:p>Logic and Resolution 2, Model-based Reasoning</text:p>
          </table:table-cell>
          <table:table-cell table:style-name="ce22" table:content-validation-name="val4" table:formula="of:=VLOOKUP([.F2];[Lectures.C$1:.E1016];3;0)" office:value-type="date" office:date-value="2020-02-10" calcext:value-type="date">
            <text:p>2020-02-10</text:p>
          </table:table-cell>
          <table:table-cell table:style-name="ce26" table:content-validation-name="val7" office:value-type="float" office:value="400" calcext:value-type="float">
            <text:p>400</text:p>
          </table:table-cell>
          <table:table-cell table:number-columns-repeated="5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h4 Model-based Reasoning (P81)</text:p>
          </table:table-cell>
          <table:table-cell table:style-name="ce6" table:content-validation-name="val13" office:value-type="string" calcext:value-type="string">
            <text:p>Logic and Resolution 2, Model-based Reasoning</text:p>
          </table:table-cell>
          <table:table-cell table:style-name="ce22" table:content-validation-name="val4" table:formula="of:=VLOOKUP([.F3];[Lectures.C$1:.E1017];3;0)" office:value-type="date" office:date-value="2020-02-10" calcext:value-type="date">
            <text:p>2020-02-10</text:p>
          </table:table-cell>
          <table:table-cell table:style-name="ce26" table:content-validation-name="val7" office:value-type="float" office:value="400" calcext:value-type="float">
            <text:p>400</text:p>
          </table:table-cell>
          <table:table-cell table:number-columns-repeated="5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Brightspace Exercises 1</text:p>
          </table:table-cell>
          <table:table-cell table:style-name="ce6" table:content-validation-name="val13" office:value-type="string" calcext:value-type="string">
            <text:p>Epistemic Logic</text:p>
          </table:table-cell>
          <table:table-cell table:style-name="ce22" table:content-validation-name="val4" table:formula="of:=VLOOKUP([.F4];[Lectures.C$1:.E1018];3;0)" office:value-type="date" office:date-value="2020-03-02" calcext:value-type="date">
            <text:p>2020-03-02</text:p>
          </table:table-cell>
          <table:table-cell table:style-name="ce26" table:content-validation-name="val7"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Brightspace Exercises 2</text:p>
          </table:table-cell>
          <table:table-cell table:style-name="ce6" table:content-validation-name="val13" office:value-type="string" calcext:value-type="string">
            <text:p>Decision making with learning</text:p>
          </table:table-cell>
          <table:table-cell table:style-name="ce22" table:content-validation-name="val4" table:formula="of:=VLOOKUP([.F5];[Lectures.C$1:.E1019];3;0)" office:value-type="date" office:date-value="2020-05-27" calcext:value-type="date">
            <text:p>2020-05-27</text:p>
          </table:table-cell>
          <table:table-cell table:style-name="ce26" table:content-validation-name="val7" office:value-type="float" office:value="500" calcext:value-type="float">
            <text:p>500</text:p>
          </table:table-cell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4"/>
          <table:table-cell table:number-columns-repeated="57"/>
        </table:table-row>
        <table:table-row table:style-name="ro1">
          <table:table-cell table:number-columns-repeated="6"/>
          <table:table-cell table:content-validation-name="val4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5" table:default-cell-style-name="ce28"/>
        <table:table-column table:style-name="co10" table:default-cell-style-name="ce28"/>
        <table:table-column table:style-name="co11" table:default-cell-style-name="ce28"/>
        <table:table-column table:style-name="co31" table:default-cell-style-name="ce28"/>
        <table:table-column table:style-name="co36" table:default-cell-style-name="ce28"/>
        <table:table-column table:style-name="co37" table:default-cell-style-name="ce28"/>
        <table:table-column table:style-name="co25" table:default-cell-style-name="ce29"/>
        <table:table-column table:style-name="co38" table:default-cell-style-name="ce28"/>
        <table:table-column table:style-name="co3" table:default-cell-style-name="ce28"/>
        <table:table-column table:style-name="co39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0" table:default-cell-style-name="ce1"/>
        <table:table-column table:style-name="co25" table:default-cell-style-name="ce2"/>
        <table:table-column table:style-name="co22" table:default-cell-style-name="ce1"/>
        <table:table-column table:style-name="co41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1">
          <table:table-cell table:style-name="ce15" table:content-validation-name="val15" office:value-type="date" office:date-value="2020-04-02T13:30:00" calcext:value-type="date">
            <text:p>2020-04-02</text:p>
          </table:table-cell>
          <table:table-cell table:style-name="ce7" office:value-type="string" calcext:value-type="string">
            <text:p>TBA</text:p>
          </table:table-cell>
          <table:table-cell table:style-name="ce53" office:value-type="time" office:time-value="PT01H45M00S" calcext:value-type="time">
            <text:p>01:45:00 AM</text:p>
          </table:table-cell>
          <table:table-cell table:style-name="ce6" office:value-type="float" office:value="0.33" calcext:value-type="float">
            <text:p>0.33</text:p>
          </table:table-cell>
          <table:table-cell table:number-columns-repeated="60"/>
        </table:table-row>
        <table:table-row table:style-name="ro1">
          <table:table-cell table:style-name="ce15" table:content-validation-name="val15" office:value-type="date" office:date-value="2020-06-25T13:30:00" calcext:value-type="date">
            <text:p>2020-06-25</text:p>
          </table:table-cell>
          <table:table-cell table:style-name="ce7" office:value-type="string" calcext:value-type="string">
            <text:p>TBA</text:p>
          </table:table-cell>
          <table:table-cell table:style-name="ce53" office:value-type="time" office:time-value="PT01H45M00S" calcext:value-type="time">
            <text:p>01:45:00 AM</text:p>
          </table:table-cell>
          <table:table-cell table:style-name="ce6" office:value-type="float" office:value="0.33" calcext:value-type="float">
            <text:p>0.33</text:p>
          </table:table-cell>
          <table:table-cell table:number-columns-repeated="60"/>
        </table:table-row>
        <table:table-row table:style-name="ro1" table:number-rows-repeated="7">
          <table:table-cell table:style-name="ce15" table:content-validation-name="val15"/>
          <table:table-cell table:style-name="ce7"/>
          <table:table-cell table:style-name="ce6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6:41:03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</meta:initial-creator>
    <meta:creation-date>2019-09-16T11:43:27Z</meta:creation-date>
    <dc:date>2020-02-07T18:01:14.660000000</dc:date>
    <meta:editing-duration>PT44M54S</meta:editing-duration>
    <meta:editing-cycles>13</meta:editing-cycles>
    <meta:document-statistic meta:table-count="7" meta:cell-count="3211" meta:object-count="0"/>
  </office:meta>
</office:document-meta>
</file>